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2.153cm"/>
    </style:style>
    <style:style style:name="co3" style:family="table-column">
      <style:table-column-properties fo:break-before="auto" style:column-width="15.231cm"/>
    </style:style>
    <style:style style:name="co4" style:family="table-column">
      <style:table-column-properties fo:break-before="auto" style:column-width="11.908cm"/>
    </style:style>
    <style:style style:name="co5" style:family="table-column">
      <style:table-column-properties fo:break-before="auto" style:column-width="14.905cm"/>
    </style:style>
    <style:style style:name="co6" style:family="table-column">
      <style:table-column-properties fo:break-before="auto" style:column-width="17.519cm"/>
    </style:style>
    <style:style style:name="co7" style:family="table-column">
      <style:table-column-properties fo:break-before="auto" style:column-width="14.96cm"/>
    </style:style>
    <style:style style:name="co8" style:family="table-column">
      <style:table-column-properties fo:break-before="auto" style:column-width="15.177cm"/>
    </style:style>
    <style:style style:name="co9" style:family="table-column">
      <style:table-column-properties fo:break-before="auto" style:column-width="19.971cm"/>
    </style:style>
    <style:style style:name="co10" style:family="table-column">
      <style:table-column-properties fo:break-before="auto" style:column-width="11.772cm"/>
    </style:style>
    <style:style style:name="co11" style:family="table-column">
      <style:table-column-properties fo:break-before="auto" style:column-width="16.702cm"/>
    </style:style>
    <style:style style:name="co12" style:family="table-column">
      <style:table-column-properties fo:break-before="auto" style:column-width="0.826cm"/>
    </style:style>
    <style:style style:name="co13" style:family="table-column">
      <style:table-column-properties fo:break-before="auto" style:column-width="12.181cm"/>
    </style:style>
    <style:style style:name="co14" style:family="table-column">
      <style:table-column-properties fo:break-before="auto" style:column-width="13.488cm"/>
    </style:style>
    <style:style style:name="co15" style:family="table-column">
      <style:table-column-properties fo:break-before="auto" style:column-width="11.8cm"/>
    </style:style>
    <style:style style:name="co16" style:family="table-column">
      <style:table-column-properties fo:break-before="auto" style:column-width="10.901cm"/>
    </style:style>
    <style:style style:name="co17" style:family="table-column">
      <style:table-column-properties fo:break-before="auto" style:column-width="11.446cm"/>
    </style:style>
    <style:style style:name="co18" style:family="table-column">
      <style:table-column-properties fo:break-before="auto" style:column-width="12.998cm"/>
    </style:style>
    <style:style style:name="co19" style:family="table-column">
      <style:table-column-properties fo:break-before="auto" style:column-width="19.426cm"/>
    </style:style>
    <style:style style:name="co20" style:family="table-column">
      <style:table-column-properties fo:break-before="auto" style:column-width="17.928cm"/>
    </style:style>
    <style:style style:name="co21" style:family="table-column">
      <style:table-column-properties fo:break-before="auto" style:column-width="12.1cm"/>
    </style:style>
    <style:style style:name="co22" style:family="table-column">
      <style:table-column-properties fo:break-before="auto" style:column-width="11.963cm"/>
    </style:style>
    <style:style style:name="co23" style:family="table-column">
      <style:table-column-properties fo:break-before="auto" style:column-width="14.305cm"/>
    </style:style>
    <style:style style:name="co24" style:family="table-column">
      <style:table-column-properties fo:break-before="auto" style:column-width="12.862cm"/>
    </style:style>
    <style:style style:name="co25" style:family="table-column">
      <style:table-column-properties fo:break-before="auto" style:column-width="15.205cm"/>
    </style:style>
    <style:style style:name="co26" style:family="table-column">
      <style:table-column-properties fo:break-before="auto" style:column-width="15.695cm"/>
    </style:style>
    <style:style style:name="co27" style:family="table-column">
      <style:table-column-properties fo:break-before="auto" style:column-width="11.61cm"/>
    </style:style>
    <style:style style:name="co28" style:family="table-column">
      <style:table-column-properties fo:break-before="auto" style:column-width="14.824cm"/>
    </style:style>
    <style:style style:name="co29" style:family="table-column">
      <style:table-column-properties fo:break-before="auto" style:column-width="0.743cm"/>
    </style:style>
    <style:style style:name="co30" style:family="table-column">
      <style:table-column-properties fo:break-before="auto" style:column-width="16.457cm"/>
    </style:style>
    <style:style style:name="co31" style:family="table-column">
      <style:table-column-properties fo:break-before="auto" style:column-width="13.515cm"/>
    </style:style>
    <style:style style:name="co32" style:family="table-column">
      <style:table-column-properties fo:break-before="auto" style:column-width="14.143cm"/>
    </style:style>
    <style:style style:name="co33" style:family="table-column">
      <style:table-column-properties fo:break-before="auto" style:column-width="13.298cm"/>
    </style:style>
    <style:style style:name="co34" style:family="table-column">
      <style:table-column-properties fo:break-before="auto" style:column-width="12.589cm"/>
    </style:style>
    <style:style style:name="co35" style:family="table-column">
      <style:table-column-properties fo:break-before="auto" style:column-width="16.103cm"/>
    </style:style>
    <style:style style:name="co36" style:family="table-column">
      <style:table-column-properties fo:break-before="auto" style:column-width="15.041cm"/>
    </style:style>
    <style:style style:name="co37" style:family="table-column">
      <style:table-column-properties fo:break-before="auto" style:column-width="13.217cm"/>
    </style:style>
    <style:style style:name="co38" style:family="table-column">
      <style:table-column-properties fo:break-before="auto" style:column-width="12.072cm"/>
    </style:style>
    <style:style style:name="co39" style:family="table-column">
      <style:table-column-properties fo:break-before="auto" style:column-width="15.122cm"/>
    </style:style>
    <style:style style:name="co40" style:family="table-column">
      <style:table-column-properties fo:break-before="auto" style:column-width="16.621cm"/>
    </style:style>
    <style:style style:name="co41" style:family="table-column">
      <style:table-column-properties fo:break-before="auto" style:column-width="14.714cm"/>
    </style:style>
    <style:style style:name="co42" style:family="table-column">
      <style:table-column-properties fo:break-before="auto" style:column-width="13.543cm"/>
    </style:style>
    <style:style style:name="co43" style:family="table-column">
      <style:table-column-properties fo:break-before="auto" style:column-width="20.324cm"/>
    </style:style>
    <style:style style:name="co44" style:family="table-column">
      <style:table-column-properties fo:break-before="auto" style:column-width="15.259cm"/>
    </style:style>
    <style:style style:name="co45" style:family="table-column">
      <style:table-column-properties fo:break-before="auto" style:column-width="16.593cm"/>
    </style:style>
    <style:style style:name="co46" style:family="table-column">
      <style:table-column-properties fo:break-before="auto" style:column-width="15.422cm"/>
    </style:style>
    <style:style style:name="co47" style:family="table-column">
      <style:table-column-properties fo:break-before="auto" style:column-width="15.558cm"/>
    </style:style>
    <style:style style:name="co48" style:family="table-column">
      <style:table-column-properties fo:break-before="auto" style:column-width="13.434cm"/>
    </style:style>
    <style:style style:name="co49" style:family="table-column">
      <style:table-column-properties fo:break-before="auto" style:column-width="14.55cm"/>
    </style:style>
    <style:style style:name="co50" style:family="table-column">
      <style:table-column-properties fo:break-before="auto" style:column-width="11.665cm"/>
    </style:style>
    <style:style style:name="co51" style:family="table-column">
      <style:table-column-properties fo:break-before="auto" style:column-width="16.757cm"/>
    </style:style>
    <style:style style:name="co52" style:family="table-column">
      <style:table-column-properties fo:break-before="auto" style:column-width="11.472cm"/>
    </style:style>
    <style:style style:name="co53" style:family="table-column">
      <style:table-column-properties fo:break-before="auto" style:column-width="15.531cm"/>
    </style:style>
    <style:style style:name="co54" style:family="table-column">
      <style:table-column-properties fo:break-before="auto" style:column-width="16.321cm"/>
    </style:style>
    <style:style style:name="co55" style:family="table-column">
      <style:table-column-properties fo:break-before="auto" style:column-width="16.484cm"/>
    </style:style>
    <style:style style:name="co56" style:family="table-column">
      <style:table-column-properties fo:break-before="auto" style:column-width="16.974cm"/>
    </style:style>
    <style:style style:name="co57" style:family="table-column">
      <style:table-column-properties fo:break-before="auto" style:column-width="11.501cm"/>
    </style:style>
    <style:style style:name="co58" style:family="table-column">
      <style:table-column-properties fo:break-before="auto" style:column-width="16.566cm"/>
    </style:style>
    <style:style style:name="co59" style:family="table-column">
      <style:table-column-properties fo:break-before="auto" style:column-width="13.924cm"/>
    </style:style>
    <style:style style:name="co60" style:family="table-column">
      <style:table-column-properties fo:break-before="auto" style:column-width="18.336cm"/>
    </style:style>
    <style:style style:name="co61" style:family="table-column">
      <style:table-column-properties fo:break-before="auto" style:column-width="11.855cm"/>
    </style:style>
    <style:style style:name="co62" style:family="table-column">
      <style:table-column-properties fo:break-before="auto" style:column-width="14.741cm"/>
    </style:style>
    <style:style style:name="co63" style:family="table-column">
      <style:table-column-properties fo:break-before="auto" style:column-width="14.496cm"/>
    </style:style>
    <style:style style:name="co64" style:family="table-column">
      <style:table-column-properties fo:break-before="auto" style:column-width="15.312cm"/>
    </style:style>
    <style:style style:name="co65" style:family="table-column">
      <style:table-column-properties fo:break-before="auto" style:column-width="16.919cm"/>
    </style:style>
    <style:style style:name="co66" style:family="table-column">
      <style:table-column-properties fo:break-before="auto" style:column-width="17.083cm"/>
    </style:style>
    <style:style style:name="co67" style:family="table-column">
      <style:table-column-properties fo:break-before="auto" style:column-width="17.41cm"/>
    </style:style>
    <style:style style:name="co68" style:family="table-column">
      <style:table-column-properties fo:break-before="auto" style:column-width="17.791cm"/>
    </style:style>
    <style:style style:name="co69" style:family="table-column">
      <style:table-column-properties fo:break-before="auto" style:column-width="1.016cm"/>
    </style:style>
    <style:style style:name="co70" style:family="table-column">
      <style:table-column-properties fo:break-before="auto" style:column-width="12.972cm"/>
    </style:style>
    <style:style style:name="co71" style:family="table-column">
      <style:table-column-properties fo:break-before="auto" style:column-width="17.274cm"/>
    </style:style>
    <style:style style:name="co72" style:family="table-column">
      <style:table-column-properties fo:break-before="auto" style:column-width="13.598cm"/>
    </style:style>
    <style:style style:name="co73" style:family="table-column">
      <style:table-column-properties fo:break-before="auto" style:column-width="10.601cm"/>
    </style:style>
    <style:style style:name="co74" style:family="table-column">
      <style:table-column-properties fo:break-before="auto" style:column-width="1.071cm"/>
    </style:style>
    <style:style style:name="co75" style:family="table-column">
      <style:table-column-properties fo:break-before="auto" style:column-width="12.781cm"/>
    </style:style>
    <style:style style:name="co76" style:family="table-column">
      <style:table-column-properties fo:break-before="auto" style:column-width="18.664cm"/>
    </style:style>
    <style:style style:name="co77" style:family="table-column">
      <style:table-column-properties fo:break-before="auto" style:column-width="15.15cm"/>
    </style:style>
    <style:style style:name="co78" style:family="table-column">
      <style:table-column-properties fo:break-before="auto" style:column-width="14.579cm"/>
    </style:style>
    <style:style style:name="co79" style:family="table-column">
      <style:table-column-properties fo:break-before="auto" style:column-width="12.291cm"/>
    </style:style>
    <style:style style:name="co80" style:family="table-column">
      <style:table-column-properties fo:break-before="auto" style:column-width="15.94cm"/>
    </style:style>
    <style:style style:name="co81" style:family="table-column">
      <style:table-column-properties fo:break-before="auto" style:column-width="1.097cm"/>
    </style:style>
    <style:style style:name="co82" style:family="table-column">
      <style:table-column-properties fo:break-before="auto" style:column-width="15.395cm"/>
    </style:style>
    <style:style style:name="co83" style:family="table-column">
      <style:table-column-properties fo:break-before="auto" style:column-width="15.067cm"/>
    </style:style>
    <style:style style:name="co84" style:family="table-column">
      <style:table-column-properties fo:break-before="auto" style:column-width="18.635cm"/>
    </style:style>
    <style:style style:name="co85" style:family="table-column">
      <style:table-column-properties fo:break-before="auto" style:column-width="12.398cm"/>
    </style:style>
    <style:style style:name="co86" style:family="table-column">
      <style:table-column-properties fo:break-before="auto" style:column-width="11.636cm"/>
    </style:style>
    <style:style style:name="co87" style:family="table-column">
      <style:table-column-properties fo:break-before="auto" style:column-width="15.748cm"/>
    </style:style>
    <style:style style:name="co88" style:family="table-column">
      <style:table-column-properties fo:break-before="auto" style:column-width="0.852cm"/>
    </style:style>
    <style:style style:name="co89" style:family="table-column">
      <style:table-column-properties fo:break-before="auto" style:column-width="14.631cm"/>
    </style:style>
    <style:style style:name="co90" style:family="table-column">
      <style:table-column-properties fo:break-before="auto" style:column-width="12.127cm"/>
    </style:style>
    <style:style style:name="co91" style:family="table-column">
      <style:table-column-properties fo:break-before="auto" style:column-width="11.746cm"/>
    </style:style>
    <style:style style:name="co92" style:family="table-column">
      <style:table-column-properties fo:break-before="auto" style:column-width="11.555cm"/>
    </style:style>
    <style:style style:name="co93" style:family="table-column">
      <style:table-column-properties fo:break-before="auto" style:column-width="10.275cm"/>
    </style:style>
    <style:style style:name="co94" style:family="table-column">
      <style:table-column-properties fo:break-before="auto" style:column-width="16.157cm"/>
    </style:style>
    <style:style style:name="co95" style:family="table-column">
      <style:table-column-properties fo:break-before="auto" style:column-width="16.512cm"/>
    </style:style>
    <style:style style:name="co96" style:family="table-column">
      <style:table-column-properties fo:break-before="auto" style:column-width="13.679cm"/>
    </style:style>
    <style:style style:name="co97" style:family="table-column">
      <style:table-column-properties fo:break-before="auto" style:column-width="17.492cm"/>
    </style:style>
    <style:style style:name="co98" style:family="table-column">
      <style:table-column-properties fo:break-before="auto" style:column-width="14.605cm"/>
    </style:style>
    <style:style style:name="co99" style:family="table-column">
      <style:table-column-properties fo:break-before="auto" style:column-width="14.796cm"/>
    </style:style>
    <style:style style:name="co100" style:family="table-column">
      <style:table-column-properties fo:break-before="auto" style:column-width="12.536cm"/>
    </style:style>
    <style:style style:name="co101" style:family="table-column">
      <style:table-column-properties fo:break-before="auto" style:column-width="11.991cm"/>
    </style:style>
    <style:style style:name="co102" style:family="table-column">
      <style:table-column-properties fo:break-before="auto" style:column-width="13.734cm"/>
    </style:style>
    <style:style style:name="co103" style:family="table-column">
      <style:table-column-properties fo:break-before="auto" style:column-width="12.481cm"/>
    </style:style>
    <style:style style:name="co104" style:family="table-column">
      <style:table-column-properties fo:break-before="auto" style:column-width="16.947cm"/>
    </style:style>
    <style:style style:name="co105" style:family="table-column">
      <style:table-column-properties fo:break-before="auto" style:column-width="14.877cm"/>
    </style:style>
    <style:style style:name="co106" style:family="table-column">
      <style:table-column-properties fo:break-before="auto" style:column-width="15.857cm"/>
    </style:style>
    <style:style style:name="co107" style:family="table-column">
      <style:table-column-properties fo:break-before="auto" style:column-width="12.644cm"/>
    </style:style>
    <style:style style:name="co108" style:family="table-column">
      <style:table-column-properties fo:break-before="auto" style:column-width="12.726cm"/>
    </style:style>
    <style:style style:name="co109" style:family="table-column">
      <style:table-column-properties fo:break-before="auto" style:column-width="14.034cm"/>
    </style:style>
    <style:style style:name="co110" style:family="table-column">
      <style:table-column-properties fo:break-before="auto" style:column-width="14.686cm"/>
    </style:style>
    <style:style style:name="co111" style:family="table-column">
      <style:table-column-properties fo:break-before="auto" style:column-width="12.889cm"/>
    </style:style>
    <style:style style:name="co112" style:family="table-column">
      <style:table-column-properties fo:break-before="auto" style:column-width="15.776cm"/>
    </style:style>
    <style:style style:name="co113" style:family="table-column">
      <style:table-column-properties fo:break-before="auto" style:column-width="16.021cm"/>
    </style:style>
    <style:style style:name="co114" style:family="table-column">
      <style:table-column-properties fo:break-before="auto" style:column-width="14.85cm"/>
    </style:style>
    <style:style style:name="co115" style:family="table-column">
      <style:table-column-properties fo:break-before="auto" style:column-width="11.718cm"/>
    </style:style>
    <style:style style:name="co116" style:family="table-column">
      <style:table-column-properties fo:break-before="auto" style:column-width="15.341cm"/>
    </style:style>
    <style:style style:name="co117" style:family="table-column">
      <style:table-column-properties fo:break-before="auto" style:column-width="12.617cm"/>
    </style:style>
    <style:style style:name="co118" style:family="table-column">
      <style:table-column-properties fo:break-before="auto" style:column-width="16.838cm"/>
    </style:style>
    <style:style style:name="co119" style:family="table-column">
      <style:table-column-properties fo:break-before="auto" style:column-width="13.788cm"/>
    </style:style>
    <style:style style:name="co120" style:family="table-column">
      <style:table-column-properties fo:break-before="auto" style:column-width="11.936cm"/>
    </style:style>
    <style:style style:name="co121" style:family="table-column">
      <style:table-column-properties fo:break-before="auto" style:column-width="16.212cm"/>
    </style:style>
    <style:style style:name="co122" style:family="table-column">
      <style:table-column-properties fo:break-before="auto" style:column-width="20.242cm"/>
    </style:style>
    <style:style style:name="co123" style:family="table-column">
      <style:table-column-properties fo:break-before="auto" style:column-width="18.717cm"/>
    </style:style>
    <style:style style:name="co124" style:family="table-column">
      <style:table-column-properties fo:break-before="auto" style:column-width="12.317cm"/>
    </style:style>
    <style:style style:name="co125" style:family="table-column">
      <style:table-column-properties fo:break-before="auto" style:column-width="12.372cm"/>
    </style:style>
    <style:style style:name="co126" style:family="table-column">
      <style:table-column-properties fo:break-before="auto" style:column-width="13.079cm"/>
    </style:style>
    <style:style style:name="co127" style:family="table-column">
      <style:table-column-properties fo:break-before="auto" style:column-width="14.986cm"/>
    </style:style>
    <style:style style:name="co128" style:family="table-column">
      <style:table-column-properties fo:break-before="auto" style:column-width="16.238cm"/>
    </style:style>
    <style:style style:name="co129" style:family="table-column">
      <style:table-column-properties fo:break-before="auto" style:column-width="18.935cm"/>
    </style:style>
    <style:style style:name="co130" style:family="table-column">
      <style:table-column-properties fo:break-before="auto" style:column-width="17.845cm"/>
    </style:style>
    <style:style style:name="co131" style:family="table-column">
      <style:table-column-properties fo:break-before="auto" style:column-width="13.107cm"/>
    </style:style>
    <style:style style:name="co132" style:family="table-column">
      <style:table-column-properties fo:break-before="auto" style:column-width="19.752cm"/>
    </style:style>
    <style:style style:name="co133" style:family="table-column">
      <style:table-column-properties fo:break-before="auto" style:column-width="11.31cm"/>
    </style:style>
    <style:style style:name="co134" style:family="table-column">
      <style:table-column-properties fo:break-before="auto" style:column-width="12.943cm"/>
    </style:style>
    <style:style style:name="co135" style:family="table-column">
      <style:table-column-properties fo:break-before="auto" style:column-width="14.415cm"/>
    </style:style>
    <style:style style:name="co136" style:family="table-column">
      <style:table-column-properties fo:break-before="auto" style:column-width="12.263cm"/>
    </style:style>
    <style:style style:name="co137" style:family="table-column">
      <style:table-column-properties fo:break-before="auto" style:column-width="13.243cm"/>
    </style:style>
    <style:style style:name="co138" style:family="table-column">
      <style:table-column-properties fo:break-before="auto" style:column-width="11.827cm"/>
    </style:style>
    <style:style style:name="co139" style:family="table-column">
      <style:table-column-properties fo:break-before="auto" style:column-width="11.391cm"/>
    </style:style>
    <style:style style:name="co140" style:family="table-column">
      <style:table-column-properties fo:break-before="auto" style:column-width="12.808cm"/>
    </style:style>
    <style:style style:name="co141" style:family="table-column">
      <style:table-column-properties fo:break-before="auto" style:column-width="11.337cm"/>
    </style:style>
    <style:style style:name="co142" style:family="table-column">
      <style:table-column-properties fo:break-before="auto" style:column-width="13.869cm"/>
    </style:style>
    <style:style style:name="co143" style:family="table-column">
      <style:table-column-properties fo:break-before="auto" style:column-width="16.185cm"/>
    </style:style>
    <style:style style:name="co144" style:family="table-column">
      <style:table-column-properties fo:break-before="auto" style:column-width="13.898cm"/>
    </style:style>
    <style:style style:name="co145" style:family="table-column">
      <style:table-column-properties fo:break-before="auto" style:column-width="17.383cm"/>
    </style:style>
    <style:style style:name="co146" style:family="table-column">
      <style:table-column-properties fo:break-before="auto" style:column-width="11.882cm"/>
    </style:style>
    <style:style style:name="co147" style:family="table-column">
      <style:table-column-properties fo:break-before="auto" style:column-width="0.961cm"/>
    </style:style>
    <style:style style:name="co148" style:family="table-column">
      <style:table-column-properties fo:break-before="auto" style:column-width="16.893cm"/>
    </style:style>
    <style:style style:name="co149" style:family="table-column">
      <style:table-column-properties fo:break-before="auto" style:column-width="16.429cm"/>
    </style:style>
    <style:style style:name="co150" style:family="table-column">
      <style:table-column-properties fo:break-before="auto" style:column-width="1.042cm"/>
    </style:style>
    <style:style style:name="co151" style:family="table-column">
      <style:table-column-properties fo:break-before="auto" style:column-width="14.66cm"/>
    </style:style>
    <style:style style:name="co152" style:family="table-column">
      <style:table-column-properties fo:break-before="auto" style:column-width="18.036cm"/>
    </style:style>
    <style:style style:name="co153" style:family="table-column">
      <style:table-column-properties fo:break-before="auto" style:column-width="17.002cm"/>
    </style:style>
    <style:style style:name="co154" style:family="table-column">
      <style:table-column-properties fo:break-before="auto" style:column-width="14.06cm"/>
    </style:style>
    <style:style style:name="co155" style:family="table-column">
      <style:table-column-properties fo:break-before="auto" style:column-width="14.769cm"/>
    </style:style>
    <style:style style:name="co156" style:family="table-column">
      <style:table-column-properties fo:break-before="auto" style:column-width="18.471cm"/>
    </style:style>
    <style:style style:name="co157" style:family="table-column">
      <style:table-column-properties fo:break-before="auto" style:column-width="12.046cm"/>
    </style:style>
    <style:style style:name="co158" style:family="table-column">
      <style:table-column-properties fo:break-before="auto" style:column-width="15.993cm"/>
    </style:style>
    <style:style style:name="co159" style:family="table-column">
      <style:table-column-properties fo:break-before="auto" style:column-width="12.562cm"/>
    </style:style>
    <style:style style:name="co160" style:family="table-column">
      <style:table-column-properties fo:break-before="auto" style:column-width="16.865cm"/>
    </style:style>
    <style:style style:name="co161" style:family="table-column">
      <style:table-column-properties fo:break-before="auto" style:column-width="13.026cm"/>
    </style:style>
    <style:style style:name="co162" style:family="table-column">
      <style:table-column-properties fo:break-before="auto" style:column-width="15.586cm"/>
    </style:style>
    <style:style style:name="co163" style:family="table-column">
      <style:table-column-properties fo:break-before="auto" style:column-width="15.831cm"/>
    </style:style>
    <style:style style:name="co164" style:family="table-column">
      <style:table-column-properties fo:break-before="auto" style:column-width="20.897cm"/>
    </style:style>
    <style:style style:name="co165" style:family="table-column">
      <style:table-column-properties fo:break-before="auto" style:column-width="15.612cm"/>
    </style:style>
    <style:style style:name="co166" style:family="table-column">
      <style:table-column-properties fo:break-before="auto" style:column-width="17.574cm"/>
    </style:style>
    <style:style style:name="co167" style:family="table-column">
      <style:table-column-properties fo:break-before="auto" style:column-width="13.979cm"/>
    </style:style>
    <style:style style:name="co168" style:family="table-column">
      <style:table-column-properties fo:break-before="auto" style:column-width="12.453cm"/>
    </style:style>
    <style:style style:name="co169" style:family="table-column">
      <style:table-column-properties fo:break-before="auto" style:column-width="15.886cm"/>
    </style:style>
    <style:style style:name="co170" style:family="table-column">
      <style:table-column-properties fo:break-before="auto" style:column-width="13.407cm"/>
    </style:style>
    <style:style style:name="co171" style:family="table-column">
      <style:table-column-properties fo:break-before="auto" style:column-width="12.017cm"/>
    </style:style>
    <style:style style:name="co172" style:family="table-column">
      <style:table-column-properties fo:break-before="auto" style:column-width="12.427cm"/>
    </style:style>
    <style:style style:name="co173" style:family="table-column">
      <style:table-column-properties fo:break-before="auto" style:column-width="13.324cm"/>
    </style:style>
    <style:style style:name="co174" style:family="table-column">
      <style:table-column-properties fo:break-before="auto" style:column-width="19.535cm"/>
    </style:style>
    <style:style style:name="co175" style:family="table-column">
      <style:table-column-properties fo:break-before="auto" style:column-width="16.812cm"/>
    </style:style>
    <style:style style:name="co176" style:family="table-column">
      <style:table-column-properties fo:break-before="auto" style:column-width="18.064cm"/>
    </style:style>
    <style:style style:name="co177" style:family="table-column">
      <style:table-column-properties fo:break-before="auto" style:column-width="13.653cm"/>
    </style:style>
    <style:style style:name="co17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5" table:default-cell-style-name="Default"/>
        <table:table-column table:style-name="co57" table:default-cell-style-name="Default"/>
        <table:table-column table:style-name="co42" table:default-cell-style-name="Default"/>
        <table:table-column table:style-name="co58" table:default-cell-style-name="Default"/>
        <table:table-column table:style-name="co3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64" table:default-cell-style-name="Default"/>
        <table:table-column table:style-name="co15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7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58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42" table:default-cell-style-name="Default"/>
        <table:table-column table:style-name="co1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15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89" table:default-cell-style-name="Default"/>
        <table:table-column table:style-name="co84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33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47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44" table:default-cell-style-name="Default"/>
        <table:table-column table:style-name="co100" table:default-cell-style-name="Default"/>
        <table:table-column table:style-name="co47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106" table:default-cell-style-name="Default"/>
        <table:table-column table:style-name="co15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20" table:default-cell-style-name="Default"/>
        <table:table-column table:style-name="co56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8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86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95" table:default-cell-style-name="Default"/>
        <table:table-column table:style-name="co100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109" table:default-cell-style-name="Default"/>
        <table:table-column table:style-name="co104" table:default-cell-style-name="Default"/>
        <table:table-column table:style-name="co121" table:default-cell-style-name="Default"/>
        <table:table-column table:style-name="co94" table:default-cell-style-name="Default"/>
        <table:table-column table:style-name="co122" table:default-cell-style-name="Default"/>
        <table:table-column table:style-name="co91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7" table:default-cell-style-name="Default"/>
        <table:table-column table:style-name="co129" table:default-cell-style-name="Default"/>
        <table:table-column table:style-name="co80" table:default-cell-style-name="Default"/>
        <table:table-column table:style-name="co22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72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139" table:default-cell-style-name="Default"/>
        <table:table-column table:style-name="co54" table:default-cell-style-name="Default"/>
        <table:table-column table:style-name="co140" table:default-cell-style-name="Default"/>
        <table:table-column table:style-name="co105" table:default-cell-style-name="Default"/>
        <table:table-column table:style-name="co134" table:default-cell-style-name="Default"/>
        <table:table-column table:style-name="co141" table:default-cell-style-name="Default"/>
        <table:table-column table:style-name="co3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38" table:default-cell-style-name="Default"/>
        <table:table-column table:style-name="co73" table:default-cell-style-name="Default"/>
        <table:table-column table:style-name="co5" table:default-cell-style-name="Default"/>
        <table:table-column table:style-name="co144" table:default-cell-style-name="Default"/>
        <table:table-column table:style-name="co117" table:default-cell-style-name="Default"/>
        <table:table-column table:style-name="co100" table:default-cell-style-name="Default"/>
        <table:table-column table:style-name="co142" table:default-cell-style-name="Default"/>
        <table:table-column table:style-name="co38" table:default-cell-style-name="Default"/>
        <table:table-column table:style-name="co145" table:default-cell-style-name="Default"/>
        <table:table-column table:style-name="co46" table:default-cell-style-name="Default"/>
        <table:table-column table:style-name="co99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9" table:default-cell-style-name="Default"/>
        <table:table-column table:style-name="co113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8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29" table:default-cell-style-name="Default"/>
        <table:table-column table:style-name="co113" table:default-cell-style-name="Default"/>
        <table:table-column table:style-name="co146" table:default-cell-style-name="Default"/>
        <table:table-column table:style-name="co157" table:default-cell-style-name="Default"/>
        <table:table-column table:style-name="co150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19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60" table:default-cell-style-name="Default"/>
        <table:table-column table:style-name="co161" table:number-columns-repeated="2" table:default-cell-style-name="Default"/>
        <table:table-column table:style-name="co140" table:default-cell-style-name="Default"/>
        <table:table-column table:style-name="co63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26" table:default-cell-style-name="Default"/>
        <table:table-column table:style-name="co75" table:default-cell-style-name="Default"/>
        <table:table-column table:style-name="co164" table:default-cell-style-name="Default"/>
        <table:table-column table:style-name="co163" table:default-cell-style-name="Default"/>
        <table:table-column table:style-name="co79" table:default-cell-style-name="Default"/>
        <table:table-column table:style-name="co144" table:default-cell-style-name="Default"/>
        <table:table-column table:style-name="co165" table:default-cell-style-name="Default"/>
        <table:table-column table:style-name="co57" table:default-cell-style-name="Default"/>
        <table:table-column table:style-name="co166" table:default-cell-style-name="Default"/>
        <table:table-column table:style-name="co151" table:default-cell-style-name="Default"/>
        <table:table-column table:style-name="co4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27" table:default-cell-style-name="Default"/>
        <table:table-column table:style-name="co115" table:default-cell-style-name="Default"/>
        <table:table-column table:style-name="co5" table:default-cell-style-name="Default"/>
        <table:table-column table:style-name="co171" table:default-cell-style-name="Default"/>
        <table:table-column table:style-name="co83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146" table:default-cell-style-name="Default"/>
        <table:table-column table:style-name="co110" table:default-cell-style-name="Default"/>
        <table:table-column table:style-name="co96" table:default-cell-style-name="Default"/>
        <table:table-column table:style-name="co172" table:default-cell-style-name="Default"/>
        <table:table-column table:style-name="co15" table:default-cell-style-name="Default"/>
        <table:table-column table:style-name="co168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155" table:default-cell-style-name="Default"/>
        <table:table-column table:style-name="co163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96" table:default-cell-style-name="Default"/>
        <table:table-column table:style-name="co36" table:default-cell-style-name="Default"/>
        <table:table-column table:style-name="co118" table:default-cell-style-name="Default"/>
        <table:table-column table:style-name="co112" table:default-cell-style-name="Default"/>
        <table:table-column table:style-name="co71" table:default-cell-style-name="Default"/>
        <table:table-column table:style-name="co65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L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E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W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K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A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string" calcext:value-type="string">
            <text:p>2014_07</text:p>
          </table:table-cell>
          <table:table-cell office:value-type="string" calcext:value-type="string">
            <text:p>http://upload.wikimedia.org/wikipedia/commons/2/27/Flag_of_Abkhazia.svg</text:p>
          </table:table-cell>
          <table:table-cell office:value-type="string" calcext:value-type="string">
            <text:p>http://upload.wikimedia.org/wikipedia/commons/8/88/Flag_of_Australia_%28converted%29.svg</text:p>
          </table:table-cell>
          <table:table-cell office:value-type="string" calcext:value-type="string">
            <text:p>http://upload.wikimedia.org/wikipedia/commons/1/19/Flag_of_Andorra.svg</text:p>
          </table:table-cell>
          <table:table-cell office:value-type="string" calcext:value-type="string">
            <text:p>http://upload.wikimedia.org/wikipedia/commons/c/cb/Flag_of_the_United_Arab_Emirates.svg</text:p>
          </table:table-cell>
          <table:table-cell office:value-type="string" calcext:value-type="string">
            <text:p>http://upload.wikimedia.org/wikipedia/commons/9/9a/Flag_of_Afghanistan.svg</text:p>
          </table:table-cell>
          <table:table-cell/>
          <table:table-cell office:value-type="string" calcext:value-type="string">
            <text:p>http://upload.wikimedia.org/wikipedia/commons/8/89/Flag_of_Antigua_and_Barbuda.svg</text:p>
          </table:table-cell>
          <table:table-cell office:value-type="string" calcext:value-type="string">
            <text:p>http://upload.wikimedia.org/wikipedia/commons/b/b4/Flag_of_Anguilla.svg</text:p>
          </table:table-cell>
          <table:table-cell office:value-type="string" calcext:value-type="string">
            <text:p>http://upload.wikimedia.org/wikipedia/commons/3/36/Flag_of_Albania.svg</text:p>
          </table:table-cell>
          <table:table-cell/>
          <table:table-cell office:value-type="string" calcext:value-type="string">
            <text:p>http://upload.wikimedia.org/wikipedia/commons/2/2f/Flag_of_Armenia.svg</text:p>
          </table:table-cell>
          <table:table-cell office:value-type="string" calcext:value-type="string">
            <text:p>http://upload.wikimedia.org/wikipedia/commons/9/9d/Flag_of_Angola.svg</text:p>
          </table:table-cell>
          <table:table-cell/>
          <table:table-cell office:value-type="string" calcext:value-type="string">
            <text:p>http://upload.wikimedia.org/wikipedia/commons/1/1a/Flag_of_Argentina.svg</text:p>
          </table:table-cell>
          <table:table-cell office:value-type="string" calcext:value-type="string">
            <text:p>http://upload.wikimedia.org/wikipedia/commons/8/87/Flag_of_American_Samoa.svg</text:p>
          </table:table-cell>
          <table:table-cell office:value-type="string" calcext:value-type="string">
            <text:p>http://upload.wikimedia.org/wikipedia/commons/4/41/Flag_of_Austria.svg</text:p>
          </table:table-cell>
          <table:table-cell office:value-type="string" calcext:value-type="string">
            <text:p>http://upload.wikimedia.org/wikipedia/en/b/b9/Flag_of_Australia.svg</text:p>
          </table:table-cell>
          <table:table-cell office:value-type="string" calcext:value-type="string">
            <text:p>http://upload.wikimedia.org/wikipedia/commons/f/f6/Flag_of_Aruba.svg</text:p>
          </table:table-cell>
          <table:table-cell office:value-type="string" calcext:value-type="string">
            <text:p>http://upload.wikimedia.org/wikipedia/commons/5/52/Flag_of_%C3%85land.svg</text:p>
          </table:table-cell>
          <table:table-cell office:value-type="string" calcext:value-type="string">
            <text:p>http://upload.wikimedia.org/wikipedia/commons/d/dd/Flag_of_Azerbaijan.svg</text:p>
          </table:table-cell>
          <table:table-cell office:value-type="string" calcext:value-type="string">
            <text:p>http://upload.wikimedia.org/wikipedia/commons/b/bf/Flag_of_Bosnia_and_Herzegovina.svg</text:p>
          </table:table-cell>
          <table:table-cell office:value-type="string" calcext:value-type="string">
            <text:p>http://upload.wikimedia.org/wikipedia/commons/e/ef/Flag_of_Barbados.svg</text:p>
          </table:table-cell>
          <table:table-cell office:value-type="string" calcext:value-type="string">
            <text:p>http://upload.wikimedia.org/wikipedia/commons/f/f9/Flag_of_Bangladesh.svg</text:p>
          </table:table-cell>
          <table:table-cell office:value-type="string" calcext:value-type="string">
            <text:p>http://upload.wikimedia.org/wikipedia/commons/6/65/Flag_of_Belgium.svg</text:p>
          </table:table-cell>
          <table:table-cell/>
          <table:table-cell office:value-type="string" calcext:value-type="string">
            <text:p>http://upload.wikimedia.org/wikipedia/commons/3/31/Flag_of_Burkina_Faso.svg</text:p>
          </table:table-cell>
          <table:table-cell office:value-type="string" calcext:value-type="string">
            <text:p>http://upload.wikimedia.org/wikipedia/commons/9/9a/Flag_of_Bulgaria.svg</text:p>
          </table:table-cell>
          <table:table-cell office:value-type="string" calcext:value-type="string">
            <text:p>http://upload.wikimedia.org/wikipedia/commons/2/2c/Flag_of_Bahrain.svg</text:p>
          </table:table-cell>
          <table:table-cell office:value-type="string" calcext:value-type="string">
            <text:p>http://upload.wikimedia.org/wikipedia/commons/5/50/Flag_of_Burundi.svg</text:p>
          </table:table-cell>
          <table:table-cell/>
          <table:table-cell office:value-type="string" calcext:value-type="string">
            <text:p>http://upload.wikimedia.org/wikipedia/commons/0/0a/Flag_of_Benin.svg</text:p>
          </table:table-cell>
          <table:table-cell/>
          <table:table-cell office:value-type="string" calcext:value-type="string">
            <text:p>http://upload.wikimedia.org/wikipedia/commons/b/bf/Flag_of_Bermuda.svg</text:p>
          </table:table-cell>
          <table:table-cell office:value-type="string" calcext:value-type="string">
            <text:p>http://upload.wikimedia.org/wikipedia/commons/9/9c/Flag_of_Brunei.svg</text:p>
          </table:table-cell>
          <table:table-cell office:value-type="string" calcext:value-type="string">
            <text:p>http://upload.wikimedia.org/wikipedia/commons/d/de/Flag_of_Bolivia_%28state%29.svg</text:p>
          </table:table-cell>
          <table:table-cell table:number-columns-repeated="2"/>
          <table:table-cell office:value-type="string" calcext:value-type="string">
            <text:p>http://upload.wikimedia.org/wikipedia/en/0/05/Flag_of_Brazil.svg</text:p>
          </table:table-cell>
          <table:table-cell office:value-type="string" calcext:value-type="string">
            <text:p>http://upload.wikimedia.org/wikipedia/commons/9/93/Flag_of_the_Bahamas.svg</text:p>
          </table:table-cell>
          <table:table-cell office:value-type="string" calcext:value-type="string">
            <text:p>http://upload.wikimedia.org/wikipedia/commons/9/91/Flag_of_Bhutan.svg</text:p>
          </table:table-cell>
          <table:table-cell/>
          <table:table-cell office:value-type="string" calcext:value-type="string">
            <text:p>http://upload.wikimedia.org/wikipedia/commons/f/fa/Flag_of_Botswana.svg</text:p>
          </table:table-cell>
          <table:table-cell office:value-type="string" calcext:value-type="string">
            <text:p>http://upload.wikimedia.org/wikipedia/commons/8/85/Flag_of_Belarus.svg</text:p>
          </table:table-cell>
          <table:table-cell office:value-type="string" calcext:value-type="string">
            <text:p>http://upload.wikimedia.org/wikipedia/commons/e/e7/Flag_of_Belize.svg</text:p>
          </table:table-cell>
          <table:table-cell office:value-type="string" calcext:value-type="string">
            <text:p>http://upload.wikimedia.org/wikipedia/en/c/cf/Flag_of_Canada.svg</text:p>
          </table:table-cell>
          <table:table-cell/>
          <table:table-cell office:value-type="string" calcext:value-type="string">
            <text:p>http://upload.wikimedia.org/wikipedia/commons/6/6f/Flag_of_the_Democratic_Republic_of_the_Congo.svg</text:p>
          </table:table-cell>
          <table:table-cell office:value-type="string" calcext:value-type="string">
            <text:p>http://upload.wikimedia.org/wikipedia/commons/6/6f/Flag_of_the_Central_African_Republic.svg</text:p>
          </table:table-cell>
          <table:table-cell office:value-type="string" calcext:value-type="string">
            <text:p>http://upload.wikimedia.org/wikipedia/commons/9/92/Flag_of_the_Republic_of_the_Congo.svg</text:p>
          </table:table-cell>
          <table:table-cell office:value-type="string" calcext:value-type="string">
            <text:p>http://upload.wikimedia.org/wikipedia/commons/0/08/Flag_of_Switzerland_%28Pantone%29.svg</text:p>
          </table:table-cell>
          <table:table-cell/>
          <table:table-cell office:value-type="string" calcext:value-type="string">
            <text:p>http://upload.wikimedia.org/wikipedia/commons/6/67/Flag_of_Christmas_Island.svg</text:p>
          </table:table-cell>
          <table:table-cell office:value-type="string" calcext:value-type="string">
            <text:p>http://upload.wikimedia.org/wikipedia/commons/f/fe/Flag_of_C%C3%B4te_d%27Ivoire.svg</text:p>
          </table:table-cell>
          <table:table-cell/>
          <table:table-cell office:value-type="string" calcext:value-type="string">
            <text:p>http://upload.wikimedia.org/wikipedia/commons/3/35/Flag_of_the_Cook_Islands.svg</text:p>
          </table:table-cell>
          <table:table-cell office:value-type="string" calcext:value-type="string">
            <text:p>http://upload.wikimedia.org/wikipedia/commons/7/78/Flag_of_Chile.svg</text:p>
          </table:table-cell>
          <table:table-cell office:value-type="string" calcext:value-type="string">
            <text:p>http://upload.wikimedia.org/wikipedia/commons/4/4f/Flag_of_Cameroon.svg</text:p>
          </table:table-cell>
          <table:table-cell office:value-type="string" calcext:value-type="string">
            <text:p>http://upload.wikimedia.org/wikipedia/commons/f/fa/Flag_of_the_People%27s_Republic_of_China.svg</text:p>
          </table:table-cell>
          <table:table-cell office:value-type="string" calcext:value-type="string">
            <text:p>http://upload.wikimedia.org/wikipedia/commons/2/21/Flag_of_Colombia.svg</text:p>
          </table:table-cell>
          <table:table-cell office:value-type="string" calcext:value-type="string">
            <text:p>http://upload.wikimedia.org/wikipedia/commons/7/74/Flag_of_the_Cocos_%28Keeling%29_Islands.svg</text:p>
          </table:table-cell>
          <table:table-cell office:value-type="string" calcext:value-type="string">
            <text:p>http://upload.wikimedia.org/wikipedia/commons/b/bc/Flag_of_Costa_Rica_%28state%29.svg</text:p>
          </table:table-cell>
          <table:table-cell office:value-type="string" calcext:value-type="string">
            <text:p>http://upload.wikimedia.org/wikipedia/commons/a/aa/Flag_of_Crimea.svg</text:p>
          </table:table-cell>
          <table:table-cell office:value-type="string" calcext:value-type="string">
            <text:p>http://upload.wikimedia.org/wikipedia/commons/b/bd/Flag_of_Cuba.svg</text:p>
          </table:table-cell>
          <table:table-cell office:value-type="string" calcext:value-type="string">
            <text:p>http://upload.wikimedia.org/wikipedia/commons/3/38/Flag_of_Cape_Verde.svg</text:p>
          </table:table-cell>
          <table:table-cell office:value-type="string" calcext:value-type="string">
            <text:p>http://upload.wikimedia.org/wikipedia/commons/b/b1/Flag_of_Cura%C3%A7ao.svg</text:p>
          </table:table-cell>
          <table:table-cell office:value-type="string" calcext:value-type="string">
            <text:p>http://upload.wikimedia.org/wikipedia/commons/d/d4/Flag_of_Cyprus.svg</text:p>
          </table:table-cell>
          <table:table-cell office:value-type="string" calcext:value-type="string">
            <text:p>http://upload.wikimedia.org/wikipedia/commons/c/cb/Flag_of_the_Czech_Republic.svg</text:p>
          </table:table-cell>
          <table:table-cell office:value-type="string" calcext:value-type="string">
            <text:p>http://upload.wikimedia.org/wikipedia/en/b/ba/Flag_of_Germany.svg</text:p>
          </table:table-cell>
          <table:table-cell office:value-type="string" calcext:value-type="string">
            <text:p>http://upload.wikimedia.org/wikipedia/commons/3/34/Flag_of_Djibouti.svg</text:p>
          </table:table-cell>
          <table:table-cell office:value-type="string" calcext:value-type="string">
            <text:p>http://upload.wikimedia.org/wikipedia/commons/9/9c/Flag_of_Denmark.svg</text:p>
          </table:table-cell>
          <table:table-cell office:value-type="string" calcext:value-type="string">
            <text:p>http://upload.wikimedia.org/wikipedia/commons/c/c4/Flag_of_Dominica.svg</text:p>
          </table:table-cell>
          <table:table-cell office:value-type="string" calcext:value-type="string">
            <text:p>http://upload.wikimedia.org/wikipedia/commons/9/9f/Flag_of_the_Dominican_Republic.svg</text:p>
          </table:table-cell>
          <table:table-cell office:value-type="string" calcext:value-type="string">
            <text:p>http://upload.wikimedia.org/wikipedia/commons/7/77/Flag_of_Algeria.svg</text:p>
          </table:table-cell>
          <table:table-cell office:value-type="string" calcext:value-type="string">
            <text:p>http://upload.wikimedia.org/wikipedia/commons/e/e8/Flag_of_Ecuador.svg</text:p>
          </table:table-cell>
          <table:table-cell/>
          <table:table-cell office:value-type="string" calcext:value-type="string">
            <text:p>http://upload.wikimedia.org/wikipedia/commons/8/8f/Flag_of_Estonia.svg</text:p>
          </table:table-cell>
          <table:table-cell office:value-type="string" calcext:value-type="string">
            <text:p>http://upload.wikimedia.org/wikipedia/commons/f/fe/Flag_of_Egypt.svg</text:p>
          </table:table-cell>
          <table:table-cell office:value-type="string" calcext:value-type="string">
            <text:p>http://upload.wikimedia.org/wikipedia/commons/2/26/Flag_of_the_Sahrawi_Arab_Democratic_Republic.svg</text:p>
          </table:table-cell>
          <table:table-cell office:value-type="string" calcext:value-type="string">
            <text:p>http://upload.wikimedia.org/wikipedia/commons/2/29/Flag_of_Eritrea.svg</text:p>
          </table:table-cell>
          <table:table-cell office:value-type="string" calcext:value-type="string">
            <text:p>http://upload.wikimedia.org/wikipedia/en/9/9a/Flag_of_Spain.svg</text:p>
          </table:table-cell>
          <table:table-cell office:value-type="string" calcext:value-type="string">
            <text:p>http://upload.wikimedia.org/wikipedia/commons/7/71/Flag_of_Ethiopia.svg</text:p>
          </table:table-cell>
          <table:table-cell/>
          <table:table-cell office:value-type="string" calcext:value-type="string">
            <text:p>http://upload.wikimedia.org/wikipedia/commons/b/bc/Flag_of_Finland.svg</text:p>
          </table:table-cell>
          <table:table-cell office:value-type="string" calcext:value-type="string">
            <text:p>http://upload.wikimedia.org/wikipedia/commons/b/ba/Flag_of_Fiji.svg</text:p>
          </table:table-cell>
          <table:table-cell office:value-type="string" calcext:value-type="string">
            <text:p>http://upload.wikimedia.org/wikipedia/commons/8/83/Flag_of_the_Falkland_Islands.svg</text:p>
          </table:table-cell>
          <table:table-cell office:value-type="string" calcext:value-type="string">
            <text:p>http://upload.wikimedia.org/wikipedia/commons/e/e4/Flag_of_the_Federated_States_of_Micronesia.svg</text:p>
          </table:table-cell>
          <table:table-cell office:value-type="string" calcext:value-type="string">
            <text:p>http://upload.wikimedia.org/wikipedia/commons/3/3c/Flag_of_the_Faroe_Islands.svg</text:p>
          </table:table-cell>
          <table:table-cell office:value-type="string" calcext:value-type="string">
            <text:p>http://upload.wikimedia.org/wikipedia/en/c/c3/Flag_of_France.svg</text:p>
          </table:table-cell>
          <table:table-cell/>
          <table:table-cell office:value-type="string" calcext:value-type="string">
            <text:p>http://upload.wikimedia.org/wikipedia/commons/0/04/Flag_of_Gabon.svg</text:p>
          </table:table-cell>
          <table:table-cell/>
          <table:table-cell office:value-type="string" calcext:value-type="string">
            <text:p>http://upload.wikimedia.org/wikipedia/en/a/ae/Flag_of_the_United_Kingdom.svg</text:p>
          </table:table-cell>
          <table:table-cell office:value-type="string" calcext:value-type="string">
            <text:p>http://upload.wikimedia.org/wikipedia/commons/b/bc/Flag_of_Grenada.svg</text:p>
          </table:table-cell>
          <table:table-cell office:value-type="string" calcext:value-type="string">
            <text:p>http://upload.wikimedia.org/wikipedia/commons/0/0f/Flag_of_Georgia.svg</text:p>
          </table:table-cell>
          <table:table-cell office:value-type="string" calcext:value-type="string">
            <text:p>http://upload.wikimedia.org/wikipedia/commons/f/fa/Flag_of_Guernsey.svg</text:p>
          </table:table-cell>
          <table:table-cell office:value-type="string" calcext:value-type="string">
            <text:p>http://upload.wikimedia.org/wikipedia/commons/1/19/Flag_of_Ghana.svg</text:p>
          </table:table-cell>
          <table:table-cell office:value-type="string" calcext:value-type="string">
            <text:p>http://upload.wikimedia.org/wikipedia/commons/0/09/Flag_of_Greenland.svg</text:p>
          </table:table-cell>
          <table:table-cell office:value-type="string" calcext:value-type="string">
            <text:p>http://upload.wikimedia.org/wikipedia/commons/7/77/Flag_of_The_Gambia.svg</text:p>
          </table:table-cell>
          <table:table-cell office:value-type="string" calcext:value-type="string">
            <text:p>http://upload.wikimedia.org/wikipedia/commons/e/ed/Flag_of_Guinea.svg</text:p>
          </table:table-cell>
          <table:table-cell/>
          <table:table-cell office:value-type="string" calcext:value-type="string">
            <text:p>http://upload.wikimedia.org/wikipedia/commons/3/31/Flag_of_Equatorial_Guinea.svg</text:p>
          </table:table-cell>
          <table:table-cell office:value-type="string" calcext:value-type="string">
            <text:p>http://upload.wikimedia.org/wikipedia/commons/5/5c/Flag_of_Greece.svg</text:p>
          </table:table-cell>
          <table:table-cell office:value-type="string" calcext:value-type="string">
            <text:p>http://upload.wikimedia.org/wikipedia/commons/e/ed/Flag_of_South_Georgia_and_the_South_Sandwich_Islands.svg</text:p>
          </table:table-cell>
          <table:table-cell office:value-type="string" calcext:value-type="string">
            <text:p>http://upload.wikimedia.org/wikipedia/commons/e/ec/Flag_of_Guatemala.svg</text:p>
          </table:table-cell>
          <table:table-cell office:value-type="string" calcext:value-type="string">
            <text:p>http://upload.wikimedia.org/wikipedia/commons/0/07/Flag_of_Guam.svg</text:p>
          </table:table-cell>
          <table:table-cell office:value-type="string" calcext:value-type="string">
            <text:p>http://upload.wikimedia.org/wikipedia/commons/0/01/Flag_of_Guinea-Bissau.svg</text:p>
          </table:table-cell>
          <table:table-cell office:value-type="string" calcext:value-type="string">
            <text:p>http://upload.wikimedia.org/wikipedia/commons/9/99/Flag_of_Guyana.svg</text:p>
          </table:table-cell>
          <table:table-cell/>
          <table:table-cell office:value-type="string" calcext:value-type="string">
            <text:p>http://upload.wikimedia.org/wikipedia/commons/5/5b/Flag_of_Hong_Kong.sv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upload.wikimedia.org/wikipedia/commons/8/82/Flag_of_Honduras.svg</text:p>
          </table:table-cell>
          <table:table-cell office:value-type="string" calcext:value-type="string">
            <text:p>http://upload.wikimedia.org/wikipedia/commons/1/1b/Flag_of_Croatia.svg</text:p>
          </table:table-cell>
          <table:table-cell office:value-type="string" calcext:value-type="string">
            <text:p>http://upload.wikimedia.org/wikipedia/commons/5/56/Flag_of_Haiti.svg</text:p>
          </table:table-cell>
          <table:table-cell office:value-type="string" calcext:value-type="string">
            <text:p>http://upload.wikimedia.org/wikipedia/commons/c/c1/Flag_of_Hungary.svg</text:p>
          </table:table-cell>
          <table:table-cell office:value-type="string" calcext:value-type="string">
            <text:p>http://upload.wikimedia.org/wikipedia/commons/9/9f/Flag_of_Indonesia.svg</text:p>
          </table:table-cell>
          <table:table-cell office:value-type="string" calcext:value-type="string">
            <text:p>http://upload.wikimedia.org/wikipedia/commons/4/45/Flag_of_Ireland.svg</text:p>
          </table:table-cell>
          <table:table-cell office:value-type="string" calcext:value-type="string">
            <text:p>http://upload.wikimedia.org/wikipedia/commons/d/d4/Flag_of_Israel.svg</text:p>
          </table:table-cell>
          <table:table-cell office:value-type="string" calcext:value-type="string">
            <text:p>http://upload.wikimedia.org/wikipedia/commons/b/bc/Flag_of_the_Isle_of_Man.svg</text:p>
          </table:table-cell>
          <table:table-cell office:value-type="string" calcext:value-type="string">
            <text:p>http://upload.wikimedia.org/wikipedia/en/4/41/Flag_of_India.svg</text:p>
          </table:table-cell>
          <table:table-cell office:value-type="string" calcext:value-type="string">
            <text:p>http://upload.wikimedia.org/wikipedia/commons/6/6e/Flag_of_the_British_Indian_Ocean_Territory.svg</text:p>
          </table:table-cell>
          <table:table-cell office:value-type="string" calcext:value-type="string">
            <text:p>http://upload.wikimedia.org/wikipedia/commons/f/f6/Flag_of_Iraq.svg</text:p>
          </table:table-cell>
          <table:table-cell office:value-type="string" calcext:value-type="string">
            <text:p>http://upload.wikimedia.org/wikipedia/commons/c/ca/Flag_of_Iran.svg</text:p>
          </table:table-cell>
          <table:table-cell office:value-type="string" calcext:value-type="string">
            <text:p>http://upload.wikimedia.org/wikipedia/commons/c/ce/Flag_of_Iceland.svg</text:p>
          </table:table-cell>
          <table:table-cell office:value-type="string" calcext:value-type="string">
            <text:p>http://upload.wikimedia.org/wikipedia/commons/9/94/Flag_of_the_Islamic_State_in_Iraq_and_the_Levant.svg</text:p>
          </table:table-cell>
          <table:table-cell office:value-type="string" calcext:value-type="string">
            <text:p>http://upload.wikimedia.org/wikipedia/en/0/03/Flag_of_Italy.svg</text:p>
          </table:table-cell>
          <table:table-cell office:value-type="string" calcext:value-type="string">
            <text:p>http://upload.wikimedia.org/wikipedia/commons/1/1c/Flag_of_Jersey.svg</text:p>
          </table:table-cell>
          <table:table-cell office:value-type="string" calcext:value-type="string">
            <text:p>http://upload.wikimedia.org/wikipedia/commons/0/0a/Flag_of_Jamaica.svg</text:p>
          </table:table-cell>
          <table:table-cell office:value-type="string" calcext:value-type="string">
            <text:p>http://upload.wikimedia.org/wikipedia/commons/c/c0/Flag_of_Jordan.svg</text:p>
          </table:table-cell>
          <table:table-cell office:value-type="string" calcext:value-type="string">
            <text:p>http://upload.wikimedia.org/wikipedia/en/9/9e/Flag_of_Japan.svg</text:p>
          </table:table-cell>
          <table:table-cell/>
          <table:table-cell office:value-type="string" calcext:value-type="string">
            <text:p>http://upload.wikimedia.org/wikipedia/commons/4/49/Flag_of_Kenya.svg</text:p>
          </table:table-cell>
          <table:table-cell office:value-type="string" calcext:value-type="string">
            <text:p>http://upload.wikimedia.org/wikipedia/commons/c/c7/Flag_of_Kyrgyzstan.svg</text:p>
          </table:table-cell>
          <table:table-cell office:value-type="string" calcext:value-type="string">
            <text:p>http://upload.wikimedia.org/wikipedia/commons/8/83/Flag_of_Cambodia.svg</text:p>
          </table:table-cell>
          <table:table-cell office:value-type="string" calcext:value-type="string">
            <text:p>http://upload.wikimedia.org/wikipedia/commons/d/d3/Flag_of_Kiribati.svg</text:p>
          </table:table-cell>
          <table:table-cell office:value-type="string" calcext:value-type="string">
            <text:p>http://upload.wikimedia.org/wikipedia/commons/9/94/Flag_of_the_Comoros.svg</text:p>
          </table:table-cell>
          <table:table-cell office:value-type="string" calcext:value-type="string">
            <text:p>http://upload.wikimedia.org/wikipedia/commons/f/fe/Flag_of_Saint_Kitts_and_Nevis.svg</text:p>
          </table:table-cell>
          <table:table-cell office:value-type="string" calcext:value-type="string">
            <text:p>http://upload.wikimedia.org/wikipedia/commons/1/1f/Flag_of_Kosovo.svg</text:p>
          </table:table-cell>
          <table:table-cell office:value-type="string" calcext:value-type="string">
            <text:p>http://upload.wikimedia.org/wikipedia/commons/5/51/Flag_of_North_Korea.svg</text:p>
          </table:table-cell>
          <table:table-cell office:value-type="string" calcext:value-type="string">
            <text:p>http://upload.wikimedia.org/wikipedia/commons/0/09/Flag_of_South_Korea.svg</text:p>
          </table:table-cell>
          <table:table-cell office:value-type="string" calcext:value-type="string">
            <text:p>http://upload.wikimedia.org/wikipedia/commons/a/aa/Flag_of_Kuwait.svg</text:p>
          </table:table-cell>
          <table:table-cell office:value-type="string" calcext:value-type="string">
            <text:p>http://upload.wikimedia.org/wikipedia/commons/0/0f/Flag_of_the_Cayman_Islands.svg</text:p>
          </table:table-cell>
          <table:table-cell office:value-type="string" calcext:value-type="string">
            <text:p>http://upload.wikimedia.org/wikipedia/commons/d/d3/Flag_of_Kazakhstan.svg</text:p>
          </table:table-cell>
          <table:table-cell office:value-type="string" calcext:value-type="string">
            <text:p>http://upload.wikimedia.org/wikipedia/commons/5/56/Flag_of_Laos.svg</text:p>
          </table:table-cell>
          <table:table-cell office:value-type="string" calcext:value-type="string">
            <text:p>http://upload.wikimedia.org/wikipedia/commons/5/59/Flag_of_Lebanon.svg</text:p>
          </table:table-cell>
          <table:table-cell office:value-type="string" calcext:value-type="string">
            <text:p>http://upload.wikimedia.org/wikipedia/commons/9/9f/Flag_of_Saint_Lucia.svg</text:p>
          </table:table-cell>
          <table:table-cell office:value-type="string" calcext:value-type="string">
            <text:p>http://upload.wikimedia.org/wikipedia/commons/4/47/Flag_of_Liechtenstein.svg</text:p>
          </table:table-cell>
          <table:table-cell office:value-type="string" calcext:value-type="string">
            <text:p>http://upload.wikimedia.org/wikipedia/commons/1/11/Flag_of_Sri_Lanka.svg</text:p>
          </table:table-cell>
          <table:table-cell office:value-type="string" calcext:value-type="string">
            <text:p>http://upload.wikimedia.org/wikipedia/commons/b/b8/Flag_of_Liberia.svg</text:p>
          </table:table-cell>
          <table:table-cell office:value-type="string" calcext:value-type="string">
            <text:p>http://upload.wikimedia.org/wikipedia/commons/4/4a/Flag_of_Lesotho.svg</text:p>
          </table:table-cell>
          <table:table-cell office:value-type="string" calcext:value-type="string">
            <text:p>http://upload.wikimedia.org/wikipedia/commons/1/11/Flag_of_Lithuania.svg</text:p>
          </table:table-cell>
          <table:table-cell office:value-type="string" calcext:value-type="string">
            <text:p>http://upload.wikimedia.org/wikipedia/commons/d/da/Flag_of_Luxembourg.svg</text:p>
          </table:table-cell>
          <table:table-cell office:value-type="string" calcext:value-type="string">
            <text:p>http://upload.wikimedia.org/wikipedia/commons/8/84/Flag_of_Latvia.svg</text:p>
          </table:table-cell>
          <table:table-cell office:value-type="string" calcext:value-type="string">
            <text:p>http://upload.wikimedia.org/wikipedia/commons/0/05/Flag_of_Libya.svg</text:p>
          </table:table-cell>
          <table:table-cell office:value-type="string" calcext:value-type="string">
            <text:p>http://upload.wikimedia.org/wikipedia/commons/2/2c/Flag_of_Morocco.svg</text:p>
          </table:table-cell>
          <table:table-cell office:value-type="string" calcext:value-type="string">
            <text:p>http://upload.wikimedia.org/wikipedia/commons/e/ea/Flag_of_Monaco.svg</text:p>
          </table:table-cell>
          <table:table-cell office:value-type="string" calcext:value-type="string">
            <text:p>http://upload.wikimedia.org/wikipedia/commons/2/27/Flag_of_Moldova.svg</text:p>
          </table:table-cell>
          <table:table-cell office:value-type="string" calcext:value-type="string">
            <text:p>http://upload.wikimedia.org/wikipedia/commons/6/64/Flag_of_Montenegro.sv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upload.wikimedia.org/wikipedia/commons/b/bc/Flag_of_Madagascar.svg</text:p>
          </table:table-cell>
          <table:table-cell office:value-type="string" calcext:value-type="string">
            <text:p>http://upload.wikimedia.org/wikipedia/commons/2/2e/Flag_of_the_Marshall_Islands.svg</text:p>
          </table:table-cell>
          <table:table-cell office:value-type="string" calcext:value-type="string">
            <text:p>http://upload.wikimedia.org/wikipedia/commons/f/f8/Flag_of_Macedonia.svg</text:p>
          </table:table-cell>
          <table:table-cell office:value-type="string" calcext:value-type="string">
            <text:p>http://upload.wikimedia.org/wikipedia/commons/9/92/Flag_of_Mali.svg</text:p>
          </table:table-cell>
          <table:table-cell office:value-type="string" calcext:value-type="string">
            <text:p>http://upload.wikimedia.org/wikipedia/commons/8/8c/Flag_of_Myanmar.svg</text:p>
          </table:table-cell>
          <table:table-cell office:value-type="string" calcext:value-type="string">
            <text:p>http://upload.wikimedia.org/wikipedia/commons/4/4c/Flag_of_Mongolia.svg</text:p>
          </table:table-cell>
          <table:table-cell office:value-type="string" calcext:value-type="string">
            <text:p>http://upload.wikimedia.org/wikipedia/commons/6/63/Flag_of_Macau.svg</text:p>
          </table:table-cell>
          <table:table-cell office:value-type="string" calcext:value-type="string">
            <text:p>http://upload.wikimedia.org/wikipedia/commons/e/e0/Flag_of_the_Northern_Mariana_Islands.svg</text:p>
          </table:table-cell>
          <table:table-cell office:value-type="string" calcext:value-type="string">
            <text:p>http://upload.wikimedia.org/wikipedia/commons/4/43/Flag_of_Mauritania.svg</text:p>
          </table:table-cell>
          <table:table-cell office:value-type="string" calcext:value-type="string">
            <text:p>http://upload.wikimedia.org/wikipedia/commons/d/d0/Flag_of_Montserrat.svg</text:p>
          </table:table-cell>
          <table:table-cell office:value-type="string" calcext:value-type="string">
            <text:p>http://upload.wikimedia.org/wikipedia/commons/7/73/Flag_of_Malta.svg</text:p>
          </table:table-cell>
          <table:table-cell office:value-type="string" calcext:value-type="string">
            <text:p>http://upload.wikimedia.org/wikipedia/commons/7/77/Flag_of_Mauritius.svg</text:p>
          </table:table-cell>
          <table:table-cell office:value-type="string" calcext:value-type="string">
            <text:p>http://upload.wikimedia.org/wikipedia/commons/0/0f/Flag_of_Maldives.svg</text:p>
          </table:table-cell>
          <table:table-cell office:value-type="string" calcext:value-type="string">
            <text:p>http://upload.wikimedia.org/wikipedia/commons/d/d1/Flag_of_Malawi.svg</text:p>
          </table:table-cell>
          <table:table-cell office:value-type="string" calcext:value-type="string">
            <text:p>http://upload.wikimedia.org/wikipedia/commons/f/fc/Flag_of_Mexico.svg</text:p>
          </table:table-cell>
          <table:table-cell office:value-type="string" calcext:value-type="string">
            <text:p>http://upload.wikimedia.org/wikipedia/commons/6/66/Flag_of_Malaysia.svg</text:p>
          </table:table-cell>
          <table:table-cell office:value-type="string" calcext:value-type="string">
            <text:p>http://upload.wikimedia.org/wikipedia/commons/d/d0/Flag_of_Mozambique.svg</text:p>
          </table:table-cell>
          <table:table-cell office:value-type="string" calcext:value-type="string">
            <text:p>http://upload.wikimedia.org/wikipedia/commons/0/00/Flag_of_Namibia.svg</text:p>
          </table:table-cell>
          <table:table-cell/>
          <table:table-cell office:value-type="string" calcext:value-type="string">
            <text:p>http://upload.wikimedia.org/wikipedia/commons/2/23/Flag_of_New_Caledonia.svg</text:p>
          </table:table-cell>
          <table:table-cell office:value-type="string" calcext:value-type="string">
            <text:p>http://upload.wikimedia.org/wikipedia/commons/1/1e/Flag_of_the_Turkish_Republic_of_Northern_Cyprus.svg</text:p>
          </table:table-cell>
          <table:table-cell office:value-type="string" calcext:value-type="string">
            <text:p>http://upload.wikimedia.org/wikipedia/commons/f/f4/Flag_of_Niger.svg</text:p>
          </table:table-cell>
          <table:table-cell office:value-type="string" calcext:value-type="string">
            <text:p>http://upload.wikimedia.org/wikipedia/commons/4/48/Flag_of_Norfolk_Island.svg</text:p>
          </table:table-cell>
          <table:table-cell office:value-type="string" calcext:value-type="string">
            <text:p>http://upload.wikimedia.org/wikipedia/commons/7/79/Flag_of_Nigeria.svg</text:p>
          </table:table-cell>
          <table:table-cell office:value-type="string" calcext:value-type="string">
            <text:p>http://upload.wikimedia.org/wikipedia/commons/1/19/Flag_of_Nicaragua.svg</text:p>
          </table:table-cell>
          <table:table-cell office:value-type="string" calcext:value-type="string">
            <text:p>http://upload.wikimedia.org/wikipedia/commons/8/8d/Flag_of_Nagorno-Karabakh.svg</text:p>
          </table:table-cell>
          <table:table-cell office:value-type="string" calcext:value-type="string">
            <text:p>http://upload.wikimedia.org/wikipedia/commons/2/20/Flag_of_the_Netherlands.svg</text:p>
          </table:table-cell>
          <table:table-cell office:value-type="string" calcext:value-type="string">
            <text:p>http://upload.wikimedia.org/wikipedia/commons/d/d9/Flag_of_Norway.svg</text:p>
          </table:table-cell>
          <table:table-cell office:value-type="string" calcext:value-type="string">
            <text:p>http://upload.wikimedia.org/wikipedia/commons/9/9b/Flag_of_Nepal.svg</text:p>
          </table:table-cell>
          <table:table-cell office:value-type="string" calcext:value-type="string">
            <text:p>http://upload.wikimedia.org/wikipedia/commons/3/30/Flag_of_Nauru.svg</text:p>
          </table:table-cell>
          <table:table-cell office:value-type="string" calcext:value-type="string">
            <text:p>http://upload.wikimedia.org/wikipedia/commons/0/01/Flag_of_Niue.svg</text:p>
          </table:table-cell>
          <table:table-cell office:value-type="string" calcext:value-type="string">
            <text:p>http://upload.wikimedia.org/wikipedia/commons/f/fd/Flag_of_Novorussia_%28project%29.svg</text:p>
          </table:table-cell>
          <table:table-cell office:value-type="string" calcext:value-type="string">
            <text:p>http://upload.wikimedia.org/wikipedia/commons/3/3e/Flag_of_New_Zealand.svg</text:p>
          </table:table-cell>
          <table:table-cell office:value-type="string" calcext:value-type="string">
            <text:p>http://upload.wikimedia.org/wikipedia/commons/d/dd/Flag_of_Oman.svg</text:p>
          </table:table-cell>
          <table:table-cell office:value-type="string" calcext:value-type="string">
            <text:p>http://upload.wikimedia.org/wikipedia/commons/a/ab/Flag_of_Panama.svg</text:p>
          </table:table-cell>
          <table:table-cell office:value-type="string" calcext:value-type="string">
            <text:p>http://upload.wikimedia.org/wikipedia/commons/c/cf/Flag_of_Peru.svg</text:p>
          </table:table-cell>
          <table:table-cell office:value-type="string" calcext:value-type="string">
            <text:p>http://upload.wikimedia.org/wikipedia/commons/d/db/Flag_of_French_Polynesia.svg</text:p>
          </table:table-cell>
          <table:table-cell office:value-type="string" calcext:value-type="string">
            <text:p>http://upload.wikimedia.org/wikipedia/commons/e/e3/Flag_of_Papua_New_Guinea.svg</text:p>
          </table:table-cell>
          <table:table-cell office:value-type="string" calcext:value-type="string">
            <text:p>http://upload.wikimedia.org/wikipedia/commons/9/99/Flag_of_the_Philippines.svg</text:p>
          </table:table-cell>
          <table:table-cell office:value-type="string" calcext:value-type="string">
            <text:p>http://upload.wikimedia.org/wikipedia/commons/3/32/Flag_of_Pakistan.svg</text:p>
          </table:table-cell>
          <table:table-cell office:value-type="string" calcext:value-type="string">
            <text:p>http://upload.wikimedia.org/wikipedia/en/1/12/Flag_of_Poland.svg</text:p>
          </table:table-cell>
          <table:table-cell office:value-type="string" calcext:value-type="string">
            <text:p>http://upload.wikimedia.org/wikipedia/commons/7/74/Flag_of_Saint-Pierre_and_Miquelon.svg</text:p>
          </table:table-cell>
          <table:table-cell office:value-type="string" calcext:value-type="string">
            <text:p>http://upload.wikimedia.org/wikipedia/commons/8/88/Flag_of_the_Pitcairn_Islands.svg</text:p>
          </table:table-cell>
          <table:table-cell office:value-type="string" calcext:value-type="string">
            <text:p>http://upload.wikimedia.org/wikipedia/commons/2/28/Flag_of_Puerto_Rico.svg</text:p>
          </table:table-cell>
          <table:table-cell office:value-type="string" calcext:value-type="string">
            <text:p>http://upload.wikimedia.org/wikipedia/commons/0/00/Flag_of_Palestine.svg</text:p>
          </table:table-cell>
          <table:table-cell office:value-type="string" calcext:value-type="string">
            <text:p>http://upload.wikimedia.org/wikipedia/commons/5/5c/Flag_of_Portugal.svg</text:p>
          </table:table-cell>
          <table:table-cell/>
          <table:table-cell office:value-type="string" calcext:value-type="string">
            <text:p>http://upload.wikimedia.org/wikipedia/commons/4/48/Flag_of_Palau.svg</text:p>
          </table:table-cell>
          <table:table-cell office:value-type="string" calcext:value-type="string">
            <text:p>http://upload.wikimedia.org/wikipedia/commons/2/27/Flag_of_Paraguay.svg</text:p>
          </table:table-cell>
          <table:table-cell office:value-type="string" calcext:value-type="string">
            <text:p>http://upload.wikimedia.org/wikipedia/commons/6/65/Flag_of_Qatar.svg</text:p>
          </table:table-cell>
          <table:table-cell table:number-columns-repeated="2"/>
          <table:table-cell office:value-type="string" calcext:value-type="string">
            <text:p>http://upload.wikimedia.org/wikipedia/commons/7/73/Flag_of_Romania.svg</text:p>
          </table:table-cell>
          <table:table-cell office:value-type="string" calcext:value-type="string">
            <text:p>http://upload.wikimedia.org/wikipedia/commons/f/ff/Flag_of_Serbia.svg</text:p>
          </table:table-cell>
          <table:table-cell office:value-type="string" calcext:value-type="string">
            <text:p>http://upload.wikimedia.org/wikipedia/en/f/f3/Flag_of_Russia.svg</text:p>
          </table:table-cell>
          <table:table-cell office:value-type="string" calcext:value-type="string">
            <text:p>http://upload.wikimedia.org/wikipedia/commons/1/17/Flag_of_Rwanda.svg</text:p>
          </table:table-cell>
          <table:table-cell/>
          <table:table-cell office:value-type="string" calcext:value-type="string">
            <text:p>http://upload.wikimedia.org/wikipedia/commons/0/0d/Flag_of_Saudi_Arabia.svg</text:p>
          </table:table-cell>
          <table:table-cell table:number-columns-repeated="3"/>
          <table:table-cell office:value-type="string" calcext:value-type="string">
            <text:p>http://upload.wikimedia.org/wikipedia/commons/7/74/Flag_of_the_Solomon_Islands.svg</text:p>
          </table:table-cell>
          <table:table-cell office:value-type="string" calcext:value-type="string">
            <text:p>http://upload.wikimedia.org/wikipedia/commons/f/fc/Flag_of_Seychelles.svg</text:p>
          </table:table-cell>
          <table:table-cell/>
          <table:table-cell office:value-type="string" calcext:value-type="string">
            <text:p>http://upload.wikimedia.org/wikipedia/commons/0/01/Flag_of_Sudan.svg</text:p>
          </table:table-cell>
          <table:table-cell office:value-type="string" calcext:value-type="string">
            <text:p>http://upload.wikimedia.org/wikipedia/en/4/4c/Flag_of_Sweden.svg</text:p>
          </table:table-cell>
          <table:table-cell office:value-type="string" calcext:value-type="string">
            <text:p>http://upload.wikimedia.org/wikipedia/commons/4/48/Flag_of_Singapore.svg</text:p>
          </table:table-cell>
          <table:table-cell office:value-type="string" calcext:value-type="string">
            <text:p>http://upload.wikimedia.org/wikipedia/commons/0/00/Flag_of_Saint_Helena.svg</text:p>
          </table:table-cell>
          <table:table-cell office:value-type="string" calcext:value-type="string">
            <text:p>http://upload.wikimedia.org/wikipedia/commons/f/f0/Flag_of_Slovenia.svg</text:p>
          </table:table-cell>
          <table:table-cell office:value-type="string" calcext:value-type="string">
            <text:p>http://upload.wikimedia.org/wikipedia/commons/e/e6/Flag_of_Slovakia.svg</text:p>
          </table:table-cell>
          <table:table-cell/>
          <table:table-cell office:value-type="string" calcext:value-type="string">
            <text:p>http://upload.wikimedia.org/wikipedia/commons/1/17/Flag_of_Sierra_Leone.svg</text:p>
          </table:table-cell>
          <table:table-cell office:value-type="string" calcext:value-type="string">
            <text:p>http://upload.wikimedia.org/wikipedia/commons/b/b1/Flag_of_San_Marino.svg</text:p>
          </table:table-cell>
          <table:table-cell/>
          <table:table-cell office:value-type="string" calcext:value-type="string">
            <text:p>http://upload.wikimedia.org/wikipedia/commons/f/fd/Flag_of_Senegal.svg</text:p>
          </table:table-cell>
          <table:table-cell office:value-type="string" calcext:value-type="string">
            <text:p>http://upload.wikimedia.org/wikipedia/commons/a/a0/Flag_of_Somalia.svg</text:p>
          </table:table-cell>
          <table:table-cell office:value-type="string" calcext:value-type="string">
            <text:p>http://upload.wikimedia.org/wikipedia/commons/4/4d/Flag_of_Somaliland.svg</text:p>
          </table:table-cell>
          <table:table-cell office:value-type="string" calcext:value-type="string">
            <text:p>http://upload.wikimedia.org/wikipedia/commons/1/12/Flag_of_South_Ossetia.svg</text:p>
          </table:table-cell>
          <table:table-cell office:value-type="string" calcext:value-type="string">
            <text:p>http://upload.wikimedia.org/wikipedia/commons/6/60/Flag_of_Suriname.svg</text:p>
          </table:table-cell>
          <table:table-cell office:value-type="string" calcext:value-type="string">
            <text:p>http://upload.wikimedia.org/wikipedia/commons/7/7a/Flag_of_South_Sudan.svg</text:p>
          </table:table-cell>
          <table:table-cell office:value-type="string" calcext:value-type="string">
            <text:p>http://upload.wikimedia.org/wikipedia/commons/4/4f/Flag_of_Sao_Tome_and_Principe.svg</text:p>
          </table:table-cell>
          <table:table-cell/>
          <table:table-cell office:value-type="string" calcext:value-type="string">
            <text:p>http://upload.wikimedia.org/wikipedia/commons/3/34/Flag_of_El_Salvador.svg</text:p>
          </table:table-cell>
          <table:table-cell/>
          <table:table-cell office:value-type="string" calcext:value-type="string">
            <text:p>http://upload.wikimedia.org/wikipedia/commons/d/d3/Flag_of_Sint_Maarten.svg</text:p>
          </table:table-cell>
          <table:table-cell office:value-type="string" calcext:value-type="string">
            <text:p>http://upload.wikimedia.org/wikipedia/commons/5/53/Flag_of_Syria.svg</text:p>
          </table:table-cell>
          <table:table-cell/>
          <table:table-cell office:value-type="string" calcext:value-type="string">
            <text:p>http://upload.wikimedia.org/wikipedia/commons/1/1e/Flag_of_Swaziland.svg</text:p>
          </table:table-cell>
          <table:table-cell/>
          <table:table-cell office:value-type="string" calcext:value-type="string">
            <text:p>http://upload.wikimedia.org/wikipedia/commons/a/a0/Flag_of_the_Turks_and_Caicos_Islands.svg</text:p>
          </table:table-cell>
          <table:table-cell office:value-type="string" calcext:value-type="string">
            <text:p>http://upload.wikimedia.org/wikipedia/commons/4/4b/Flag_of_Chad.svg</text:p>
          </table:table-cell>
          <table:table-cell office:value-type="string" calcext:value-type="string">
            <text:p>http://upload.wikimedia.org/wikipedia/commons/a/a7/Flag_of_the_French_Southern_and_Antarctic_Lands.svg</text:p>
          </table:table-cell>
          <table:table-cell office:value-type="string" calcext:value-type="string">
            <text:p>http://upload.wikimedia.org/wikipedia/commons/6/68/Flag_of_Togo.svg</text:p>
          </table:table-cell>
          <table:table-cell office:value-type="string" calcext:value-type="string">
            <text:p>http://upload.wikimedia.org/wikipedia/commons/a/a9/Flag_of_Thailand.svg</text:p>
          </table:table-cell>
          <table:table-cell office:value-type="string" calcext:value-type="string">
            <text:p>http://upload.wikimedia.org/wikipedia/commons/d/d0/Flag_of_Tajikistan.svg</text:p>
          </table:table-cell>
          <table:table-cell office:value-type="string" calcext:value-type="string">
            <text:p>http://upload.wikimedia.org/wikipedia/commons/2/26/Flag_of_East_Timor.svg</text:p>
          </table:table-cell>
          <table:table-cell office:value-type="string" calcext:value-type="string">
            <text:p>http://upload.wikimedia.org/wikipedia/commons/1/1b/Flag_of_Turkmenistan.svg</text:p>
          </table:table-cell>
          <table:table-cell office:value-type="string" calcext:value-type="string">
            <text:p>http://upload.wikimedia.org/wikipedia/commons/c/ce/Flag_of_Tunisia.svg</text:p>
          </table:table-cell>
          <table:table-cell office:value-type="string" calcext:value-type="string">
            <text:p>http://upload.wikimedia.org/wikipedia/commons/9/9a/Flag_of_Tonga.svg</text:p>
          </table:table-cell>
          <table:table-cell office:value-type="string" calcext:value-type="string">
            <text:p>http://upload.wikimedia.org/wikipedia/commons/b/b4/Flag_of_Turkey.svg</text:p>
          </table:table-cell>
          <table:table-cell office:value-type="string" calcext:value-type="string">
            <text:p>http://upload.wikimedia.org/wikipedia/commons/b/bc/Flag_of_Transnistria_%28state%29.svg</text:p>
          </table:table-cell>
          <table:table-cell/>
          <table:table-cell office:value-type="string" calcext:value-type="string">
            <text:p>http://upload.wikimedia.org/wikipedia/commons/6/64/Flag_of_Trinidad_and_Tobago.svg</text:p>
          </table:table-cell>
          <table:table-cell office:value-type="string" calcext:value-type="string">
            <text:p>http://upload.wikimedia.org/wikipedia/commons/3/38/Flag_of_Tuvalu.svg</text:p>
          </table:table-cell>
          <table:table-cell office:value-type="string" calcext:value-type="string">
            <text:p>http://upload.wikimedia.org/wikipedia/commons/7/72/Flag_of_the_Republic_of_China.svg</text:p>
          </table:table-cell>
          <table:table-cell office:value-type="string" calcext:value-type="string">
            <text:p>http://upload.wikimedia.org/wikipedia/commons/3/38/Flag_of_Tanzania.svg</text:p>
          </table:table-cell>
          <table:table-cell office:value-type="string" calcext:value-type="string">
            <text:p>http://upload.wikimedia.org/wikipedia/commons/4/49/Flag_of_Ukraine.svg</text:p>
          </table:table-cell>
          <table:table-cell office:value-type="string" calcext:value-type="string">
            <text:p>http://upload.wikimedia.org/wikipedia/commons/4/4e/Flag_of_Uganda.svg</text:p>
          </table:table-cell>
          <table:table-cell office:value-type="string" calcext:value-type="string">
            <text:p>http://upload.wikimedia.org/wikipedia/commons/2/2f/Flag_of_the_United_Nations.svg</text:p>
          </table:table-cell>
          <table:table-cell office:value-type="string" calcext:value-type="string">
            <text:p>http://upload.wikimedia.org/wikipedia/en/a/a4/Flag_of_the_United_States.svg</text:p>
          </table:table-cell>
          <table:table-cell office:value-type="string" calcext:value-type="string">
            <text:p>http://upload.wikimedia.org/wikipedia/commons/f/fe/Flag_of_Uruguay.svg</text:p>
          </table:table-cell>
          <table:table-cell office:value-type="string" calcext:value-type="string">
            <text:p>http://upload.wikimedia.org/wikipedia/commons/8/84/Flag_of_Uzbekistan.svg</text:p>
          </table:table-cell>
          <table:table-cell office:value-type="string" calcext:value-type="string">
            <text:p>http://upload.wikimedia.org/wikipedia/commons/0/00/Flag_of_the_Vatican_City.svg</text:p>
          </table:table-cell>
          <table:table-cell office:value-type="string" calcext:value-type="string">
            <text:p>http://upload.wikimedia.org/wikipedia/commons/6/6d/Flag_of_Saint_Vincent_and_the_Grenadines.svg</text:p>
          </table:table-cell>
          <table:table-cell office:value-type="string" calcext:value-type="string">
            <text:p>http://upload.wikimedia.org/wikipedia/commons/0/06/Flag_of_Venezuela.svg</text:p>
          </table:table-cell>
          <table:table-cell/>
          <table:table-cell office:value-type="string" calcext:value-type="string">
            <text:p>http://upload.wikimedia.org/wikipedia/commons/4/42/Flag_of_the_British_Virgin_Islands.svg</text:p>
          </table:table-cell>
          <table:table-cell office:value-type="string" calcext:value-type="string">
            <text:p>http://upload.wikimedia.org/wikipedia/commons/f/f8/Flag_of_the_United_States_Virgin_Islands.svg</text:p>
          </table:table-cell>
          <table:table-cell office:value-type="string" calcext:value-type="string">
            <text:p>http://upload.wikimedia.org/wikipedia/commons/2/21/Flag_of_Vietnam.svg</text:p>
          </table:table-cell>
          <table:table-cell office:value-type="string" calcext:value-type="string">
            <text:p>http://upload.wikimedia.org/wikipedia/commons/b/bc/Flag_of_Vanuatu.svg</text:p>
          </table:table-cell>
          <table:table-cell office:value-type="string" calcext:value-type="string">
            <text:p>http://upload.wikimedia.org/wikipedia/commons/d/d2/Flag_of_Wallis_and_Futuna.svg</text:p>
          </table:table-cell>
          <table:table-cell/>
          <table:table-cell office:value-type="string" calcext:value-type="string">
            <text:p>http://upload.wikimedia.org/wikipedia/commons/3/31/Flag_of_Samoa.svg</text:p>
          </table:table-cell>
          <table:table-cell office:value-type="string" calcext:value-type="string">
            <text:p>http://upload.wikimedia.org/wikipedia/commons/8/89/Flag_of_Yemen.svg</text:p>
          </table:table-cell>
          <table:table-cell office:value-type="string" calcext:value-type="string">
            <text:p>http://upload.wikimedia.org/wikipedia/commons/a/af/Flag_of_South_Africa.svg</text:p>
          </table:table-cell>
          <table:table-cell/>
          <table:table-cell office:value-type="string" calcext:value-type="string">
            <text:p>http://upload.wikimedia.org/wikipedia/commons/0/06/Flag_of_Zambia.svg</text:p>
          </table:table-cell>
          <table:table-cell office:value-type="string" calcext:value-type="string">
            <text:p>http://upload.wikimedia.org/wikipedia/commons/6/6a/Flag_of_Zimbabwe.svg</text:p>
          </table:table-cell>
        </table:table-row>
        <table:table-row table:style-name="ro1">
          <table:table-cell office:value-type="string" calcext:value-type="string">
            <text:p>201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4_05</text:p>
          </table:table-cell>
          <table:table-cell table:number-columns-repeated="189"/>
          <table:table-cell office:value-type="string" calcext:value-type="string">
            <text:p>http://upload.wikimedia.org/wikipedia/commons/e/ef/Flag_of_the_Donetsk_People%27s_Republic.svg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201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7</text:p>
          </table:table-cell>
          <table:table-cell table:number-columns-repeated="206"/>
          <table:table-cell office:value-type="string" calcext:value-type="string">
            <text:p>http://upload.wikimedia.org/wikipedia/commons/7/75/Flag_of_Paraguay_%281990-2013%29.svg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201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5</text:p>
          </table:table-cell>
          <table:table-cell table:number-columns-repeated="171"/>
          <table:table-cell office:value-type="string" calcext:value-type="string">
            <text:p>http://upload.wikimedia.org/wikipedia/commons/1/10/Flag_of_Malawi_%282010-2012%29.svg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201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10</text:p>
          </table:table-cell>
          <table:table-cell table:number-columns-repeated="152"/>
          <table:table-cell office:value-type="string" calcext:value-type="string">
            <text:p>http://upload.wikimedia.org/wikipedia/commons/4/4b/Flag_of_Libya_%281977-2011%29.svg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201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11</text:p>
          </table:table-cell>
          <table:table-cell table:number-columns-repeated="211"/>
          <table:table-cell office:value-type="string" calcext:value-type="string">
            <text:p>http://upload.wikimedia.org/wikipedia/commons/6/6d/Flag_of_Serbia_%282004-2010%29.svg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2010_10</text:p>
          </table:table-cell>
          <table:table-cell table:number-columns-repeated="176"/>
          <table:table-cell office:value-type="string" calcext:value-type="string">
            <text:p>http://upload.wikimedia.org/wikipedia/commons/9/92/Flag_of_the_Netherlands_Antilles_%281986-2010%29.svg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201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8</text:p>
          </table:table-cell>
          <table:table-cell table:number-columns-repeated="162"/>
          <table:table-cell office:value-type="string" calcext:value-type="string">
            <text:p>http://upload.wikimedia.org/wikipedia/commons/1/1d/Flag_of_Myanmar_%281974-2010%29.svg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2010_07</text:p>
          </table:table-cell>
          <table:table-cell table:number-columns-repeated="171"/>
          <table:table-cell office:value-type="string" calcext:value-type="string">
            <text:p>http://upload.wikimedia.org/wikipedia/commons/d/d1/Flag_of_Malawi.svg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201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1</text:p>
          </table:table-cell>
          <table:table-cell table:number-columns-repeated="120"/>
          <table:table-cell office:value-type="string" calcext:value-type="string">
            <text:p>http://upload.wikimedia.org/wikipedia/commons/c/c6/Flag_of_Iraq_%282004-2008%29.svg</text:p>
          </table:table-cell>
          <table:table-cell table:number-columns-repeated="165"/>
        </table:table-row>
        <table:table-row table:style-name="ro1">
          <table:table-cell office:value-type="string" calcext:value-type="string">
            <text:p>200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9</text:p>
          </table:table-cell>
          <table:table-cell table:number-columns-repeated="148"/>
          <table:table-cell office:value-type="string" calcext:value-type="string">
            <text:p>http://upload.wikimedia.org/wikipedia/commons/c/c0/Flag_of_Lesotho_%281987-2006%29.svg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200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6</text:p>
          </table:table-cell>
          <table:table-cell table:number-columns-repeated="211"/>
          <table:table-cell office:value-type="string" calcext:value-type="string">
            <text:p>http://upload.wikimedia.org/wikipedia/commons/9/90/Flag_of_Serbia_and_Montenegro.svg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200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4</text:p>
          </table:table-cell>
          <table:table-cell table:number-columns-repeated="65"/>
          <table:table-cell office:value-type="string" calcext:value-type="string">
            <text:p>http://upload.wikimedia.org/wikipedia/commons/6/63/Flag_of_Cyprus_%281960-2006%29.svg</text:p>
          </table:table-cell>
          <table:table-cell table:number-columns-repeated="220"/>
        </table:table-row>
        <table:table-row table:style-name="ro1">
          <table:table-cell office:value-type="string" calcext:value-type="string">
            <text:p>2006_03</text:p>
          </table:table-cell>
          <table:table-cell table:number-columns-repeated="272"/>
          <table:table-cell office:value-type="string" calcext:value-type="string">
            <text:p>http://upload.wikimedia.org/wikipedia/commons/d/dd/Flag_of_Venezuela_%281954-2006%29.sv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6_02</text:p>
          </table:table-cell>
          <table:table-cell table:number-columns-repeated="46"/>
          <table:table-cell office:value-type="string" calcext:value-type="string">
            <text:p>http://upload.wikimedia.org/wikipedia/commons/6/66/Flag_of_the_Democratic_Republic_of_the_Congo_%282003-2006%29.svg</text:p>
          </table:table-cell>
          <table:table-cell table:number-columns-repeated="155"/>
          <table:table-cell office:value-type="string" calcext:value-type="string">
            <text:p>http://upload.wikimedia.org/wikipedia/commons/7/77/Flag_of_Hejaz_1917.svg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2006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7</text:p>
          </table:table-cell>
          <table:table-cell table:number-columns-repeated="149"/>
          <table:table-cell office:value-type="string" calcext:value-type="string">
            <text:p>http://upload.wikimedia.org/wikipedia/commons/c/c9/Flag_of_Lithuania_%281988-2004%29.svg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2004_06</text:p>
          </table:table-cell>
          <table:table-cell table:number-columns-repeated="120"/>
          <table:table-cell office:value-type="string" calcext:value-type="string">
            <text:p>http://upload.wikimedia.org/wikipedia/commons/7/7b/Flag_of_Iraq_%281991-2004%29.svg</text:p>
          </table:table-cell>
          <table:table-cell table:number-columns-repeated="165"/>
        </table:table-row>
        <table:table-row table:style-name="ro1">
          <table:table-cell office:value-type="string" calcext:value-type="string">
            <text:p>200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4</text:p>
          </table:table-cell>
          <table:table-cell table:number-columns-repeated="59"/>
          <table:table-cell office:value-type="string" calcext:value-type="string">
            <text:p>-</text:p>
          </table:table-cell>
          <table:table-cell table:number-columns-repeated="226"/>
        </table:table-row>
        <table:table-row table:style-name="ro1">
          <table:table-cell office:value-type="string" calcext:value-type="string">
            <text:p>200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1</text:p>
          </table:table-cell>
          <table:table-cell table:number-columns-repeated="4"/>
          <table:table-cell office:value-type="string" calcext:value-type="string">
            <text:p>http://upload.wikimedia.org/wikipedia/commons/a/a8/Flag_of_Afghanistan_%282002-2004%29.svg</text:p>
          </table:table-cell>
          <table:table-cell table:number-columns-repeated="88"/>
          <table:table-cell office:value-type="string" calcext:value-type="string">
            <text:p>http://upload.wikimedia.org/wikipedia/commons/1/1e/Flag_of_Georgia_%281990-2004%29.svg</text:p>
          </table:table-cell>
          <table:table-cell table:number-columns-repeated="192"/>
        </table:table-row>
        <table:table-row table:style-name="ro1">
          <table:table-cell office:value-type="string" calcext:value-type="string">
            <text:p>200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1</text:p>
          </table:table-cell>
          <table:table-cell table:number-columns-repeated="46"/>
          <table:table-cell office:value-type="string" calcext:value-type="string">
            <text:p>http://upload.wikimedia.org/wikipedia/commons/1/1f/Flag_of_the_Democratic_Republic_of_the_Congo_%281997-2003%29.svg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200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6</text:p>
          </table:table-cell>
          <table:table-cell table:number-columns-repeated="4"/>
          <table:table-cell office:value-type="string" calcext:value-type="string">
            <text:p>http://upload.wikimedia.org/wikipedia/commons/7/73/Flag_of_Afghanistan_%281992-1996%3B_2001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2002_05</text:p>
          </table:table-cell>
          <table:table-cell table:number-columns-repeated="253"/>
          <table:table-cell office:value-type="string" calcext:value-type="string">
            <text:p>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0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2</text:p>
          </table:table-cell>
          <table:table-cell table:number-columns-repeated="27"/>
          <table:table-cell office:value-type="string" calcext:value-type="string">
            <text:p>http://upload.wikimedia.org/wikipedia/commons/f/f9/Flag_of_Bahrain_1972.svg</text:p>
          </table:table-cell>
          <table:table-cell table:number-columns-repeated="116"/>
          <table:table-cell office:value-type="string" calcext:value-type="string">
            <text:p>http://upload.wikimedia.org/wikipedia/commons/b/b3/Flag_of_Saint_Lucia_%281979-2002%29.svg</text:p>
          </table:table-cell>
          <table:table-cell table:number-columns-repeated="141"/>
        </table:table-row>
        <table:table-row table:style-name="ro1">
          <table:table-cell office:value-type="string" calcext:value-type="string">
            <text:p>2002_01</text:p>
          </table:table-cell>
          <table:table-cell table:number-columns-repeated="51"/>
          <table:table-cell office:value-type="string" calcext:value-type="string">
            <text:p>-</text:p>
          </table:table-cell>
          <table:table-cell table:number-columns-repeated="82"/>
          <table:table-cell office:value-type="string" calcext:value-type="string">
            <text:p>http://upload.wikimedia.org/wikipedia/commons/9/97/Flag_of_the_Comoros_%281996-2001%29.svg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2001_12</text:p>
          </table:table-cell>
          <table:table-cell table:number-columns-repeated="5"/>
          <table:table-cell office:value-type="string" calcext:value-type="string">
            <text:p>http://upload.wikimedia.org/wikipedia/commons/7/73/Flag_of_Afghanistan_%281992-1996%3B_2001%29.svg</text:p>
          </table:table-cell>
          <table:table-cell table:number-columns-repeated="280"/>
        </table:table-row>
        <table:table-row table:style-name="ro1">
          <table:table-cell office:value-type="string" calcext:value-type="string">
            <text:p>2001_11</text:p>
          </table:table-cell>
          <table:table-cell table:number-columns-repeated="4"/>
          <table:table-cell office:value-type="string" calcext:value-type="string">
            <text:p>http://upload.wikimedia.org/wikipedia/commons/2/24/Flag_of_Taliban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2001_10</text:p>
          </table:table-cell>
          <table:table-cell table:number-columns-repeated="213"/>
          <table:table-cell office:value-type="string" calcext:value-type="string">
            <text:p>http://upload.wikimedia.org/wikipedia/commons/7/7d/Flag_of_Rwanda_%281962-2001%29.svg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200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7</text:p>
          </table:table-cell>
          <table:table-cell table:number-columns-repeated="204"/>
          <table:table-cell office:value-type="string" calcext:value-type="string">
            <text:p>http://upload.wikimedia.org/wikipedia/commons/7/7a/Flag_of_Puntland.svg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200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1</text:p>
          </table:table-cell>
          <table:table-cell table:number-columns-repeated="254"/>
          <table:table-cell office:value-type="string" calcext:value-type="string">
            <text:p>http://upload.wikimedia.org/wikipedia/commons/f/f6/Flag_of_Turkmenistan_%281997-2001%29.sv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0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2</text:p>
          </table:table-cell>
          <table:table-cell table:number-columns-repeated="50"/>
          <table:table-cell office:value-type="string" calcext:value-type="string">
            <text:p>http://upload.wikimedia.org/wikipedia/commons/d/d6/Flag_of_Chechen_Republic_of_Ichkeria.svg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200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12</text:p>
          </table:table-cell>
          <table:table-cell table:number-columns-repeated="164"/>
          <table:table-cell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199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10</text:p>
          </table:table-cell>
          <table:table-cell table:number-columns-repeated="253"/>
          <table:table-cell office:value-type="string" calcext:value-type="string">
            <text:p>http://upload.wikimedia.org/wikipedia/commons/2/26/Flag_of_East_Timor.svg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9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8</text:p>
          </table:table-cell>
          <table:table-cell table:number-columns-repeated="128"/>
          <table:table-cell office:value-type="string" calcext:value-type="string">
            <text:p>http://upload.wikimedia.org/wikipedia/commons/7/79/Merchant_flag_of_Japan_%281870%29.svg</text:p>
          </table:table-cell>
          <table:table-cell table:number-columns-repeated="157"/>
        </table:table-row>
        <table:table-row table:style-name="ro1">
          <table:table-cell office:value-type="string" calcext:value-type="string">
            <text:p>199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6</text:p>
          </table:table-cell>
          <table:table-cell table:number-columns-repeated="255"/>
          <table:table-cell office:value-type="string" calcext:value-type="string">
            <text:p>http://upload.wikimedia.org/wikipedia/commons/b/b3/Pre-1999_Flag_of_Tunisia.sv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99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1</text:p>
          </table:table-cell>
          <table:table-cell table:number-columns-repeated="32"/>
          <table:table-cell office:value-type="string" calcext:value-type="string">
            <text:p>http://upload.wikimedia.org/wikipedia/commons/b/bf/Flag_of_Bermuda_1910-1999.svg</text:p>
          </table:table-cell>
          <table:table-cell table:number-columns-repeated="51"/>
          <table:table-cell office:value-type="string" calcext:value-type="string">
            <text:p>http://upload.wikimedia.org/wikipedia/commons/6/67/Flag_of_the_Falkland_Islands_%281948-1999%29.svg</text:p>
          </table:table-cell>
          <table:table-cell table:number-columns-repeated="55"/>
          <table:table-cell office:value-type="string" calcext:value-type="string">
            <text:p>http://upload.wikimedia.org/wikipedia/commons/6/6c/Flag_of_the_Cayman_Islands_%28pre-1999%29.svg</text:p>
          </table:table-cell>
          <table:table-cell table:number-columns-repeated="145"/>
        </table:table-row>
        <table:table-row table:style-name="ro1">
          <table:table-cell office:value-type="string" calcext:value-type="string">
            <text:p>1998_12</text:p>
          </table:table-cell>
          <table:table-cell table:number-columns-repeated="36"/>
          <table:table-cell office:value-type="string" calcext:value-type="string">
            <text:p>http://upload.wikimedia.org/wikipedia/commons/e/e4/Flag_of_Bougainville.svg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199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6</text:p>
          </table:table-cell>
          <table:table-cell table:number-columns-repeated="196"/>
          <table:table-cell office:value-type="string" calcext:value-type="string">
            <text:p>http://upload.wikimedia.org/wikipedia/commons/b/bd/Flag_of_the_Philippines_%28navy_blue%29.svg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199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2</text:p>
          </table:table-cell>
          <table:table-cell table:number-columns-repeated="20"/>
          <table:table-cell office:value-type="string" calcext:value-type="string">
            <text:p>http://upload.wikimedia.org/wikipedia/commons/e/e1/Flag_of_Bosnia_and_Herzegovina_%281992-1998%29.svg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199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10</text:p>
          </table:table-cell>
          <table:table-cell table:number-columns-repeated="4"/>
          <table:table-cell office:value-type="string" calcext:value-type="string">
            <text:p>http://upload.wikimedia.org/wikipedia/commons/e/eb/Flag_of_Taliban_%28original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9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7</text:p>
          </table:table-cell>
          <table:table-cell table:number-columns-repeated="108"/>
          <table:table-cell office:value-type="string" calcext:value-type="string">
            <text:p>http://upload.wikimedia.org/wikipedia/commons/8/85/Flag_of_Hong_Kong_1959.svg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199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5</text:p>
          </table:table-cell>
          <table:table-cell table:number-columns-repeated="46"/>
          <table:table-cell office:value-type="string" calcext:value-type="string">
            <text:p>http://upload.wikimedia.org/wikipedia/commons/5/5c/Flag_of_Zaire.svg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1997_04</text:p>
          </table:table-cell>
          <table:table-cell table:number-columns-repeated="261"/>
          <table:table-cell office:value-type="string" calcext:value-type="string">
            <text:p>http://upload.wikimedia.org/wikipedia/commons/0/0f/Flag_of_Tuvalu_%281995-1997%29.svg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99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2</text:p>
          </table:table-cell>
          <table:table-cell table:number-columns-repeated="254"/>
          <table:table-cell office:value-type="string" calcext:value-type="string">
            <text:p>http://upload.wikimedia.org/wikipedia/commons/9/98/Flag_of_Turkmenistan_%281992-1997%29.sv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9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10</text:p>
          </table:table-cell>
          <table:table-cell table:number-columns-repeated="80"/>
          <table:table-cell office:value-type="string" calcext:value-type="string">
            <text:p>http://upload.wikimedia.org/wikipedia/commons/2/2f/Flag_of_Ethiopia_%281996-2009%29.svg</text:p>
          </table:table-cell>
          <table:table-cell table:number-columns-repeated="53"/>
          <table:table-cell office:value-type="string" calcext:value-type="string">
            <text:p>http://upload.wikimedia.org/wikipedia/commons/f/f0/Flag_of_the_Comoros_%281992-1996%29.svg</text:p>
          </table:table-cell>
          <table:table-cell table:number-columns-repeated="99"/>
          <table:table-cell office:value-type="string" calcext:value-type="string">
            <text:p>http://upload.wikimedia.org/wikipedia/commons/6/6c/Flag_of_Somaliland_until_1996.svg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96_09</text:p>
          </table:table-cell>
          <table:table-cell table:number-columns-repeated="4"/>
          <table:table-cell office:value-type="string" calcext:value-type="string">
            <text:p>http://upload.wikimedia.org/wikipedia/commons/7/73/Flag_of_Afghanistan_%281992-1996%3B_2001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9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6</text:p>
          </table:table-cell>
          <table:table-cell table:number-columns-repeated="220"/>
          <table:table-cell office:value-type="string" calcext:value-type="string">
            <text:p>http://upload.wikimedia.org/wikipedia/commons/7/70/Flag_of_the_Seychelles_1977.svg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199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2</text:p>
          </table:table-cell>
          <table:table-cell table:number-columns-repeated="80"/>
          <table:table-cell office:value-type="string" calcext:value-type="string">
            <text:p>http://upload.wikimedia.org/wikipedia/commons/7/7c/Flag_of_Ethiopia_%281991-1996%29.svg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1996_01</text:p>
          </table:table-cell>
          <table:table-cell table:number-columns-repeated="261"/>
          <table:table-cell office:value-type="string" calcext:value-type="string">
            <text:p>http://upload.wikimedia.org/wikipedia/commons/9/9b/Flag_of_Tuvalu_%281995%29.svg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995_12</text:p>
          </table:table-cell>
          <table:table-cell table:number-columns-repeated="78"/>
          <table:table-cell office:value-type="string" calcext:value-type="string">
            <text:p>http://upload.wikimedia.org/wikipedia/commons/b/be/Flag_of_Eritrea_1993.svg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199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10</text:p>
          </table:table-cell>
          <table:table-cell table:number-columns-repeated="160"/>
          <table:table-cell office:value-type="string" calcext:value-type="string">
            <text:p>http://upload.wikimedia.org/wikipedia/commons/9/9d/Flag_of_the_Republic_of_Macedonia_1992-1995.svg</text:p>
          </table:table-cell>
          <table:table-cell table:number-columns-repeated="30"/>
          <table:table-cell office:value-type="string" calcext:value-type="string">
            <text:p>http://upload.wikimedia.org/wikipedia/commons/6/61/Flag_of_Oman_%281970-1995%29.svg</text:p>
          </table:table-cell>
          <table:table-cell table:number-columns-repeated="69"/>
          <table:table-cell office:value-type="string" calcext:value-type="string">
            <text:p>http://upload.wikimedia.org/wikipedia/commons/e/e3/Flag_of_Tuvalu_%281978-1995%29.svg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99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7</text:p>
          </table:table-cell>
          <table:table-cell table:number-columns-repeated="42"/>
          <table:table-cell office:value-type="string" calcext:value-type="string">
            <text:p>http://upload.wikimedia.org/wikipedia/commons/4/43/Flag_of_Belarus_%281991-1995%29.svg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199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12</text:p>
          </table:table-cell>
          <table:table-cell table:number-columns-repeated="90"/>
          <table:table-cell office:value-type="string" calcext:value-type="string">
            <text:p>http://upload.wikimedia.org/wikipedia/commons/6/69/Flag_of_Gagauzia.svg</text:p>
          </table:table-cell>
          <table:table-cell table:number-columns-repeated="195"/>
        </table:table-row>
        <table:table-row table:style-name="ro1">
          <table:table-cell office:value-type="string" calcext:value-type="string">
            <text:p>199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4</text:p>
          </table:table-cell>
          <table:table-cell table:number-columns-repeated="35"/>
          <table:table-cell office:value-type="string" calcext:value-type="string">
            <text:p>http://upload.wikimedia.org/wikipedia/commons/7/77/Flag_of_Bophuthatswana.svg</text:p>
          </table:table-cell>
          <table:table-cell table:number-columns-repeated="17"/>
          <table:table-cell office:value-type="string" calcext:value-type="string">
            <text:p>http://upload.wikimedia.org/wikipedia/commons/c/cc/Flag_of_Ciskei.svg</text:p>
          </table:table-cell>
          <table:table-cell table:number-columns-repeated="205"/>
          <table:table-cell office:value-type="string" calcext:value-type="string">
            <text:p>http://upload.wikimedia.org/wikipedia/commons/0/05/Flag_of_Transkei.svg</text:p>
          </table:table-cell>
          <table:table-cell table:number-columns-repeated="13"/>
          <table:table-cell office:value-type="string" calcext:value-type="string">
            <text:p>http://upload.wikimedia.org/wikipedia/commons/3/3a/Flag_of_Venda.svg</text:p>
          </table:table-cell>
          <table:table-cell table:number-columns-repeated="8"/>
          <table:table-cell office:value-type="string" calcext:value-type="string">
            <text:p>http://upload.wikimedia.org/wikipedia/commons/6/67/Flag_of_South_Africa_1928-1994.s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6</text:p>
          </table:table-cell>
          <table:table-cell table:number-columns-repeated="132"/>
          <table:table-cell office:value-type="string" calcext:value-type="string">
            <text:p>http://upload.wikimedia.org/wikipedia/commons/7/7b/Flag_of_Cambodia_under_UNTAC.svg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93_05</text:p>
          </table:table-cell>
          <table:table-cell table:number-columns-repeated="78"/>
          <table:table-cell office:value-type="string" calcext:value-type="string">
            <text:p>http://upload.wikimedia.org/wikipedia/commons/7/75/Flag_of_the_EPLF.svg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199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12</text:p>
          </table:table-cell>
          <table:table-cell table:number-columns-repeated="4"/>
          <table:table-cell office:value-type="string" calcext:value-type="string">
            <text:p>http://upload.wikimedia.org/wikipedia/commons/c/c1/Flag_of_Afghanistan_%281992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92_11</text:p>
          </table:table-cell>
          <table:table-cell table:number-columns-repeated="252"/>
          <table:table-cell office:value-type="string" calcext:value-type="string">
            <text:p>http://upload.wikimedia.org/wikipedia/commons/0/03/Flag_of_Tajikistan_1991-1992.svg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99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09</text:p>
          </table:table-cell>
          <table:table-cell table:number-columns-repeated="63"/>
          <table:table-cell office:value-type="string" calcext:value-type="string">
            <text:p>http://upload.wikimedia.org/wikipedia/commons/0/09/Flag_of_Cape_Verde_1975.svg</text:p>
          </table:table-cell>
          <table:table-cell table:number-columns-repeated="222"/>
        </table:table-row>
        <table:table-row table:style-name="ro1">
          <table:table-cell office:value-type="string" calcext:value-type="string">
            <text:p>199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07</text:p>
          </table:table-cell>
          <table:table-cell table:number-columns-repeated="160"/>
          <table:table-cell office:value-type="string" calcext:value-type="string">
            <text:p>http://upload.wikimedia.org/wikipedia/commons/1/1c/Flag_of_the_SR_Macedonia.svg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1992_06</text:p>
          </table:table-cell>
          <table:table-cell table:number-columns-repeated="134"/>
          <table:table-cell office:value-type="string" calcext:value-type="string">
            <text:p>http://upload.wikimedia.org/wikipedia/commons/3/3b/Flag_of_the_Comoros_%281978-1992%29.svg</text:p>
          </table:table-cell>
          <table:table-cell table:number-columns-repeated="6"/>
          <table:table-cell office:value-type="string" calcext:value-type="string">
            <text:p>http://upload.wikimedia.org/wikipedia/commons/1/14/Flag_of_Kazakh_SSR.svg</text:p>
          </table:table-cell>
          <table:table-cell table:number-columns-repeated="144"/>
        </table:table-row>
        <table:table-row table:style-name="ro1">
          <table:table-cell office:value-type="string" calcext:value-type="string">
            <text:p>1992_05</text:p>
          </table:table-cell>
          <table:table-cell table:number-columns-repeated="37"/>
          <table:table-cell office:value-type="string" calcext:value-type="string">
            <text:p>http://upload.wikimedia.org/wikipedia/commons/5/56/Flag_of_Brazil_%281968-1992%29.svg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1992_04</text:p>
          </table:table-cell>
          <table:table-cell table:number-columns-repeated="4"/>
          <table:table-cell office:value-type="string" calcext:value-type="string">
            <text:p>http://upload.wikimedia.org/wikipedia/commons/8/87/Flag_of_Afghanistan_%281987%E2%80%931992%29.svg</text:p>
          </table:table-cell>
          <table:table-cell table:number-columns-repeated="3"/>
          <table:table-cell office:value-type="string" calcext:value-type="string">
            <text:p>http://upload.wikimedia.org/wikipedia/commons/2/2b/Flag_of_Albania_%281946-1992%29.svg</text:p>
          </table:table-cell>
          <table:table-cell table:number-columns-repeated="202"/>
          <table:table-cell office:value-type="string" calcext:value-type="string">
            <text:p>http://upload.wikimedia.org/wikipedia/commons/7/71/Flag_of_SFR_Yugoslavia.svg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1992_03</text:p>
          </table:table-cell>
          <table:table-cell table:number-columns-repeated="131"/>
          <table:table-cell office:value-type="string" calcext:value-type="string">
            <text:p>http://upload.wikimedia.org/wikipedia/commons/9/95/Flag_of_Kyrgyz_SSR.svg</text:p>
          </table:table-cell>
          <table:table-cell table:number-columns-repeated="154"/>
        </table:table-row>
        <table:table-row table:style-name="ro1">
          <table:table-cell office:value-type="string" calcext:value-type="string">
            <text:p>1992_02</text:p>
          </table:table-cell>
          <table:table-cell table:number-columns-repeated="163"/>
          <table:table-cell office:value-type="string" calcext:value-type="string">
            <text:p>http://upload.wikimedia.org/wikipedia/commons/b/b4/Flag_of_the_People%27s_Republic_of_Mongolia_%281940-1992%29.svg</text:p>
          </table:table-cell>
          <table:table-cell table:number-columns-repeated="90"/>
          <table:table-cell office:value-type="string" calcext:value-type="string">
            <text:p>http://upload.wikimedia.org/wikipedia/commons/f/f3/Flag_of_Turkmen_SSR.sv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92_01</text:p>
          </table:table-cell>
          <table:table-cell table:number-columns-repeated="102"/>
          <table:table-cell office:value-type="string" calcext:value-type="string">
            <text:p>http://upload.wikimedia.org/wikipedia/commons/6/67/Flag_of_the_Falkland_Islands_%281948-1999%29.svg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1991_12</text:p>
          </table:table-cell>
          <table:table-cell table:number-columns-repeated="212"/>
          <table:table-cell office:value-type="string" calcext:value-type="string">
            <text:p>http://upload.wikimedia.org/wikipedia/commons/a/a9/Flag_of_the_Soviet_Union.sv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91_11</text:p>
          </table:table-cell>
          <table:table-cell table:number-columns-repeated="269"/>
          <table:table-cell office:value-type="string" calcext:value-type="string">
            <text:p>http://upload.wikimedia.org/wikipedia/commons/b/bb/Flag_of_Uzbek_SSR.sv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9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1_06</text:p>
          </table:table-cell>
          <table:table-cell table:number-columns-repeated="132"/>
          <table:table-cell office:value-type="string" calcext:value-type="string">
            <text:p>http://upload.wikimedia.org/wikipedia/commons/2/2b/Flag_of_the_State_of_Cambodia.svg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91_05</text:p>
          </table:table-cell>
          <table:table-cell table:number-columns-repeated="80"/>
          <table:table-cell office:value-type="string" calcext:value-type="string">
            <text:p>http://upload.wikimedia.org/wikipedia/commons/8/8a/Flag_of_Ethiopia_%281987%E2%80%931991%29.svg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199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1_01</text:p>
          </table:table-cell>
          <table:table-cell table:number-columns-repeated="120"/>
          <table:table-cell office:value-type="string" calcext:value-type="string">
            <text:p>http://upload.wikimedia.org/wikipedia/commons/0/04/Flag_of_Iraq_%281963-1991%29.svg</text:p>
          </table:table-cell>
          <table:table-cell table:number-columns-repeated="165"/>
        </table:table-row>
        <table:table-row table:style-name="ro1">
          <table:table-cell office:value-type="string" calcext:value-type="string">
            <text:p>1990_12</text:p>
          </table:table-cell>
          <table:table-cell table:number-columns-repeated="70"/>
          <table:table-cell office:value-type="string" calcext:value-type="string">
            <text:p>http://upload.wikimedia.org/wikipedia/commons/b/bb/Flag_of_Dominica_1988.svg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1990_11</text:p>
          </table:table-cell>
          <table:table-cell table:number-columns-repeated="26"/>
          <table:table-cell office:value-type="string" calcext:value-type="string">
            <text:p>http://upload.wikimedia.org/wikipedia/commons/d/da/Flag_of_Bulgaria_%281971-1990%29.svg</text:p>
          </table:table-cell>
          <table:table-cell table:number-columns-repeated="92"/>
          <table:table-cell office:value-type="string" calcext:value-type="string">
            <text:p>-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1990_10</text:p>
          </table:table-cell>
          <table:table-cell table:number-columns-repeated="74"/>
          <table:table-cell office:value-type="string" calcext:value-type="string">
            <text:p>http://upload.wikimedia.org/wikipedia/commons/f/f6/Flag_of_German_Democratic_Republic.svg</text:p>
          </table:table-cell>
          <table:table-cell table:number-columns-repeated="211"/>
        </table:table-row>
        <table:table-row table:style-name="ro1">
          <table:table-cell office:value-type="string" calcext:value-type="string">
            <text:p>199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8</text:p>
          </table:table-cell>
          <table:table-cell table:number-columns-repeated="30"/>
          <table:table-cell office:value-type="string" calcext:value-type="string">
            <text:p>http://upload.wikimedia.org/wikipedia/commons/a/ac/Flag_of_Benin_%281975-1990%29.svg</text:p>
          </table:table-cell>
          <table:table-cell table:number-columns-repeated="108"/>
          <table:table-cell office:value-type="string" calcext:value-type="string">
            <text:p>http://upload.wikimedia.org/wikipedia/commons/a/aa/Flag_of_Kuwait.svg</text:p>
          </table:table-cell>
          <table:table-cell table:number-columns-repeated="146"/>
        </table:table-row>
        <table:table-row table:style-name="ro1">
          <table:table-cell office:value-type="string" calcext:value-type="string">
            <text:p>199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6</text:p>
          </table:table-cell>
          <table:table-cell table:number-columns-repeated="48"/>
          <table:table-cell office:value-type="string" calcext:value-type="string">
            <text:p>http://upload.wikimedia.org/wikipedia/commons/d/d4/Flag_of_the_People%27s_Republic_of_Congo.svg</text:p>
          </table:table-cell>
          <table:table-cell table:number-columns-repeated="237"/>
        </table:table-row>
        <table:table-row table:style-name="ro1">
          <table:table-cell office:value-type="string" calcext:value-type="string">
            <text:p>1990_05</text:p>
          </table:table-cell>
          <table:table-cell table:number-columns-repeated="7"/>
          <table:table-cell office:value-type="string" calcext:value-type="string">
            <text:p>http://upload.wikimedia.org/wikipedia/commons/5/50/Flag_of_Anguilla_%281967-1969%29.svg</text:p>
          </table:table-cell>
          <table:table-cell table:number-columns-repeated="236"/>
          <table:table-cell office:value-type="string" calcext:value-type="string">
            <text:p>http://upload.wikimedia.org/wikipedia/commons/d/db/Flag_of_South_Yemen.svg</text:p>
          </table:table-cell>
          <table:table-cell table:number-columns-repeated="36"/>
          <table:table-cell office:value-type="string" calcext:value-type="string">
            <text:p>http://upload.wikimedia.org/wikipedia/commons/f/f6/Flag_of_North_Yemen.s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9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1</text:p>
          </table:table-cell>
          <table:table-cell table:number-columns-repeated="206"/>
          <table:table-cell office:value-type="string" calcext:value-type="string">
            <text:p>http://upload.wikimedia.org/wikipedia/commons/8/81/Flag_of_Paraguay_%281988-1990%29.svg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1989_12</text:p>
          </table:table-cell>
          <table:table-cell table:number-columns-repeated="210"/>
          <table:table-cell office:value-type="string" calcext:value-type="string">
            <text:p>http://upload.wikimedia.org/wikipedia/commons/7/7f/Flag_of_Romania_%281965-1989%29.svg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198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7</text:p>
          </table:table-cell>
          <table:table-cell table:number-columns-repeated="165"/>
          <table:table-cell office:value-type="string" calcext:value-type="string">
            <text:p>http://upload.wikimedia.org/wikipedia/commons/c/ce/Flag_of_the_Northern_Mariana_Islands_%281976-1989%29.svg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198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5</text:p>
          </table:table-cell>
          <table:table-cell table:number-columns-repeated="132"/>
          <table:table-cell office:value-type="string" calcext:value-type="string">
            <text:p>http://upload.wikimedia.org/wikipedia/commons/f/f1/PROKFlag1979-1989.svg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8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1</text:p>
          </table:table-cell>
          <table:table-cell table:number-columns-repeated="70"/>
          <table:table-cell office:value-type="string" calcext:value-type="string">
            <text:p>http://upload.wikimedia.org/wikipedia/commons/4/47/Flag_of_Dominica_1981.svg</text:p>
          </table:table-cell>
          <table:table-cell table:number-columns-repeated="135"/>
          <table:table-cell office:value-type="string" calcext:value-type="string">
            <text:p>http://upload.wikimedia.org/wikipedia/commons/e/e1/Flag_of_Paraguay_%281954-1988%29.svg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198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11</text:p>
          </table:table-cell>
          <table:table-cell table:number-columns-repeated="4"/>
          <table:table-cell office:value-type="string" calcext:value-type="string">
            <text:p>http://upload.wikimedia.org/wikipedia/commons/7/78/Flag_of_Afghanistan_%281980-1987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8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2</text:p>
          </table:table-cell>
          <table:table-cell table:number-columns-repeated="80"/>
          <table:table-cell office:value-type="string" calcext:value-type="string">
            <text:p>http://upload.wikimedia.org/wikipedia/commons/f/f0/Flag_of_Ethiopia_%281975%E2%80%931987%29.svg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1987_01</text:p>
          </table:table-cell>
          <table:table-cell table:number-columns-repeated="148"/>
          <table:table-cell office:value-type="string" calcext:value-type="string">
            <text:p>http://upload.wikimedia.org/wikipedia/commons/c/c9/Flag_of_Lesotho_%281966%29.svg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198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11</text:p>
          </table:table-cell>
          <table:table-cell table:number-columns-repeated="205"/>
          <table:table-cell office:value-type="string" calcext:value-type="string">
            <text:p>http://upload.wikimedia.org/wikipedia/commons/4/41/Flag_of_the_Trust_Territory_of_the_Pacific_Islands.svg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198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3</text:p>
          </table:table-cell>
          <table:table-cell table:number-columns-repeated="94"/>
          <table:table-cell office:value-type="string" calcext:value-type="string">
            <text:p>http://upload.wikimedia.org/wikipedia/commons/8/81/Flag_of_Guernsey_%281936%29.svg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1986_02</text:p>
          </table:table-cell>
          <table:table-cell table:number-columns-repeated="112"/>
          <table:table-cell office:value-type="string" calcext:value-type="string">
            <text:p>http://upload.wikimedia.org/wikipedia/commons/5/58/Flag_of_Haiti_%281964-1986%29.svg</text:p>
          </table:table-cell>
          <table:table-cell table:number-columns-repeated="83"/>
          <table:table-cell office:value-type="string" calcext:value-type="string">
            <text:p>http://upload.wikimedia.org/wikipedia/commons/e/e8/Flag_of_the_Philippines_%28light_blue%29.svg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1986_01</text:p>
          </table:table-cell>
          <table:table-cell table:number-columns-repeated="176"/>
          <table:table-cell office:value-type="string" calcext:value-type="string">
            <text:p>http://upload.wikimedia.org/wikipedia/commons/0/0f/Flag_of_the_Netherlands_Antilles_%281959-1986%29.svg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198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10</text:p>
          </table:table-cell>
          <table:table-cell table:number-columns-repeated="102"/>
          <table:table-cell office:value-type="string" calcext:value-type="string">
            <text:p>http://upload.wikimedia.org/wikipedia/commons/6/67/Flag_of_the_Falkland_Islands_%281948-1999%29.svg</text:p>
          </table:table-cell>
          <table:table-cell table:number-columns-repeated="168"/>
          <table:table-cell office:value-type="string" calcext:value-type="string">
            <text:p>http://upload.wikimedia.org/wikipedia/commons/1/11/Flag_of_Saint_Vincent_and_the_Grenadines_%281979-1985%29.sv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98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6</text:p>
          </table:table-cell>
          <table:table-cell table:number-columns-repeated="96"/>
          <table:table-cell office:value-type="string" calcext:value-type="string">
            <text:p>-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198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2</text:p>
          </table:table-cell>
          <table:table-cell table:number-columns-repeated="196"/>
          <table:table-cell office:value-type="string" calcext:value-type="string">
            <text:p>http://upload.wikimedia.org/wikipedia/commons/b/bd/Flag_of_the_Philippines_%28navy_blue%29.svg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1985_01</text:p>
          </table:table-cell>
          <table:table-cell table:number-columns-repeated="278"/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8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11</text:p>
          </table:table-cell>
          <table:table-cell table:number-columns-repeated="194"/>
          <table:table-cell office:value-type="string" calcext:value-type="string">
            <text:p>http://upload.wikimedia.org/wikipedia/commons/4/48/Flag_of_Tahiti.svg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1984_10</text:p>
          </table:table-cell>
          <table:table-cell table:number-columns-repeated="76"/>
          <table:table-cell office:value-type="string" calcext:value-type="string">
            <text:p>http://upload.wikimedia.org/wikipedia/commons/4/43/Flag_of_Egypt_%281972-1984%29.svg</text:p>
          </table:table-cell>
          <table:table-cell table:number-columns-repeated="148"/>
          <table:table-cell office:value-type="string" calcext:value-type="string">
            <text:p>http://upload.wikimedia.org/wikipedia/commons/e/e2/Flag_of_Saint_Helena_%281874-1984%29.sv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98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8</text:p>
          </table:table-cell>
          <table:table-cell table:number-columns-repeated="25"/>
          <table:table-cell office:value-type="string" calcext:value-type="string">
            <text:p>http://upload.wikimedia.org/wikipedia/commons/4/4a/Flag_of_Upper_Volta.svg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1984_07</text:p>
          </table:table-cell>
          <table:table-cell table:number-columns-repeated="64"/>
          <table:table-cell office:value-type="string" calcext:value-type="string">
            <text:p>http://upload.wikimedia.org/wikipedia/commons/9/9c/Flag_of_Cura%C3%A7ao_%281982-1984%29.svg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198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4</text:p>
          </table:table-cell>
          <table:table-cell table:number-columns-repeated="200"/>
          <table:table-cell office:value-type="string" calcext:value-type="string">
            <text:p>-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1984_03</text:p>
          </table:table-cell>
          <table:table-cell table:number-columns-repeated="178"/>
          <table:table-cell office:value-type="string" calcext:value-type="string">
            <text:p>http://upload.wikimedia.org/wikipedia/commons/5/58/Flag_of_the_Turkish_Republic_of_Northern_Cyprus_%281983%29.svg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198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9</text:p>
          </table:table-cell>
          <table:table-cell table:number-columns-repeated="135"/>
          <table:table-cell office:value-type="string" calcext:value-type="string">
            <text:p>http://upload.wikimedia.org/wikipedia/commons/b/b6/Flag_of_Saint_Christopher-Nevis-Anguilla.svg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198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5</text:p>
          </table:table-cell>
          <table:table-cell table:number-columns-repeated="174"/>
          <table:table-cell office:value-type="string" calcext:value-type="string">
            <text:p>http://upload.wikimedia.org/wikipedia/commons/e/e6/Flag_of_Mozambique_%281983%29.svg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1983_04</text:p>
          </table:table-cell>
          <table:table-cell table:number-columns-repeated="174"/>
          <table:table-cell office:value-type="string" calcext:value-type="string">
            <text:p>http://upload.wikimedia.org/wikipedia/commons/7/77/Flag_of_Mozambique_%281975-1983%29.svg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198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6</text:p>
          </table:table-cell>
          <table:table-cell table:number-columns-repeated="84"/>
          <table:table-cell office:value-type="string" calcext:value-type="string">
            <text:p>-</text:p>
          </table:table-cell>
          <table:table-cell table:number-columns-repeated="17"/>
          <table:table-cell office:value-type="string" calcext:value-type="string">
            <text:p>-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198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4</text:p>
          </table:table-cell>
          <table:table-cell table:number-columns-repeated="84"/>
          <table:table-cell office:value-type="string" calcext:value-type="string">
            <text:p>http://upload.wikimedia.org/wikipedia/commons/6/67/Flag_of_the_Falkland_Islands_%281948-1999%29.svg</text:p>
          </table:table-cell>
          <table:table-cell table:number-columns-repeated="17"/>
          <table:table-cell office:value-type="string" calcext:value-type="string">
            <text:p>http://upload.wikimedia.org/wikipedia/commons/6/67/Flag_of_the_Falkland_Islands_%281948-1999%29.svg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198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1</text:p>
          </table:table-cell>
          <table:table-cell table:number-columns-repeated="199"/>
          <table:table-cell office:value-type="string" calcext:value-type="string">
            <text:p>-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198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11</text:p>
          </table:table-cell>
          <table:table-cell table:number-columns-repeated="70"/>
          <table:table-cell office:value-type="string" calcext:value-type="string">
            <text:p>http://upload.wikimedia.org/wikipedia/commons/a/aa/Flag_of_Dominica_1978.svg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1981_10</text:p>
          </table:table-cell>
          <table:table-cell table:number-columns-repeated="79"/>
          <table:table-cell office:value-type="string" calcext:value-type="string">
            <text:p>http://upload.wikimedia.org/wikipedia/commons/b/b6/Flag_of_Spain_%281977_-_1981%29.svg</text:p>
          </table:table-cell>
          <table:table-cell table:number-columns-repeated="206"/>
        </table:table-row>
        <table:table-row table:style-name="ro1">
          <table:table-cell office:value-type="string" calcext:value-type="string">
            <text:p>1981_09</text:p>
          </table:table-cell>
          <table:table-cell table:number-columns-repeated="43"/>
          <table:table-cell office:value-type="string" calcext:value-type="string">
            <text:p>http://upload.wikimedia.org/wikipedia/commons/d/d6/Flag_of_British_Honduras_%281919-1981%29.svg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198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4</text:p>
          </table:table-cell>
          <table:table-cell table:number-columns-repeated="125"/>
          <table:table-cell office:value-type="string" calcext:value-type="string">
            <text:p>http://upload.wikimedia.org/wikipedia/commons/1/12/Flag_of_Jersey_%28pre_1981%29.svg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198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8</text:p>
          </table:table-cell>
          <table:table-cell table:number-columns-repeated="212"/>
          <table:table-cell office:value-type="string" calcext:value-type="string">
            <text:p>http://upload.wikimedia.org/wikipedia/commons/7/72/Flag_of_the_Soviet_Union_%281955-1980%29.sv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80_07</text:p>
          </table:table-cell>
          <table:table-cell table:number-columns-repeated="277"/>
          <table:table-cell office:value-type="string" calcext:value-type="string">
            <text:p>http://upload.wikimedia.org/wikipedia/commons/1/13/Flag_of_the_British_New_Hebrides_%281953-1980%29.sv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80_06</text:p>
          </table:table-cell>
          <table:table-cell table:number-columns-repeated="121"/>
          <table:table-cell office:value-type="string" calcext:value-type="string">
            <text:p>http://upload.wikimedia.org/wikipedia/commons/f/f5/State_flag_of_Iran_1964-1980.svg</text:p>
          </table:table-cell>
          <table:table-cell table:number-columns-repeated="164"/>
        </table:table-row>
        <table:table-row table:style-name="ro1">
          <table:table-cell office:value-type="string" calcext:value-type="string">
            <text:p>198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4</text:p>
          </table:table-cell>
          <table:table-cell table:number-columns-repeated="4"/>
          <table:table-cell office:value-type="string" calcext:value-type="string">
            <text:p>http://upload.wikimedia.org/wikipedia/commons/6/64/Flag_of_Afghanistan_%281978-1980%29.svg</text:p>
          </table:table-cell>
          <table:table-cell table:number-columns-repeated="280"/>
          <table:table-cell office:value-type="string" calcext:value-type="string">
            <text:p>http://upload.wikimedia.org/wikipedia/commons/a/af/Flag_of_Southern_Rhodesia.svg</text:p>
          </table:table-cell>
        </table:table-row>
        <table:table-row table:style-name="ro1">
          <table:table-cell office:value-type="string" calcext:value-type="string">
            <text:p>1980_03</text:p>
          </table:table-cell>
          <table:table-cell table:number-columns-repeated="243"/>
          <table:table-cell office:value-type="string" calcext:value-type="string">
            <text:p>http://upload.wikimedia.org/wikipedia/commons/e/ea/Flag_of_Syria_%281972-1980%29.svg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98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1</text:p>
          </table:table-cell>
          <table:table-cell table:number-columns-repeated="180"/>
          <table:table-cell office:value-type="string" calcext:value-type="string">
            <text:p>-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1979_12</text:p>
          </table:table-cell>
          <table:table-cell table:number-columns-repeated="285"/>
          <table:table-cell office:value-type="string" calcext:value-type="string">
            <text:p>http://upload.wikimedia.org/wikipedia/commons/3/3f/Flag_of_Zimbabwe_Rhodesia.svg</text:p>
          </table:table-cell>
        </table:table-row>
        <table:table-row table:style-name="ro1">
          <table:table-cell office:value-type="string" calcext:value-type="string">
            <text:p>197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10</text:p>
          </table:table-cell>
          <table:table-cell table:number-columns-repeated="271"/>
          <table:table-cell office:value-type="string" calcext:value-type="string">
            <text:p>http://upload.wikimedia.org/wikipedia/commons/5/55/Flag_of_Saint_Vincent_and_the_Grenadines_%281907-1979%29.sv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97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8</text:p>
          </table:table-cell>
          <table:table-cell table:number-columns-repeated="54"/>
          <table:table-cell office:value-type="string" calcext:value-type="string">
            <text:p>http://upload.wikimedia.org/wikipedia/commons/1/10/Flag_of_the_Cook_Islands_%281973-1979%29.svg</text:p>
          </table:table-cell>
          <table:table-cell table:number-columns-repeated="45"/>
          <table:table-cell office:value-type="string" calcext:value-type="string">
            <text:p>http://upload.wikimedia.org/wikipedia/commons/8/8d/Flag_of_Equatorial_Guinea_1973-1979.svg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1979_07</text:p>
          </table:table-cell>
          <table:table-cell table:number-columns-repeated="133"/>
          <table:table-cell office:value-type="string" calcext:value-type="string">
            <text:p>http://upload.wikimedia.org/wikipedia/commons/4/4d/Flag_of_Gilbert_and_Ellice_Islands.svg</text:p>
          </table:table-cell>
          <table:table-cell table:number-columns-repeated="151"/>
          <table:table-cell office:value-type="string" calcext:value-type="string">
            <text:p>http://upload.wikimedia.org/wikipedia/commons/e/e1/Flag_of_Rhodesia.svg</text:p>
          </table:table-cell>
        </table:table-row>
        <table:table-row table:style-name="ro1">
          <table:table-cell office:value-type="string" calcext:value-type="string">
            <text:p>197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2</text:p>
          </table:table-cell>
          <table:table-cell table:number-columns-repeated="144"/>
          <table:table-cell office:value-type="string" calcext:value-type="string">
            <text:p>http://upload.wikimedia.org/wikipedia/commons/e/ed/Flag_of_Saint_Lucia_%281967-1979%29.svg</text:p>
          </table:table-cell>
          <table:table-cell table:number-columns-repeated="141"/>
        </table:table-row>
        <table:table-row table:style-name="ro1">
          <table:table-cell office:value-type="string" calcext:value-type="string">
            <text:p>1979_01</text:p>
          </table:table-cell>
          <table:table-cell table:number-columns-repeated="132"/>
          <table:table-cell office:value-type="string" calcext:value-type="string">
            <text:p>http://upload.wikimedia.org/wikipedia/commons/a/a9/Flag_of_Democratic_Kampuchea.svg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78_12</text:p>
          </table:table-cell>
          <table:table-cell table:number-columns-repeated="101"/>
          <table:table-cell office:value-type="string" calcext:value-type="string">
            <text:p>http://upload.wikimedia.org/wikipedia/commons/6/6e/Flag_of_Greece_%281822-1978%29.svg</text:p>
          </table:table-cell>
          <table:table-cell table:number-columns-repeated="184"/>
        </table:table-row>
        <table:table-row table:style-name="ro1">
          <table:table-cell office:value-type="string" calcext:value-type="string">
            <text:p>1978_11</text:p>
          </table:table-cell>
          <table:table-cell table:number-columns-repeated="70"/>
          <table:table-cell office:value-type="string" calcext:value-type="string">
            <text:p>http://upload.wikimedia.org/wikipedia/commons/1/1e/Flag_of_Dominica%2C_1965-1978.png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1978_10</text:p>
          </table:table-cell>
          <table:table-cell table:number-columns-repeated="4"/>
          <table:table-cell office:value-type="string" calcext:value-type="string">
            <text:p>http://upload.wikimedia.org/wikipedia/commons/6/62/Flag_of_Afghanistan_%281978%29.svg</text:p>
          </table:table-cell>
          <table:table-cell table:number-columns-repeated="129"/>
          <table:table-cell office:value-type="string" calcext:value-type="string">
            <text:p>http://upload.wikimedia.org/wikipedia/commons/b/bf/Flag_of_Comoros_%281975-1978%29.svg</text:p>
          </table:table-cell>
          <table:table-cell table:number-columns-repeated="126"/>
          <table:table-cell office:value-type="string" calcext:value-type="string">
            <text:p>http://upload.wikimedia.org/wikipedia/commons/0/0d/Flag_of_Tuvalu_%281976-1978%29.svg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97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5</text:p>
          </table:table-cell>
          <table:table-cell table:number-columns-repeated="82"/>
          <table:table-cell office:value-type="string" calcext:value-type="string">
            <text:p>http://upload.wikimedia.org/wikipedia/commons/2/27/Flag_of_Finland_%281918%29.svg</text:p>
          </table:table-cell>
          <table:table-cell table:number-columns-repeated="203"/>
        </table:table-row>
        <table:table-row table:style-name="ro1">
          <table:table-cell office:value-type="string" calcext:value-type="string">
            <text:p>1978_04</text:p>
          </table:table-cell>
          <table:table-cell table:number-columns-repeated="4"/>
          <table:table-cell office:value-type="string" calcext:value-type="string">
            <text:p>http://upload.wikimedia.org/wikipedia/commons/3/3f/Flag_of_Afghanistan_%281974%E2%80%931978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7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11</text:p>
          </table:table-cell>
          <table:table-cell table:number-columns-repeated="152"/>
          <table:table-cell office:value-type="string" calcext:value-type="string">
            <text:p>http://en.wikipedia.org/wiki/File:Flag_of_Libya_(1972%E2%80%931977).svg</text:p>
          </table:table-cell>
          <table:table-cell table:number-columns-repeated="66"/>
          <table:table-cell office:value-type="string" calcext:value-type="string">
            <text:p>http://upload.wikimedia.org/wikipedia/commons/6/66/British_Solomon_Islands_Protectorate_1956-1966.gif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197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6</text:p>
          </table:table-cell>
          <table:table-cell table:number-columns-repeated="68"/>
          <table:table-cell office:value-type="string" calcext:value-type="string">
            <text:p>-</text:p>
          </table:table-cell>
          <table:table-cell table:number-columns-repeated="151"/>
          <table:table-cell office:value-type="string" calcext:value-type="string">
            <text:p>http://upload.wikimedia.org/wikipedia/commons/2/24/Flag_of_the_Seychelles_1976.svg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197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1</text:p>
          </table:table-cell>
          <table:table-cell table:number-columns-repeated="79"/>
          <table:table-cell office:value-type="string" calcext:value-type="string">
            <text:p>http://upload.wikimedia.org/wikipedia/commons/a/ae/Flag_of_Spain_%281945_-_1977%29.svg</text:p>
          </table:table-cell>
          <table:table-cell table:number-columns-repeated="206"/>
        </table:table-row>
        <table:table-row table:style-name="ro1">
          <table:table-cell office:value-type="string" calcext:value-type="string">
            <text:p>197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8</text:p>
          </table:table-cell>
          <table:table-cell table:number-columns-repeated="36"/>
          <table:table-cell office:value-type="string" calcext:value-type="string">
            <text:p>http://upload.wikimedia.org/wikipedia/commons/e/e4/Flag_of_Bougainville.svg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1976_07</text:p>
          </table:table-cell>
          <table:table-cell table:number-columns-repeated="241"/>
          <table:table-cell office:value-type="string" calcext:value-type="string">
            <text:p>http://upload.wikimedia.org/wikipedia/commons/4/4a/FNL_Flag.s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1976_06</text:p>
          </table:table-cell>
          <table:table-cell table:number-columns-repeated="220"/>
          <table:table-cell office:value-type="string" calcext:value-type="string">
            <text:p>http://upload.wikimedia.org/wikipedia/commons/c/c9/Flag_of_Seychelles_1961-1976.gif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197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2</text:p>
          </table:table-cell>
          <table:table-cell table:number-columns-repeated="77"/>
          <table:table-cell office:value-type="string" calcext:value-type="string">
            <text:p>http://upload.wikimedia.org/wikipedia/commons/2/2c/Flag_of_Morocco.svg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1976_01</text:p>
          </table:table-cell>
          <table:table-cell table:number-columns-repeated="132"/>
          <table:table-cell office:value-type="string" calcext:value-type="string">
            <text:p>http://upload.wikimedia.org/wikipedia/commons/8/83/Flag_of_Cambodia.svg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75_12</text:p>
          </table:table-cell>
          <table:table-cell table:number-columns-repeated="142"/>
          <table:table-cell office:value-type="string" calcext:value-type="string">
            <text:p>http://upload.wikimedia.org/wikipedia/commons/2/22/Flag_of_Laos_%281952-1975%29.svg</text:p>
          </table:table-cell>
          <table:table-cell table:number-columns-repeated="110"/>
          <table:table-cell office:value-type="string" calcext:value-type="string">
            <text:p>http://upload.wikimedia.org/wikipedia/commons/2/26/Flag_of_East_Timor.svg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75_11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18"/>
          <table:table-cell office:value-type="string" calcext:value-type="string">
            <text:p>http://upload.wikimedia.org/wikipedia/commons/0/0a/Flag_of_Benin.svg</text:p>
          </table:table-cell>
          <table:table-cell table:number-columns-repeated="14"/>
          <table:table-cell office:value-type="string" calcext:value-type="string">
            <text:p>http://upload.wikimedia.org/wikipedia/commons/6/6c/Flag_of_Cabinda_Province.svg</text:p>
          </table:table-cell>
          <table:table-cell table:number-columns-repeated="31"/>
          <table:table-cell office:value-type="string" calcext:value-type="string">
            <text:p>-</text:p>
          </table:table-cell>
          <table:table-cell table:number-columns-repeated="158"/>
          <table:table-cell office:value-type="string" calcext:value-type="string">
            <text:p>http://upload.wikimedia.org/wikipedia/commons/9/9d/Flag_of_Dutch_Guyana.svg</text:p>
          </table:table-cell>
          <table:table-cell table:number-columns-repeated="16"/>
          <table:table-cell office:value-type="string" calcext:value-type="string">
            <text:p>http://upload.wikimedia.org/wikipedia/commons/5/5c/Flag_of_Portugal.svg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75_10</text:p>
          </table:table-cell>
          <table:table-cell table:number-columns-repeated="133"/>
          <table:table-cell office:value-type="string" calcext:value-type="string">
            <text:p>http://upload.wikimedia.org/wikipedia/commons/4/4d/Flag_of_Gilbert_and_Ellice_Islands.svg</text:p>
          </table:table-cell>
          <table:table-cell table:number-columns-repeated="152"/>
        </table:table-row>
        <table:table-row table:style-name="ro1">
          <table:table-cell office:value-type="string" calcext:value-type="string">
            <text:p>1975_09</text:p>
          </table:table-cell>
          <table:table-cell table:number-columns-repeated="80"/>
          <table:table-cell office:value-type="string" calcext:value-type="string">
            <text:p>http://upload.wikimedia.org/wikipedia/commons/6/61/Flag_of_Ethiopia_%281974-1975%29.svg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197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07</text:p>
          </table:table-cell>
          <table:table-cell table:number-columns-repeated="63"/>
          <table:table-cell office:value-type="string" calcext:value-type="string">
            <text:p>-</text:p>
          </table:table-cell>
          <table:table-cell table:number-columns-repeated="70"/>
          <table:table-cell office:value-type="string" calcext:value-type="string">
            <text:p>http://upload.wikimedia.org/wikipedia/commons/0/02/Flag_of_the_Comoros_%281963_to_1975%29.svg</text:p>
          </table:table-cell>
          <table:table-cell table:number-columns-repeated="103"/>
          <table:table-cell office:value-type="string" calcext:value-type="string">
            <text:p>http://upload.wikimedia.org/wikipedia/commons/5/5c/Flag_of_Portugal.svg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975_06</text:p>
          </table:table-cell>
          <table:table-cell table:number-columns-repeated="101"/>
          <table:table-cell office:value-type="string" calcext:value-type="string">
            <text:p>http://upload.wikimedia.org/wikipedia/commons/3/38/Flag_of_Greece_%281970-1975%29.svg</text:p>
          </table:table-cell>
          <table:table-cell table:number-columns-repeated="72"/>
          <table:table-cell office:value-type="string" calcext:value-type="string">
            <text:p>-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1975_05</text:p>
          </table:table-cell>
          <table:table-cell table:number-columns-repeated="4"/>
          <table:table-cell office:value-type="string" calcext:value-type="string">
            <text:p>http://upload.wikimedia.org/wikipedia/commons/2/23/Flag_of_Afghanistan_%281973%E2%80%931974%29.svg</text:p>
          </table:table-cell>
          <table:table-cell table:number-columns-repeated="51"/>
          <table:table-cell office:value-type="string" calcext:value-type="string">
            <text:p>http://upload.wikimedia.org/wikipedia/commons/0/00/Flag_of_Cameroon_%281961-1975%29.svg</text:p>
          </table:table-cell>
          <table:table-cell table:number-columns-repeated="229"/>
        </table:table-row>
        <table:table-row table:style-name="ro1">
          <table:table-cell office:value-type="string" calcext:value-type="string">
            <text:p>1975_04</text:p>
          </table:table-cell>
          <table:table-cell table:number-columns-repeated="132"/>
          <table:table-cell office:value-type="string" calcext:value-type="string">
            <text:p>http://upload.wikimedia.org/wikipedia/commons/a/a8/Flag_of_the_Khmer_Republic.svg</text:p>
          </table:table-cell>
          <table:table-cell table:number-columns-repeated="108"/>
          <table:table-cell office:value-type="string" calcext:value-type="string">
            <text:p>http://upload.wikimedia.org/wikipedia/commons/e/e9/Flag_of_South_Vietnam.s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197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01</text:p>
          </table:table-cell>
          <table:table-cell table:number-columns-repeated="194"/>
          <table:table-cell office:value-type="string" calcext:value-type="string">
            <text:p>-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197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10</text:p>
          </table:table-cell>
          <table:table-cell table:number-columns-repeated="188"/>
          <table:table-cell office:value-type="string" calcext:value-type="string">
            <text:p>-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197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3</text:p>
          </table:table-cell>
          <table:table-cell table:number-columns-repeated="80"/>
          <table:table-cell office:value-type="string" calcext:value-type="string">
            <text:p>http://upload.wikimedia.org/wikipedia/commons/5/55/Flag_of_Ethiopia_%281897-1936%3B_1941-1974%29.svg</text:p>
          </table:table-cell>
          <table:table-cell table:number-columns-repeated="81"/>
          <table:table-cell office:value-type="string" calcext:value-type="string">
            <text:p>http://upload.wikimedia.org/wikipedia/commons/1/16/Flag_of_Burma_%281948-1974%29.svg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974_02</text:p>
          </table:table-cell>
          <table:table-cell table:number-columns-repeated="92"/>
          <table:table-cell office:value-type="string" calcext:value-type="string">
            <text:p>http://upload.wikimedia.org/wikipedia/commons/1/12/Flag_of_Grenada_1967.svg</text:p>
          </table:table-cell>
          <table:table-cell table:number-columns-repeated="193"/>
        </table:table-row>
        <table:table-row table:style-name="ro1">
          <table:table-cell office:value-type="string" calcext:value-type="string">
            <text:p>197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7</text:p>
          </table:table-cell>
          <table:table-cell table:number-columns-repeated="4"/>
          <table:table-cell office:value-type="string" calcext:value-type="string">
            <text:p>http://upload.wikimedia.org/wikipedia/commons/8/8b/Flag_of_Afghanistan_%281931%E2%80%931973%29.svg</text:p>
          </table:table-cell>
          <table:table-cell table:number-columns-repeated="33"/>
          <table:table-cell office:value-type="string" calcext:value-type="string">
            <text:p>http://upload.wikimedia.org/wikipedia/commons/4/47/Flag_of_the_Bahamas_%281953-1964%29.svg</text:p>
          </table:table-cell>
          <table:table-cell table:number-columns-repeated="15"/>
          <table:table-cell office:value-type="string" calcext:value-type="string">
            <text:p>-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197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3</text:p>
          </table:table-cell>
          <table:table-cell table:number-columns-repeated="215"/>
          <table:table-cell office:value-type="string" calcext:value-type="string">
            <text:p>http://upload.wikimedia.org/wikipedia/commons/3/3e/Flag_of_Saudi_Arabia_%281938-1973%29.svg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973_02</text:p>
          </table:table-cell>
          <table:table-cell table:number-columns-repeated="105"/>
          <table:table-cell office:value-type="string" calcext:value-type="string">
            <text:p>-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1973_01</text:p>
          </table:table-cell>
          <table:table-cell table:number-columns-repeated="100"/>
          <table:table-cell office:value-type="string" calcext:value-type="string">
            <text:p>http://upload.wikimedia.org/wikipedia/commons/3/31/Flag_of_Equatorial_Guinea.svg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197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8</text:p>
          </table:table-cell>
          <table:table-cell table:number-columns-repeated="27"/>
          <table:table-cell office:value-type="string" calcext:value-type="string">
            <text:p>http://upload.wikimedia.org/wikipedia/commons/e/e5/Flag_of_Bahrain_%281932_to_1972%29.svg</text:p>
          </table:table-cell>
          <table:table-cell table:number-columns-repeated="258"/>
        </table:table-row>
        <table:table-row table:style-name="ro1">
          <table:table-cell office:value-type="string" calcext:value-type="string">
            <text:p>197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5</text:p>
          </table:table-cell>
          <table:table-cell table:number-columns-repeated="146"/>
          <table:table-cell office:value-type="string" calcext:value-type="string">
            <text:p>http://upload.wikimedia.org/wikipedia/commons/f/f6/Flag_of_Ceylon_%281951-1972%29.svg</text:p>
          </table:table-cell>
          <table:table-cell table:number-columns-repeated="67"/>
          <table:table-cell office:value-type="string" calcext:value-type="string">
            <text:p>-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197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3</text:p>
          </table:table-cell>
          <table:table-cell table:number-columns-repeated="195"/>
          <table:table-cell office:value-type="string" calcext:value-type="string">
            <text:p>-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1972_02</text:p>
          </table:table-cell>
          <table:table-cell table:number-columns-repeated="208"/>
          <table:table-cell office:value-type="string" calcext:value-type="string">
            <text:p>http://upload.wikimedia.org/wikipedia/commons/6/6d/Flag_of_Sharjah.svg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1972_01</text:p>
          </table:table-cell>
          <table:table-cell table:number-columns-repeated="22"/>
          <table:table-cell office:value-type="string" calcext:value-type="string">
            <text:p>http://upload.wikimedia.org/wikipedia/commons/0/09/Flag_of_Bangladesh_%281971%29.svg</text:p>
          </table:table-cell>
          <table:table-cell table:number-columns-repeated="53"/>
          <table:table-cell office:value-type="string" calcext:value-type="string">
            <text:p>http://upload.wikimedia.org/wikipedia/commons/5/58/Flag_of_United_Arab_Republic.svg</text:p>
          </table:table-cell>
          <table:table-cell table:number-columns-repeated="209"/>
        </table:table-row>
        <table:table-row table:style-name="ro1">
          <table:table-cell office:value-type="string" calcext:value-type="string">
            <text:p>1971_12</text:p>
          </table:table-cell>
          <table:table-cell table:number-columns-repeated="3"/>
          <table:table-cell office:value-type="string" calcext:value-type="string">
            <text:p>http://upload.wikimedia.org/wikipedia/commons/0/03/Flag_of_the_Trucial_States.svg</text:p>
          </table:table-cell>
          <table:table-cell table:number-columns-repeated="148"/>
          <table:table-cell office:value-type="string" calcext:value-type="string">
            <text:p>http://upload.wikimedia.org/wikipedia/commons/c/c4/Flag_of_Libya_%281969%E2%80%931972%29.svg</text:p>
          </table:table-cell>
          <table:table-cell table:number-columns-repeated="90"/>
          <table:table-cell office:value-type="string" calcext:value-type="string">
            <text:p>http://upload.wikimedia.org/wikipedia/commons/1/18/Flag_of_Iraq_%281963-1991%29%3B_Flag_of_Syria_%281963-1972%29.svg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971_11</text:p>
          </table:table-cell>
          <table:table-cell table:number-columns-repeated="46"/>
          <table:table-cell office:value-type="string" calcext:value-type="string">
            <text:p>http://upload.wikimedia.org/wikipedia/commons/4/40/Flag_of_Congo-Kinshasa_%281966-1971%29.svg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197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9</text:p>
          </table:table-cell>
          <table:table-cell table:number-columns-repeated="207"/>
          <table:table-cell office:value-type="string" calcext:value-type="string">
            <text:p>http://upload.wikimedia.org/wikipedia/commons/c/c3/Flag_of_Qatar_%281949%29.svg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197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3</text:p>
          </table:table-cell>
          <table:table-cell table:number-columns-repeated="26"/>
          <table:table-cell office:value-type="string" calcext:value-type="string">
            <text:p>http://upload.wikimedia.org/wikipedia/commons/b/bd/Flag_of_Bulgaria_%281967-1971%29.svg</text:p>
          </table:table-cell>
          <table:table-cell table:number-columns-repeated="259"/>
        </table:table-row>
        <table:table-row table:style-name="ro1">
          <table:table-cell office:value-type="string" calcext:value-type="string">
            <text:p>197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10</text:p>
          </table:table-cell>
          <table:table-cell table:number-columns-repeated="83"/>
          <table:table-cell office:value-type="string" calcext:value-type="string">
            <text:p>http://upload.wikimedia.org/wikipedia/commons/4/44/Flag_of_Fiji_1924-1970.svg</text:p>
          </table:table-cell>
          <table:table-cell table:number-columns-repeated="48"/>
          <table:table-cell office:value-type="string" calcext:value-type="string">
            <text:p>http://upload.wikimedia.org/wikipedia/commons/8/83/Flag_of_Cambodia.svg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7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8</text:p>
          </table:table-cell>
          <table:table-cell table:number-columns-repeated="101"/>
          <table:table-cell office:value-type="string" calcext:value-type="string">
            <text:p>http://upload.wikimedia.org/wikipedia/commons/5/5c/Flag_of_Greece.svg</text:p>
          </table:table-cell>
          <table:table-cell table:number-columns-repeated="89"/>
          <table:table-cell office:value-type="string" calcext:value-type="string">
            <text:p>http://upload.wikimedia.org/wikipedia/commons/6/6f/Flag_of_Muscat.svg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197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5</text:p>
          </table:table-cell>
          <table:table-cell table:number-columns-repeated="222"/>
          <table:table-cell office:value-type="string" calcext:value-type="string">
            <text:p>http://upload.wikimedia.org/wikipedia/commons/f/f6/Flag_of_Sudan_%281956-1970%29.sv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97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1</text:p>
          </table:table-cell>
          <table:table-cell table:number-columns-repeated="29"/>
          <table:table-cell office:value-type="string" calcext:value-type="string">
            <text:p>http://upload.wikimedia.org/wikipedia/commons/8/82/Flag_of_Biafra.sv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1969_12</text:p>
          </table:table-cell>
          <table:table-cell table:number-columns-repeated="48"/>
          <table:table-cell office:value-type="string" calcext:value-type="string">
            <text:p>http://upload.wikimedia.org/wikipedia/commons/9/92/Flag_of_the_Republic_of_the_Congo.svg</text:p>
          </table:table-cell>
          <table:table-cell table:number-columns-repeated="179"/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69_11</text:p>
          </table:table-cell>
          <table:table-cell table:number-columns-repeated="152"/>
          <table:table-cell office:value-type="string" calcext:value-type="string">
            <text:p>http://upload.wikimedia.org/wikipedia/commons/0/05/Flag_of_Libya.svg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196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1</text:p>
          </table:table-cell>
          <table:table-cell table:number-columns-repeated="39"/>
          <table:table-cell office:value-type="string" calcext:value-type="string">
            <text:p>http://upload.wikimedia.org/wikipedia/commons/5/57/Flag_of_Bhutan_%281956-1969%29.svg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196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11</text:p>
          </table:table-cell>
          <table:table-cell table:number-columns-repeated="285"/>
          <table:table-cell office:value-type="string" calcext:value-type="string">
            <text:p>http://upload.wikimedia.org/wikipedia/commons/a/af/Flag_of_Southern_Rhodesia.svg</text:p>
          </table:table-cell>
        </table:table-row>
        <table:table-row table:style-name="ro1">
          <table:table-cell office:value-type="string" calcext:value-type="string">
            <text:p>1968_10</text:p>
          </table:table-cell>
          <table:table-cell table:number-columns-repeated="100"/>
          <table:table-cell office:value-type="string" calcext:value-type="string">
            <text:p>-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1968_09</text:p>
          </table:table-cell>
          <table:table-cell table:number-columns-repeated="172"/>
          <table:table-cell office:value-type="string" calcext:value-type="string">
            <text:p>http://upload.wikimedia.org/wikipedia/commons/8/8f/Flag_of_Mexico_%281934-1968%29.sv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196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6</text:p>
          </table:table-cell>
          <table:table-cell table:number-columns-repeated="32"/>
          <table:table-cell office:value-type="string" calcext:value-type="string">
            <text:p>http://upload.wikimedia.org/wikipedia/commons/3/3d/Government_Ensign_of_Bermuda_1910-1999.svg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1968_05</text:p>
          </table:table-cell>
          <table:table-cell table:number-columns-repeated="37"/>
          <table:table-cell office:value-type="string" calcext:value-type="string">
            <text:p>http://upload.wikimedia.org/wikipedia/commons/f/fa/Flag_of_Brazil_%281960-1968%29.svg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196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3</text:p>
          </table:table-cell>
          <table:table-cell table:number-columns-repeated="169"/>
          <table:table-cell office:value-type="string" calcext:value-type="string">
            <text:p>http://upload.wikimedia.org/wikipedia/commons/b/b3/Flag_of_Mauritius_1923.svg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196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1</text:p>
          </table:table-cell>
          <table:table-cell table:number-columns-repeated="26"/>
          <table:table-cell office:value-type="string" calcext:value-type="string">
            <text:p>http://upload.wikimedia.org/wikipedia/commons/8/87/Flag_of_Bulgaria_%281948-1967%29.svg</text:p>
          </table:table-cell>
          <table:table-cell table:number-columns-repeated="160"/>
          <table:table-cell office:value-type="string" calcext:value-type="string">
            <text:p>-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196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11</text:p>
          </table:table-cell>
          <table:table-cell table:number-columns-repeated="244"/>
          <table:table-cell office:value-type="string" calcext:value-type="string">
            <text:p>http://upload.wikimedia.org/wikipedia/commons/d/d7/Flag_of_the_Federation_of_South_Arabia.svg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967_10</text:p>
          </table:table-cell>
          <table:table-cell table:number-columns-repeated="245"/>
          <table:table-cell office:value-type="string" calcext:value-type="string">
            <text:p>-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67_09</text:p>
          </table:table-cell>
          <table:table-cell table:number-columns-repeated="24"/>
          <table:table-cell office:value-type="string" calcext:value-type="string">
            <text:p>http://upload.wikimedia.org/wikipedia/commons/5/52/Flag_of_the_Republic_of_Benin.svg</text:p>
          </table:table-cell>
          <table:table-cell table:number-columns-repeated="261"/>
        </table:table-row>
        <table:table-row table:style-name="ro1">
          <table:table-cell office:value-type="string" calcext:value-type="string">
            <text:p>196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3</text:p>
          </table:table-cell>
          <table:table-cell table:number-columns-repeated="28"/>
          <table:table-cell office:value-type="string" calcext:value-type="string">
            <text:p>http://upload.wikimedia.org/wikipedia/commons/5/54/Flag_of_Burundi_%281966_to_1967%29.svg</text:p>
          </table:table-cell>
          <table:table-cell table:number-columns-repeated="63"/>
          <table:table-cell office:value-type="string" calcext:value-type="string">
            <text:p>http://upload.wikimedia.org/wikipedia/commons/4/4e/Flag_of_Grenada_1903-1967.gif</text:p>
          </table:table-cell>
          <table:table-cell table:number-columns-repeated="193"/>
        </table:table-row>
        <table:table-row table:style-name="ro1">
          <table:table-cell office:value-type="string" calcext:value-type="string">
            <text:p>1967_02</text:p>
          </table:table-cell>
          <table:table-cell table:number-columns-repeated="6"/>
          <table:table-cell office:value-type="string" calcext:value-type="string">
            <text:p>http://upload.wikimedia.org/wikipedia/commons/0/0c/Flag_of_Antigua%2C_1957-1967.png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196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11</text:p>
          </table:table-cell>
          <table:table-cell table:number-columns-repeated="28"/>
          <table:table-cell office:value-type="string" calcext:value-type="string">
            <text:p>http://upload.wikimedia.org/wikipedia/commons/3/3f/Flag_of_Burundi_%281962_to_1966%29.svg</text:p>
          </table:table-cell>
          <table:table-cell table:number-columns-repeated="257"/>
        </table:table-row>
        <table:table-row table:style-name="ro1">
          <table:table-cell office:value-type="string" calcext:value-type="string">
            <text:p>1966_10</text:p>
          </table:table-cell>
          <table:table-cell table:number-columns-repeated="148"/>
          <table:table-cell office:value-type="string" calcext:value-type="string">
            <text:p>-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1966_09</text:p>
          </table:table-cell>
          <table:table-cell table:number-columns-repeated="41"/>
          <table:table-cell office:value-type="string" calcext:value-type="string">
            <text:p>-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196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5</text:p>
          </table:table-cell>
          <table:table-cell table:number-columns-repeated="106"/>
          <table:table-cell office:value-type="string" calcext:value-type="string">
            <text:p>http://upload.wikimedia.org/wikipedia/commons/a/a4/Flag_of_British_Guiana_1954-1966.png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196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2</text:p>
          </table:table-cell>
          <table:table-cell table:number-columns-repeated="95"/>
          <table:table-cell office:value-type="string" calcext:value-type="string">
            <text:p>http://upload.wikimedia.org/wikipedia/commons/3/37/Flag_of_Ghana_%281964-1966%29.svg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1966_01</text:p>
          </table:table-cell>
          <table:table-cell table:number-columns-repeated="46"/>
          <table:table-cell office:value-type="string" calcext:value-type="string">
            <text:p>http://upload.wikimedia.org/wikipedia/commons/3/3e/Flag_of_Congo-L%C3%A9opoldville_%281963-1966%29.svg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196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11</text:p>
          </table:table-cell>
          <table:table-cell table:number-columns-repeated="70"/>
          <table:table-cell office:value-type="string" calcext:value-type="string">
            <text:p>http://upload.wikimedia.org/wikipedia/commons/6/62/Flag_of_Dominica%2C_1955-1965.png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196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8</text:p>
          </table:table-cell>
          <table:table-cell table:number-columns-repeated="210"/>
          <table:table-cell office:value-type="string" calcext:value-type="string">
            <text:p>http://upload.wikimedia.org/wikipedia/commons/a/ac/Flag_of_Romania_%281952-1965%29.svg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1965_07</text:p>
          </table:table-cell>
          <table:table-cell table:number-columns-repeated="170"/>
          <table:table-cell office:value-type="string" calcext:value-type="string">
            <text:p>http://upload.wikimedia.org/wikipedia/commons/0/07/Flag_of_the_Maldives_1953.svg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196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2</text:p>
          </table:table-cell>
          <table:table-cell table:number-columns-repeated="44"/>
          <table:table-cell office:value-type="string" calcext:value-type="string">
            <text:p>http://upload.wikimedia.org/wikipedia/commons/b/b8/Canadian_Red_Ensign_1957-1965.svg</text:p>
          </table:table-cell>
          <table:table-cell table:number-columns-repeated="52"/>
          <table:table-cell office:value-type="string" calcext:value-type="string">
            <text:p>http://upload.wikimedia.org/wikipedia/commons/5/5e/Flag_of_The_Gambia_%281889-1965%29.svg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196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10</text:p>
          </table:table-cell>
          <table:table-cell table:number-columns-repeated="60"/>
          <table:table-cell office:value-type="string" calcext:value-type="string">
            <text:p>http://upload.wikimedia.org/wikipedia/commons/8/87/State_Flag_of_Costa_Rica_%281906-1964%29.PNG</text:p>
          </table:table-cell>
          <table:table-cell table:number-columns-repeated="223"/>
          <table:table-cell office:value-type="string" calcext:value-type="string">
            <text:p>http://upload.wikimedia.org/wikipedia/commons/c/c9/Flag_of_Northern_Rhodesia_%281939-1953%29.svg</text:p>
          </table:table-cell>
          <table:table-cell/>
        </table:table-row>
        <table:table-row table:style-name="ro1">
          <table:table-cell office:value-type="string" calcext:value-type="string">
            <text:p>1964_09</text:p>
          </table:table-cell>
          <table:table-cell table:number-columns-repeated="168"/>
          <table:table-cell office:value-type="string" calcext:value-type="string">
            <text:p>http://upload.wikimedia.org/wikipedia/commons/5/51/Flag_of_Malta_%281943-1964%29.sv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196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7</text:p>
          </table:table-cell>
          <table:table-cell table:number-columns-repeated="171"/>
          <table:table-cell office:value-type="string" calcext:value-type="string">
            <text:p>http://upload.wikimedia.org/wikipedia/commons/3/3a/Flag_of_Nyasaland_%281919-1964%29.svg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1964_06</text:p>
          </table:table-cell>
          <table:table-cell table:number-columns-repeated="112"/>
          <table:table-cell office:value-type="string" calcext:value-type="string">
            <text:p>http://upload.wikimedia.org/wikipedia/commons/5/56/Flag_of_Haiti.svg</text:p>
          </table:table-cell>
          <table:table-cell table:number-columns-repeated="150"/>
          <table:table-cell office:value-type="string" calcext:value-type="string">
            <text:p>http://upload.wikimedia.org/wikipedia/commons/1/1c/Flag_of_Tanganyika.sv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96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4</text:p>
          </table:table-cell>
          <table:table-cell table:number-columns-repeated="283"/>
          <table:table-cell office:value-type="string" calcext:value-type="string">
            <text:p>http://upload.wikimedia.org/wikipedia/commons/7/7d/Flag_of_Zanzibar_%28January-April_1964%29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1</text:p>
          </table:table-cell>
          <table:table-cell table:number-columns-repeated="95"/>
          <table:table-cell office:value-type="string" calcext:value-type="string">
            <text:p>http://upload.wikimedia.org/wikipedia/commons/1/19/Flag_of_Ghana.svg</text:p>
          </table:table-cell>
          <table:table-cell table:number-columns-repeated="25"/>
          <table:table-cell office:value-type="string" calcext:value-type="string">
            <text:p>http://upload.wikimedia.org/wikipedia/commons/a/a2/State_Flag_of_Iran_%281933-1964%29.svg</text:p>
          </table:table-cell>
          <table:table-cell table:number-columns-repeated="161"/>
          <table:table-cell office:value-type="string" calcext:value-type="string">
            <text:p>http://upload.wikimedia.org/wikipedia/commons/c/c4/Flag_of_the_Sultanate_of_Zanzibar_%281963%29.s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3_12</text:p>
          </table:table-cell>
          <table:table-cell table:number-columns-repeated="130"/>
          <table:table-cell office:value-type="string" calcext:value-type="string">
            <text:p>http://upload.wikimedia.org/wikipedia/commons/e/e2/Flag_of_British_East_Africa.svg</text:p>
          </table:table-cell>
          <table:table-cell table:number-columns-repeated="152"/>
          <table:table-cell office:value-type="string" calcext:value-type="string">
            <text:p>http://upload.wikimedia.org/wikipedia/commons/f/f3/Flag_of_Zanzibar_Under_British_Rule.svg</text:p>
          </table:table-cell>
          <table:table-cell/>
          <table:table-cell office:value-type="string" calcext:value-type="string">
            <text:p>http://upload.wikimedia.org/wikipedia/commons/4/42/Flag_of_the_Federation_of_Rhodesia_and_Nyasaland.svg</text:p>
          </table:table-cell>
        </table:table-row>
        <table:table-row table:style-name="ro1">
          <table:table-cell office:value-type="string" calcext:value-type="string">
            <text:p>196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9</text:p>
          </table:table-cell>
          <table:table-cell table:number-columns-repeated="173"/>
          <table:table-cell office:value-type="string" calcext:value-type="string">
            <text:p>http://upload.wikimedia.org/wikipedia/commons/4/4c/Flag_of_Malaya.svg</text:p>
          </table:table-cell>
          <table:table-cell table:number-columns-repeated="43"/>
          <table:table-cell office:value-type="string" calcext:value-type="string">
            <text:p>http://upload.wikimedia.org/wikipedia/commons/1/1c/Flag_of_North_Borneo_1948-1963.png</text:p>
          </table:table-cell>
          <table:table-cell office:value-type="string" calcext:value-type="string">
            <text:p>http://upload.wikimedia.org/wikipedia/commons/7/72/Flag_of_the_Crown_Colony_of_Sarawak_%281946%29.svg</text:p>
          </table:table-cell>
          <table:table-cell table:number-columns-repeated="5"/>
          <table:table-cell office:value-type="string" calcext:value-type="string">
            <text:p>http://upload.wikimedia.org/wikipedia/commons/4/48/Flag_of_Singapore.svg</text:p>
          </table:table-cell>
          <table:table-cell table:number-columns-repeated="14"/>
          <table:table-cell office:value-type="string" calcext:value-type="string">
            <text:p>http://upload.wikimedia.org/wikipedia/commons/e/e5/Flag_of_the_United_Suvadive_Republic.sv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96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7</text:p>
          </table:table-cell>
          <table:table-cell table:number-columns-repeated="46"/>
          <table:table-cell office:value-type="string" calcext:value-type="string">
            <text:p>http://upload.wikimedia.org/wikipedia/commons/c/cc/Flag_of_Congo-L%C3%A9opoldville_%281960-1963%29.svg</text:p>
          </table:table-cell>
          <table:table-cell table:number-columns-repeated="87"/>
          <table:table-cell office:value-type="string" calcext:value-type="string">
            <text:p>-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1963_06</text:p>
          </table:table-cell>
          <table:table-cell table:number-columns-repeated="120"/>
          <table:table-cell office:value-type="string" calcext:value-type="string">
            <text:p>http://upload.wikimedia.org/wikipedia/commons/0/06/Flag_of_Iraq_%281959-1963%29.svg</text:p>
          </table:table-cell>
          <table:table-cell table:number-columns-repeated="165"/>
        </table:table-row>
        <table:table-row table:style-name="ro1">
          <table:table-cell office:value-type="string" calcext:value-type="string">
            <text:p>1963_05</text:p>
          </table:table-cell>
          <table:table-cell table:number-columns-repeated="279"/>
          <table:table-cell office:value-type="string" calcext:value-type="string">
            <text:p>http://upload.wikimedia.org/wikipedia/commons/2/2f/Flag_of_the_United_Nations.sv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1</text:p>
          </table:table-cell>
          <table:table-cell table:number-columns-repeated="129"/>
          <table:table-cell office:value-type="string" calcext:value-type="string">
            <text:p>http://upload.wikimedia.org/wikipedia/commons/9/95/Flag_of_Katanga.svg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1962_12</text:p>
          </table:table-cell>
          <table:table-cell table:number-columns-repeated="186"/>
          <table:table-cell office:value-type="string" calcext:value-type="string">
            <text:p>http://upload.wikimedia.org/wikipedia/commons/8/8e/Flag_of_Nepal_%2819th_century-1962%29.svg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1962_11</text:p>
          </table:table-cell>
          <table:table-cell table:number-columns-repeated="78"/>
          <table:table-cell office:value-type="string" calcext:value-type="string">
            <text:p>http://upload.wikimedia.org/wikipedia/commons/1/1e/Flag_of_Eritrea_%281952-1961%29.svg</text:p>
          </table:table-cell>
          <table:table-cell table:number-columns-repeated="202"/>
          <table:table-cell office:value-type="string" calcext:value-type="string">
            <text:p>http://upload.wikimedia.org/wikipedia/commons/5/58/Flag_of_United_Arab_Republic.s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62_10</text:p>
          </table:table-cell>
          <table:table-cell table:number-columns-repeated="205"/>
          <table:table-cell office:value-type="string" calcext:value-type="string">
            <text:p>-</text:p>
          </table:table-cell>
          <table:table-cell table:number-columns-repeated="59"/>
          <table:table-cell office:value-type="string" calcext:value-type="string">
            <text:p>http://upload.wikimedia.org/wikipedia/commons/0/0b/Flag_of_Uganda_1962.svg</text:p>
          </table:table-cell>
          <table:table-cell table:number-columns-repeated="13"/>
          <table:table-cell office:value-type="string" calcext:value-type="string">
            <text:p>http://upload.wikimedia.org/wikipedia/commons/e/ed/Morning_Star_flag.sv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2_09</text:p>
          </table:table-cell>
          <table:table-cell table:number-columns-repeated="281"/>
          <table:table-cell office:value-type="string" calcext:value-type="string">
            <text:p>http://upload.wikimedia.org/wikipedia/commons/b/b6/Flag_of_the_Mutawakkilite_Kingdom_of_Yemen.s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62_08</text:p>
          </table:table-cell>
          <table:table-cell table:number-columns-repeated="126"/>
          <table:table-cell office:value-type="string" calcext:value-type="string">
            <text:p>http://upload.wikimedia.org/wikipedia/commons/9/9f/Flag_of_Jamaica_%281962%29.svg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1962_07</text:p>
          </table:table-cell>
          <table:table-cell table:number-columns-repeated="28"/>
          <table:table-cell office:value-type="string" calcext:value-type="string">
            <text:p>-</text:p>
          </table:table-cell>
          <table:table-cell table:number-columns-repeated="97"/>
          <table:table-cell office:value-type="string" calcext:value-type="string">
            <text:p>http://upload.wikimedia.org/wikipedia/commons/a/aa/Flag_of_Jamaica_%281957-1962%29.svg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196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2_05</text:p>
          </table:table-cell>
          <table:table-cell table:number-columns-repeated="260"/>
          <table:table-cell office:value-type="string" calcext:value-type="string">
            <text:p>http://upload.wikimedia.org/wikipedia/commons/8/8f/Flag_of_the_West_Indies_Federation.svg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962_04</text:p>
          </table:table-cell>
          <table:table-cell table:number-columns-repeated="244"/>
          <table:table-cell office:value-type="string" calcext:value-type="string">
            <text:p>http://upload.wikimedia.org/wikipedia/commons/b/b7/Flag_of_the_Colony_of_Aden.svg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962_03</text:p>
          </table:table-cell>
          <table:table-cell table:number-columns-repeated="265"/>
          <table:table-cell office:value-type="string" calcext:value-type="string">
            <text:p>http://upload.wikimedia.org/wikipedia/commons/b/b7/Flag_of_the_Uganda_Protectorate.sv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6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12</text:p>
          </table:table-cell>
          <table:table-cell table:number-columns-repeated="99"/>
          <table:table-cell office:value-type="string" calcext:value-type="string">
            <text:p>-</text:p>
          </table:table-cell>
          <table:table-cell table:number-columns-repeated="163"/>
          <table:table-cell office:value-type="string" calcext:value-type="string">
            <text:p>http://upload.wikimedia.org/wikipedia/commons/a/a0/Flag_of_Tanganyika_%281919-1961%29.svg</text:p>
          </table:table-cell>
          <table:table-cell table:number-columns-repeated="15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10</text:p>
          </table:table-cell>
          <table:table-cell table:number-columns-repeated="56"/>
          <table:table-cell office:value-type="string" calcext:value-type="string">
            <text:p>http://upload.wikimedia.org/wikipedia/commons/1/18/Flag_of_Cameroon_%281957%29.svg</text:p>
          </table:table-cell>
          <table:table-cell table:number-columns-repeated="164"/>
          <table:table-cell office:value-type="string" calcext:value-type="string">
            <text:p>http://upload.wikimedia.org/wikipedia/commons/2/26/British_Cameroons_Flag.gif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1961_09</text:p>
          </table:table-cell>
          <table:table-cell table:number-columns-repeated="139"/>
          <table:table-cell office:value-type="string" calcext:value-type="string">
            <text:p>http://upload.wikimedia.org/wikipedia/commons/e/ee/Flag_of_Kuwait_1956-1961_For_maritime_use_style_1.png</text:p>
          </table:table-cell>
          <table:table-cell table:number-columns-repeated="146"/>
        </table:table-row>
        <table:table-row table:style-name="ro1">
          <table:table-cell office:value-type="string" calcext:value-type="string">
            <text:p>196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4</text:p>
          </table:table-cell>
          <table:table-cell table:number-columns-repeated="220"/>
          <table:table-cell office:value-type="string" calcext:value-type="string">
            <text:p>http://upload.wikimedia.org/wikipedia/commons/8/8e/Flag_of_Seychelles_1903-1961.gif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1961_03</text:p>
          </table:table-cell>
          <table:table-cell table:number-columns-repeated="161"/>
          <table:table-cell office:value-type="string" calcext:value-type="string">
            <text:p>http://upload.wikimedia.org/wikipedia/commons/8/83/Flag_of_Mali_1959-1961.svg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196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10</text:p>
          </table:table-cell>
          <table:table-cell table:number-columns-repeated="181"/>
          <table:table-cell office:value-type="string" calcext:value-type="string">
            <text:p>http://upload.wikimedia.org/wikipedia/commons/4/42/Flag_of_British_Colonial_Nigeria.svg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196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8</text:p>
          </table:table-cell>
          <table:table-cell table:number-columns-repeated="65"/>
          <table:table-cell office:value-type="string" calcext:value-type="string">
            <text:p>http://upload.wikimedia.org/wikipedia/commons/2/25/Flag_of_Cyprus_%281960%29.svg</text:p>
          </table:table-cell>
          <table:table-cell table:number-columns-repeated="23"/>
          <table:table-cell office:value-type="string" calcext:value-type="string">
            <text:p>http://upload.wikimedia.org/wikipedia/commons/d/d0/Flag_of_Gabon_1959-1960.svg</text:p>
          </table:table-cell>
          <table:table-cell table:number-columns-repeated="144"/>
          <table:table-cell office:value-type="string" calcext:value-type="string">
            <text:p>http://upload.wikimedia.org/wikipedia/commons/a/a0/Flag_of_Somalia.svg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60_07</text:p>
          </table:table-cell>
          <table:table-cell table:number-columns-repeated="46"/>
          <table:table-cell office:value-type="string" calcext:value-type="string">
            <text:p>http://upload.wikimedia.org/wikipedia/commons/d/d8/Flag_of_Congo_Free_State.svg</text:p>
          </table:table-cell>
          <table:table-cell table:number-columns-repeated="187"/>
          <table:table-cell office:value-type="string" calcext:value-type="string">
            <text:p>http://upload.wikimedia.org/wikipedia/commons/6/62/Flag_of_British_Somaliland_%281950-60%29.png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60_06</text:p>
          </table:table-cell>
          <table:table-cell table:number-columns-repeated="37"/>
          <table:table-cell office:value-type="string" calcext:value-type="string">
            <text:p>http://upload.wikimedia.org/wikipedia/commons/d/d6/Flag_of_Brazil_%281889-1960%29.svg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196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4</text:p>
          </table:table-cell>
          <table:table-cell table:number-columns-repeated="14"/>
          <table:table-cell office:value-type="string" calcext:value-type="string">
            <text:p>-</text:p>
          </table:table-cell>
          <table:table-cell table:number-columns-repeated="50"/>
          <table:table-cell office:value-type="string" calcext:value-type="string">
            <text:p>http://upload.wikimedia.org/wikipedia/commons/b/b0/Flag_of_Cyprus_%281922-1960%29.svg</text:p>
          </table:table-cell>
          <table:table-cell table:number-columns-repeated="163"/>
          <table:table-cell office:value-type="string" calcext:value-type="string">
            <text:p>http://upload.wikimedia.org/wikipedia/commons/4/43/Flag_of_Sierra_Leone_1916-1961.gif</text:p>
          </table:table-cell>
          <table:table-cell table:number-columns-repeated="20"/>
          <table:table-cell office:value-type="string" calcext:value-type="string">
            <text:p>http://upload.wikimedia.org/wikipedia/commons/9/91/Flag_of_Togo_%281958-1960%29.sv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196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12</text:p>
          </table:table-cell>
          <table:table-cell table:number-columns-repeated="25"/>
          <table:table-cell office:value-type="string" calcext:value-type="string">
            <text:p>-</text:p>
          </table:table-cell>
          <table:table-cell table:number-columns-repeated="26"/>
          <table:table-cell office:value-type="string" calcext:value-type="string">
            <text:p>-</text:p>
          </table:table-cell>
          <table:table-cell table:number-columns-repeated="171"/>
          <table:table-cell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59_11</text:p>
          </table:table-cell>
          <table:table-cell table:number-columns-repeated="30"/>
          <table:table-cell office:value-type="string" calcext:value-type="string">
            <text:p>-</text:p>
          </table:table-cell>
          <table:table-cell table:number-columns-repeated="148"/>
          <table:table-cell office:value-type="string" calcext:value-type="string">
            <text:p>-</text:p>
          </table:table-cell>
          <table:table-cell table:number-columns-repeated="56"/>
          <table:table-cell office:value-type="string" calcext:value-type="string">
            <text:p>-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1959_10</text:p>
          </table:table-cell>
          <table:table-cell table:number-columns-repeated="74"/>
          <table:table-cell office:value-type="string" calcext:value-type="string">
            <text:p>http://upload.wikimedia.org/wikipedia/en/b/ba/Flag_of_Germany.svg</text:p>
          </table:table-cell>
          <table:table-cell table:number-columns-repeated="101"/>
          <table:table-cell office:value-type="string" calcext:value-type="string">
            <text:p>-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1959_09</text:p>
          </table:table-cell>
          <table:table-cell table:number-columns-repeated="33"/>
          <table:table-cell office:value-type="string" calcext:value-type="string">
            <text:p>http://upload.wikimedia.org/wikipedia/commons/6/67/Flag_of_Brunei_1906-1959.svg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1959_08</text:p>
          </table:table-cell>
          <table:table-cell table:number-columns-repeated="107"/>
          <table:table-cell office:value-type="string" calcext:value-type="string">
            <text:p>http://upload.wikimedia.org/wikipedia/commons/e/ef/Flag_of_Hawaii.svg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1959_07</text:p>
          </table:table-cell>
          <table:table-cell table:number-columns-repeated="120"/>
          <table:table-cell office:value-type="string" calcext:value-type="string">
            <text:p>http://upload.wikimedia.org/wikipedia/commons/5/5f/Flag_of_Iraq_%281921%E2%80%931959%29.svg</text:p>
          </table:table-cell>
          <table:table-cell table:number-columns-repeated="146"/>
          <table:table-cell office:value-type="string" calcext:value-type="string">
            <text:p>http://upload.wikimedia.org/wikipedia/commons/1/1a/US_flag_48_stars.sv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959_06</text:p>
          </table:table-cell>
          <table:table-cell table:number-columns-repeated="89"/>
          <table:table-cell office:value-type="string" calcext:value-type="string">
            <text:p>-</text:p>
          </table:table-cell>
          <table:table-cell table:number-columns-repeated="119"/>
          <table:table-cell office:value-type="string" calcext:value-type="string">
            <text:p>-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195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4</text:p>
          </table:table-cell>
          <table:table-cell table:number-columns-repeated="161"/>
          <table:table-cell office:value-type="string" calcext:value-type="string">
            <text:p>http://upload.wikimedia.org/wikipedia/commons/6/67/Flag_of_French_Sudan_%281958-1959%29.svg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65"/>
          <table:table-cell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95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1</text:p>
          </table:table-cell>
          <table:table-cell table:number-columns-repeated="9"/>
          <table:table-cell office:value-type="string" calcext:value-type="string">
            <text:p>http://upload.wikimedia.org/wikipedia/commons/e/e6/Flag_of_Alaska.svg</text:p>
          </table:table-cell>
          <table:table-cell table:number-columns-repeated="46"/>
          <table:table-cell office:value-type="string" calcext:value-type="string">
            <text:p>-</text:p>
          </table:table-cell>
          <table:table-cell table:number-columns-repeated="51"/>
          <table:table-cell office:value-type="string" calcext:value-type="string">
            <text:p>http://upload.wikimedia.org/wikipedia/commons/d/df/Flag_of_Hong_Kong_1910.png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1958_12</text:p>
          </table:table-cell>
          <table:table-cell table:number-columns-repeated="81"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1958_11</text:p>
          </table:table-cell>
          <table:table-cell table:number-columns-repeated="98"/>
          <table:table-cell office:value-type="string" calcext:value-type="string">
            <text:p>-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1958_10</text:p>
          </table:table-cell>
          <table:table-cell table:number-columns-repeated="158"/>
          <table:table-cell office:value-type="string" calcext:value-type="string">
            <text:p>-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195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7</text:p>
          </table:table-cell>
          <table:table-cell table:number-columns-repeated="120"/>
          <table:table-cell office:value-type="string" calcext:value-type="string">
            <text:p>http://upload.wikimedia.org/wikipedia/commons/c/c5/Flag_of_the_Arab_Federation.svg</text:p>
          </table:table-cell>
          <table:table-cell table:number-columns-repeated="165"/>
        </table:table-row>
        <table:table-row table:style-name="ro1">
          <table:table-cell office:value-type="string" calcext:value-type="string">
            <text:p>195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5</text:p>
          </table:table-cell>
          <table:table-cell table:number-columns-repeated="140"/>
          <table:table-cell office:value-type="string" calcext:value-type="string">
            <text:p>-</text:p>
          </table:table-cell>
          <table:table-cell table:number-columns-repeated="145"/>
        </table:table-row>
        <table:table-row table:style-name="ro1">
          <table:table-cell office:value-type="string" calcext:value-type="string">
            <text:p>195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2</text:p>
          </table:table-cell>
          <table:table-cell table:number-columns-repeated="76"/>
          <table:table-cell office:value-type="string" calcext:value-type="string">
            <text:p>http://upload.wikimedia.org/wikipedia/commons/0/0e/Flag_of_Egypt_%281952-1958%29.svg</text:p>
          </table:table-cell>
          <table:table-cell table:number-columns-repeated="43"/>
          <table:table-cell office:value-type="string" calcext:value-type="string">
            <text:p>http://upload.wikimedia.org/wikipedia/commons/5/5f/Flag_of_Iraq_%281921%E2%80%931959%29.svg</text:p>
          </table:table-cell>
          <table:table-cell table:number-columns-repeated="6"/>
          <table:table-cell office:value-type="string" calcext:value-type="string">
            <text:p>http://upload.wikimedia.org/wikipedia/commons/c/c0/Flag_of_Jordan.svg</text:p>
          </table:table-cell>
          <table:table-cell table:number-columns-repeated="115"/>
          <table:table-cell office:value-type="string" calcext:value-type="string">
            <text:p>http://upload.wikimedia.org/wikipedia/commons/6/6d/Flag_of_Syria_%281932-1958%3B_1961-1963%29.svg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958_01</text:p>
          </table:table-cell>
          <table:table-cell table:number-columns-repeated="6"/>
          <table:table-cell office:value-type="string" calcext:value-type="string">
            <text:p>http://upload.wikimedia.org/wikipedia/commons/c/ca/Flag_of_Leeward_Islands_1871-1956.gif</text:p>
          </table:table-cell>
          <table:table-cell table:number-columns-repeated="14"/>
          <table:table-cell office:value-type="string" calcext:value-type="string">
            <text:p>http://upload.wikimedia.org/wikipedia/commons/e/ef/Flag_of_Barbados.svg</text:p>
          </table:table-cell>
          <table:table-cell table:number-columns-repeated="70"/>
          <table:table-cell office:value-type="string" calcext:value-type="string">
            <text:p>http://upload.wikimedia.org/wikipedia/commons/3/3b/Flag_of_the_British_Windward_Islands_%281903-1958%29.png</text:p>
          </table:table-cell>
          <table:table-cell table:number-columns-repeated="157"/>
          <table:table-cell office:value-type="string" calcext:value-type="string">
            <text:p>http://upload.wikimedia.org/wikipedia/commons/e/e7/Flag_of_Togo_%281957-1958%29.sv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195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10</text:p>
          </table:table-cell>
          <table:table-cell table:number-columns-repeated="44"/>
          <table:table-cell office:value-type="string" calcext:value-type="string">
            <text:p>http://upload.wikimedia.org/wikipedia/commons/6/66/Canadian_Red_Ensign_1921-1957.svg</text:p>
          </table:table-cell>
          <table:table-cell table:number-columns-repeated="68"/>
          <table:table-cell office:value-type="string" calcext:value-type="string">
            <text:p>http://upload.wikimedia.org/wikipedia/commons/6/64/Flag_of_Hungary_%281946-1949%2C_1956-1957%29.svg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195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4</text:p>
          </table:table-cell>
          <table:table-cell table:number-columns-repeated="126"/>
          <table:table-cell office:value-type="string" calcext:value-type="string">
            <text:p>http://upload.wikimedia.org/wikipedia/commons/4/49/Flag_of_Jamaica_%281906-1957%29.svg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1957_03</text:p>
          </table:table-cell>
          <table:table-cell table:number-columns-repeated="95"/>
          <table:table-cell office:value-type="string" calcext:value-type="string">
            <text:p>http://upload.wikimedia.org/wikipedia/commons/4/45/Flag_of_the_Gold_Coast.svg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195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1</text:p>
          </table:table-cell>
          <table:table-cell table:number-columns-repeated="260"/>
          <table:table-cell office:value-type="string" calcext:value-type="string">
            <text:p>http://upload.wikimedia.org/wikipedia/commons/a/a2/Trinidad_colonial_1889-1958.gif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956_12</text:p>
          </table:table-cell>
          <table:table-cell table:number-columns-repeated="40"/>
          <table:table-cell office:value-type="string" calcext:value-type="string">
            <text:p>http://upload.wikimedia.org/wikipedia/commons/4/45/Flag_of_the_Gold_Coast.svg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195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10</text:p>
          </table:table-cell>
          <table:table-cell table:number-columns-repeated="113"/>
          <table:table-cell office:value-type="string" calcext:value-type="string">
            <text:p>http://upload.wikimedia.org/wikipedia/commons/e/ec/Flag_of_Hungary_%281949-1956%29.svg</text:p>
          </table:table-cell>
          <table:table-cell table:number-columns-repeated="132"/>
          <table:table-cell office:value-type="string" calcext:value-type="string">
            <text:p>http://upload.wikimedia.org/wikipedia/commons/a/a0/Flag_of_International_Tangier.svg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1956_09</text:p>
          </table:table-cell>
          <table:table-cell table:number-columns-repeated="219"/>
          <table:table-cell office:value-type="string" calcext:value-type="string">
            <text:p>http://upload.wikimedia.org/wikipedia/commons/8/87/Flag_of_the_Solomon_Islands_%281947-1956%29.sv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1956_08</text:p>
          </table:table-cell>
          <table:table-cell table:number-columns-repeated="250"/>
          <table:table-cell office:value-type="string" calcext:value-type="string">
            <text:p>-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195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4</text:p>
          </table:table-cell>
          <table:table-cell table:number-columns-repeated="231"/>
          <table:table-cell office:value-type="string" calcext:value-type="string">
            <text:p>http://upload.wikimedia.org/wikipedia/commons/2/2c/Flag_of_Morocco.svg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5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1</text:p>
          </table:table-cell>
          <table:table-cell table:number-columns-repeated="39"/>
          <table:table-cell office:value-type="string" calcext:value-type="string">
            <text:p>http://upload.wikimedia.org/wikipedia/commons/c/ca/Flag_of_Bhutan_%281949-1956%29.svg</text:p>
          </table:table-cell>
          <table:table-cell table:number-columns-repeated="99"/>
          <table:table-cell office:value-type="string" calcext:value-type="string">
            <text:p>http://upload.wikimedia.org/wikipedia/commons/8/80/Flag_of_Kuwait_%281915-1956%29.svg</text:p>
          </table:table-cell>
          <table:table-cell table:number-columns-repeated="82"/>
          <table:table-cell office:value-type="string" calcext:value-type="string">
            <text:p>http://upload.wikimedia.org/wikipedia/commons/6/6a/Flag_of_Anglo-Egyptian_Sudan.sv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95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11</text:p>
          </table:table-cell>
          <table:table-cell table:number-columns-repeated="276"/>
          <table:table-cell office:value-type="string" calcext:value-type="string">
            <text:p>http://upload.wikimedia.org/wikipedia/commons/6/6b/Flag_of_North_Vietnam_1945-1955.s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5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8</text:p>
          </table:table-cell>
          <table:table-cell table:number-columns-repeated="212"/>
          <table:table-cell office:value-type="string" calcext:value-type="string">
            <text:p>http://upload.wikimedia.org/wikipedia/commons/5/58/Flag_of_the_Soviet_Union_%281923-1955%29.sv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5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12</text:p>
          </table:table-cell>
          <table:table-cell table:number-columns-repeated="106"/>
          <table:table-cell office:value-type="string" calcext:value-type="string">
            <text:p>http://upload.wikimedia.org/wikipedia/commons/6/60/Flag_of_British_guiana_1919-1954.gif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195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10</text:p>
          </table:table-cell>
          <table:table-cell table:number-columns-repeated="221"/>
          <table:table-cell office:value-type="string" calcext:value-type="string">
            <text:p>-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95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4</text:p>
          </table:table-cell>
          <table:table-cell table:number-columns-repeated="18"/>
          <table:table-cell office:value-type="string" calcext:value-type="string">
            <text:p>http://upload.wikimedia.org/wikipedia/commons/f/f2/%C3%85land_flag_1922.svg</text:p>
          </table:table-cell>
          <table:table-cell table:number-columns-repeated="267"/>
        </table:table-row>
        <table:table-row table:style-name="ro1">
          <table:table-cell office:value-type="string" calcext:value-type="string">
            <text:p>195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2</text:p>
          </table:table-cell>
          <table:table-cell table:number-columns-repeated="272"/>
          <table:table-cell office:value-type="string" calcext:value-type="string">
            <text:p>http://upload.wikimedia.org/wikipedia/commons/7/78/Flag_of_Venezuela_%281930-1954%29.sv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54_01</text:p>
          </table:table-cell>
          <table:table-cell table:number-columns-repeated="206"/>
          <table:table-cell office:value-type="string" calcext:value-type="string">
            <text:p>http://upload.wikimedia.org/wikipedia/commons/9/98/Flag_of_Paraguay_%281842-1954%29.svg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195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9</text:p>
          </table:table-cell>
          <table:table-cell table:number-columns-repeated="171"/>
          <table:table-cell office:value-type="string" calcext:value-type="string">
            <text:p>http://upload.wikimedia.org/wikipedia/commons/3/3a/Flag_of_Nyasaland_%281919-1964%29.svg</text:p>
          </table:table-cell>
          <table:table-cell table:number-columns-repeated="112"/>
          <table:table-cell office:value-type="string" calcext:value-type="string">
            <text:p>http://upload.wikimedia.org/wikipedia/commons/c/c9/Flag_of_Northern_Rhodesia_%281939-1953%29.svg</text:p>
          </table:table-cell>
          <table:table-cell office:value-type="string" calcext:value-type="string">
            <text:p>http://upload.wikimedia.org/wikipedia/commons/a/af/Flag_of_Southern_Rhodesia.svg</text:p>
          </table:table-cell>
        </table:table-row>
        <table:table-row table:style-name="ro1">
          <table:table-cell office:value-type="string" calcext:value-type="string">
            <text:p>195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6</text:p>
          </table:table-cell>
          <table:table-cell table:number-columns-repeated="76"/>
          <table:table-cell office:value-type="string" calcext:value-type="string">
            <text:p>http://upload.wikimedia.org/wikipedia/commons/8/85/Flag_of_Egypt_%281922%E2%80%931958%29.svg</text:p>
          </table:table-cell>
          <table:table-cell table:number-columns-repeated="209"/>
        </table:table-row>
        <table:table-row table:style-name="ro1">
          <table:table-cell office:value-type="string" calcext:value-type="string">
            <text:p>195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1</text:p>
          </table:table-cell>
          <table:table-cell table:number-columns-repeated="38"/>
          <table:table-cell office:value-type="string" calcext:value-type="string">
            <text:p>http://upload.wikimedia.org/wikipedia/commons/9/91/Flag_of_the_Bahamas_%281923-1953%29.svg</text:p>
          </table:table-cell>
          <table:table-cell table:number-columns-repeated="131"/>
          <table:table-cell office:value-type="string" calcext:value-type="string">
            <text:p>http://upload.wikimedia.org/wikipedia/commons/e/e2/Old_National_Flag_of_the_Maldives.svg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195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9</text:p>
          </table:table-cell>
          <table:table-cell table:number-columns-repeated="78"/>
          <table:table-cell office:value-type="string" calcext:value-type="string">
            <text:p>-</text:p>
          </table:table-cell>
          <table:table-cell table:number-columns-repeated="131"/>
          <table:table-cell office:value-type="string" calcext:value-type="string">
            <text:p>http://upload.wikimedia.org/wikipedia/commons/a/ae/Flag_of_Romania_%281948-1952%29.svg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195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2</text:p>
          </table:table-cell>
          <table:table-cell table:number-columns-repeated="146"/>
          <table:table-cell office:value-type="string" calcext:value-type="string">
            <text:p>http://upload.wikimedia.org/wikipedia/commons/9/98/Flag_of_Ceylon_%281948-1951%29.svg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195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12</text:p>
          </table:table-cell>
          <table:table-cell table:number-columns-repeated="152"/>
          <table:table-cell office:value-type="string" calcext:value-type="string">
            <text:p>-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195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8</text:p>
          </table:table-cell>
          <table:table-cell table:number-columns-repeated="67"/>
          <table:table-cell office:value-type="string" calcext:value-type="string">
            <text:p>http://upload.wikimedia.org/wikipedia/commons/0/05/Flag_of_Germany_%281946-1949%29.svg</text:p>
          </table:table-cell>
          <table:table-cell table:number-columns-repeated="218"/>
        </table:table-row>
        <table:table-row table:style-name="ro1">
          <table:table-cell office:value-type="string" calcext:value-type="string">
            <text:p>195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5</text:p>
          </table:table-cell>
          <table:table-cell table:number-columns-repeated="173"/>
          <table:table-cell office:value-type="string" calcext:value-type="string">
            <text:p>http://upload.wikimedia.org/wikipedia/commons/6/6c/Flag_of_the_Federated_Malay_States_%281895_-_1946%29.svg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195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1</text:p>
          </table:table-cell>
          <table:table-cell table:number-columns-repeated="234"/>
          <table:table-cell office:value-type="string" calcext:value-type="string">
            <text:p>http://upload.wikimedia.org/wikipedia/commons/2/2e/Flag_of_British_Somaliland_%281903-1950%29.png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4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10</text:p>
          </table:table-cell>
          <table:table-cell table:number-columns-repeated="57"/>
          <table:table-cell office:value-type="string" calcext:value-type="string">
            <text:p>http://upload.wikimedia.org/wikipedia/commons/7/72/Flag_of_the_Republic_of_China.svg</text:p>
          </table:table-cell>
          <table:table-cell table:number-columns-repeated="228"/>
        </table:table-row>
        <table:table-row table:style-name="ro1">
          <table:table-cell office:value-type="string" calcext:value-type="string">
            <text:p>194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8</text:p>
          </table:table-cell>
          <table:table-cell table:number-columns-repeated="113"/>
          <table:table-cell office:value-type="string" calcext:value-type="string">
            <text:p>http://upload.wikimedia.org/wikipedia/commons/6/64/Flag_of_Hungary_%281946-1949%2C_1956-1957%29.svg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194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2</text:p>
          </table:table-cell>
          <table:table-cell table:number-columns-repeated="280"/>
          <table:table-cell office:value-type="string" calcext:value-type="string">
            <text:p>http://upload.wikimedia.org/wikipedia/commons/5/58/Flag_of_Samoa_%281948-1949%29.sv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49_01</text:p>
          </table:table-cell>
          <table:table-cell table:number-columns-repeated="207"/>
          <table:table-cell office:value-type="string" calcext:value-type="string">
            <text:p>http://upload.wikimedia.org/wikipedia/commons/0/09/Flag_of_Qatar_%281936-1949%29.svg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194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10</text:p>
          </table:table-cell>
          <table:table-cell table:number-columns-repeated="132"/>
          <table:table-cell office:value-type="string" calcext:value-type="string">
            <text:p>http://upload.wikimedia.org/wikipedia/commons/5/5a/Flag_of_Cambodia_under_French_protection.svg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48_09</text:p>
          </table:table-cell>
          <table:table-cell table:number-columns-repeated="84"/>
          <table:table-cell office:value-type="string" calcext:value-type="string">
            <text:p>http://upload.wikimedia.org/wikipedia/commons/7/7d/Flag_Falklands_1925-1948.gif</text:p>
          </table:table-cell>
          <table:table-cell table:number-columns-repeated="52"/>
          <table:table-cell office:value-type="string" calcext:value-type="string">
            <text:p>-</text:p>
          </table:table-cell>
          <table:table-cell table:number-columns-repeated="79"/>
          <table:table-cell office:value-type="string" calcext:value-type="string">
            <text:p>http://upload.wikimedia.org/wikipedia/commons/2/2b/Flag_of_North_Borneo.svg</text:p>
          </table:table-cell>
          <table:table-cell table:number-columns-repeated="6"/>
          <table:table-cell office:value-type="string" calcext:value-type="string">
            <text:p>http://upload.wikimedia.org/wikipedia/commons/a/a1/Flag_of_the_British_Straits_Settlements_%281874-1942%29.sv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48_08</text:p>
          </table:table-cell>
          <table:table-cell table:number-columns-repeated="138"/>
          <table:table-cell office:value-type="string" calcext:value-type="string">
            <text:p>-</text:p>
          </table:table-cell>
          <table:table-cell table:number-columns-repeated="147"/>
        </table:table-row>
        <table:table-row table:style-name="ro1">
          <table:table-cell office:value-type="string" calcext:value-type="string">
            <text:p>194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06</text:p>
          </table:table-cell>
          <table:table-cell table:number-columns-repeated="280"/>
          <table:table-cell office:value-type="string" calcext:value-type="string">
            <text:p>http://upload.wikimedia.org/wikipedia/commons/7/7a/Blue_flag_of_colonial_Samoa.g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48_05</text:p>
          </table:table-cell>
          <table:table-cell table:number-columns-repeated="116"/>
          <table:table-cell office:value-type="string" calcext:value-type="string">
            <text:p>-</text:p>
          </table:table-cell>
          <table:table-cell table:number-columns-repeated="169"/>
        </table:table-row>
        <table:table-row table:style-name="ro1">
          <table:table-cell office:value-type="string" calcext:value-type="string">
            <text:p>1948_04</text:p>
          </table:table-cell>
          <table:table-cell table:number-columns-repeated="210"/>
          <table:table-cell office:value-type="string" calcext:value-type="string">
            <text:p>http://upload.wikimedia.org/wikipedia/commons/8/8f/Flag_of_Romania_%28January-March_1948%29.svg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1948_03</text:p>
          </table:table-cell>
          <table:table-cell table:number-columns-repeated="86"/>
          <table:table-cell office:value-type="string" calcext:value-type="string">
            <text:p>-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1948_02</text:p>
          </table:table-cell>
          <table:table-cell table:number-columns-repeated="104"/>
          <table:table-cell office:value-type="string" calcext:value-type="string">
            <text:p>-</text:p>
          </table:table-cell>
          <table:table-cell table:number-columns-repeated="41"/>
          <table:table-cell office:value-type="string" calcext:value-type="string">
            <text:p>http://upload.wikimedia.org/wikipedia/commons/4/4d/British_Ceylon_flag.png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1948_01</text:p>
          </table:table-cell>
          <table:table-cell table:number-columns-repeated="162"/>
          <table:table-cell office:value-type="string" calcext:value-type="string">
            <text:p>http://upload.wikimedia.org/wikipedia/commons/d/dd/Flag_of_British_Burma_%281937-1948%29.svg</text:p>
          </table:table-cell>
          <table:table-cell table:number-columns-repeated="47"/>
          <table:table-cell office:value-type="string" calcext:value-type="string">
            <text:p>http://upload.wikimedia.org/wikipedia/commons/7/73/Flag_of_Romania.svg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1947_12</text:p>
          </table:table-cell>
          <table:table-cell table:number-columns-repeated="26"/>
          <table:table-cell office:value-type="string" calcext:value-type="string">
            <text:p>http://upload.wikimedia.org/wikipedia/commons/7/70/Flag_of_Bulgaria_%281946-1948%29.svg</text:p>
          </table:table-cell>
          <table:table-cell table:number-columns-repeated="259"/>
        </table:table-row>
        <table:table-row table:style-name="ro1">
          <table:table-cell office:value-type="string" calcext:value-type="string">
            <text:p>194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7</text:p>
          </table:table-cell>
          <table:table-cell table:number-columns-repeated="118"/>
          <table:table-cell office:value-type="string" calcext:value-type="string">
            <text:p>-</text:p>
          </table:table-cell>
          <table:table-cell table:number-columns-repeated="167"/>
        </table:table-row>
        <table:table-row table:style-name="ro1">
          <table:table-cell office:value-type="string" calcext:value-type="string">
            <text:p>194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5</text:p>
          </table:table-cell>
          <table:table-cell table:number-columns-repeated="142"/>
          <table:table-cell office:value-type="string" calcext:value-type="string">
            <text:p>http://upload.wikimedia.org/wikipedia/commons/0/09/Flag_of_French_Laos.svg</text:p>
          </table:table-cell>
          <table:table-cell table:number-columns-repeated="143"/>
        </table:table-row>
        <table:table-row table:style-name="ro1">
          <table:table-cell office:value-type="string" calcext:value-type="string">
            <text:p>194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3</text:p>
          </table:table-cell>
          <table:table-cell table:number-columns-repeated="218"/>
          <table:table-cell office:value-type="string" calcext:value-type="string">
            <text:p>-</text:p>
          </table:table-cell>
          <table:table-cell office:value-type="string" calcext:value-type="string">
            <text:p>http://upload.wikimedia.org/wikipedia/commons/5/56/Flag_of_the_Solomon_Islands_%281906-1947%29.svg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194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9</text:p>
          </table:table-cell>
          <table:table-cell table:number-columns-repeated="26"/>
          <table:table-cell office:value-type="string" calcext:value-type="string">
            <text:p>http://upload.wikimedia.org/wikipedia/commons/9/9a/Flag_of_Bulgaria.svg</text:p>
          </table:table-cell>
          <table:table-cell table:number-columns-repeated="259"/>
        </table:table-row>
        <table:table-row table:style-name="ro1">
          <table:table-cell office:value-type="string" calcext:value-type="string">
            <text:p>194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6</text:p>
          </table:table-cell>
          <table:table-cell table:number-columns-repeated="124"/>
          <table:table-cell office:value-type="string" calcext:value-type="string">
            <text:p>http://upload.wikimedia.org/wikipedia/commons/a/ad/Flag_of_Italy_%281861-1946%29.svg</text:p>
          </table:table-cell>
          <table:table-cell table:number-columns-repeated="161"/>
        </table:table-row>
        <table:table-row table:style-name="ro1">
          <table:table-cell office:value-type="string" calcext:value-type="string">
            <text:p>194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4</text:p>
          </table:table-cell>
          <table:table-cell table:number-columns-repeated="142"/>
          <table:table-cell office:value-type="string" calcext:value-type="string">
            <text:p>http://upload.wikimedia.org/wikipedia/commons/5/56/Flag_of_Laos.svg</text:p>
          </table:table-cell>
          <table:table-cell table:number-columns-repeated="143"/>
        </table:table-row>
        <table:table-row table:style-name="ro1">
          <table:table-cell office:value-type="string" calcext:value-type="string">
            <text:p>1946_03</text:p>
          </table:table-cell>
          <table:table-cell table:number-columns-repeated="8"/>
          <table:table-cell office:value-type="string" calcext:value-type="string">
            <text:p>http://upload.wikimedia.org/wikipedia/commons/0/03/Flag_of_Albania_%281944-1946%29.svg</text:p>
          </table:table-cell>
          <table:table-cell table:number-columns-repeated="277"/>
        </table:table-row>
        <table:table-row table:style-name="ro1">
          <table:table-cell office:value-type="string" calcext:value-type="string">
            <text:p>1946_02</text:p>
          </table:table-cell>
          <table:table-cell table:number-columns-repeated="113"/>
          <table:table-cell office:value-type="string" calcext:value-type="string">
            <text:p>http://upload.wikimedia.org/wikipedia/commons/d/dd/Flag_of_Hungary_%281920%E2%80%931946%29.svg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1946_01</text:p>
          </table:table-cell>
          <table:table-cell table:number-columns-repeated="211"/>
          <table:table-cell office:value-type="string" calcext:value-type="string">
            <text:p>http://upload.wikimedia.org/wikipedia/commons/a/aa/Flag_of_the_Democratic_Federal_Yugoslavia.svg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194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10</text:p>
          </table:table-cell>
          <table:table-cell table:number-columns-repeated="79"/>
          <table:table-cell office:value-type="string" calcext:value-type="string">
            <text:p>http://upload.wikimedia.org/wikipedia/commons/3/3d/Flag_of_Spain_%281938_-_1945%29.svg</text:p>
          </table:table-cell>
          <table:table-cell table:number-columns-repeated="52"/>
          <table:table-cell office:value-type="string" calcext:value-type="string">
            <text:p>http://upload.wikimedia.org/wikipedia/commons/a/ae/Flag_of_Cambodia_under_Japanese_occupation.svg</text:p>
          </table:table-cell>
          <table:table-cell table:number-columns-repeated="9"/>
          <table:table-cell office:value-type="string" calcext:value-type="string">
            <text:p>http://upload.wikimedia.org/wikipedia/commons/2/22/Flag_of_Laos_%281952-1975%29.svg</text:p>
          </table:table-cell>
          <table:table-cell table:number-columns-repeated="119"/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945_09</text:p>
          </table:table-cell>
          <table:table-cell table:number-columns-repeated="138"/>
          <table:table-cell office:value-type="string" calcext:value-type="string">
            <text:p>http://upload.wikimedia.org/wikipedia/commons/0/09/Flag_of_South_Korea.svg</text:p>
          </table:table-cell>
          <table:table-cell table:number-columns-repeated="34"/>
          <table:table-cell office:value-type="string" calcext:value-type="string">
            <text:p>-</text:p>
          </table:table-cell>
          <table:table-cell table:number-columns-repeated="43"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45_08</text:p>
          </table:table-cell>
          <table:table-cell table:number-columns-repeated="114"/>
          <table:table-cell office:value-type="string" calcext:value-type="string">
            <text:p>-</text:p>
          </table:table-cell>
          <table:table-cell table:number-columns-repeated="23"/>
          <table:table-cell office:value-type="string" calcext:value-type="string">
            <text:p>-</text:p>
          </table:table-cell>
          <table:table-cell table:number-columns-repeated="57"/>
          <table:table-cell office:value-type="string" calcext:value-type="string">
            <text:p>http://upload.wikimedia.org/wikipedia/commons/b/bf/Flag_of_the_Philippines_%281943-1945%29.svg</text:p>
          </table:table-cell>
          <table:table-cell table:number-columns-repeated="79"/>
          <table:table-cell office:value-type="string" calcext:value-type="string">
            <text:p>http://upload.wikimedia.org/wikipedia/commons/7/7a/Flag_of_the_Empire_of_Vietnam_%281945%29.s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4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5</text:p>
          </table:table-cell>
          <table:table-cell table:number-columns-repeated="67"/>
          <table:table-cell office:value-type="string" calcext:value-type="string">
            <text:p>http://upload.wikimedia.org/wikipedia/commons/9/99/Flag_of_German_Reich_%281935%E2%80%931945%29.svg</text:p>
          </table:table-cell>
          <table:table-cell table:number-columns-repeated="94"/>
          <table:table-cell office:value-type="string" calcext:value-type="string">
            <text:p>http://upload.wikimedia.org/wikipedia/commons/9/9f/Flag_of_Burma_1943.svg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945_04</text:p>
          </table:table-cell>
          <table:table-cell table:number-columns-repeated="142"/>
          <table:table-cell office:value-type="string" calcext:value-type="string">
            <text:p>http://upload.wikimedia.org/wikipedia/commons/0/09/Flag_of_French_Laos.svg</text:p>
          </table:table-cell>
          <table:table-cell table:number-columns-repeated="143"/>
        </table:table-row>
        <table:table-row table:style-name="ro1">
          <table:table-cell office:value-type="string" calcext:value-type="string">
            <text:p>1945_03</text:p>
          </table:table-cell>
          <table:table-cell table:number-columns-repeated="132"/>
          <table:table-cell office:value-type="string" calcext:value-type="string">
            <text:p>http://upload.wikimedia.org/wikipedia/commons/5/5a/Flag_of_Cambodia_under_French_protection.svg</text:p>
          </table:table-cell>
          <table:table-cell table:number-columns-repeated="143"/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4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10</text:p>
          </table:table-cell>
          <table:table-cell table:number-columns-repeated="8"/>
          <table:table-cell office:value-type="string" calcext:value-type="string">
            <text:p>http://upload.wikimedia.org/wikipedia/commons/8/83/Flag_of_Albania_%281943-1944%29.svg</text:p>
          </table:table-cell>
          <table:table-cell table:number-columns-repeated="142"/>
          <table:table-cell office:value-type="string" calcext:value-type="string">
            <text:p>http://upload.wikimedia.org/wikipedia/commons/8/84/Flag_of_Latvia.svg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1944_09</text:p>
          </table:table-cell>
          <table:table-cell table:number-columns-repeated="75"/>
          <table:table-cell office:value-type="string" calcext:value-type="string">
            <text:p>http://upload.wikimedia.org/wikipedia/commons/8/8f/Flag_of_Estonia.svg</text:p>
          </table:table-cell>
          <table:table-cell table:number-columns-repeated="210"/>
        </table:table-row>
        <table:table-row table:style-name="ro1">
          <table:table-cell office:value-type="string" calcext:value-type="string">
            <text:p>194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7</text:p>
          </table:table-cell>
          <table:table-cell table:number-columns-repeated="149"/>
          <table:table-cell office:value-type="string" calcext:value-type="string">
            <text:p>http://upload.wikimedia.org/wikipedia/commons/a/ae/Flag_of_Lithuania_%281918-1940%29.svg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1944_06</text:p>
          </table:table-cell>
          <table:table-cell table:number-columns-repeated="122"/>
          <table:table-cell office:value-type="string" calcext:value-type="string">
            <text:p>http://upload.wikimedia.org/wikipedia/commons/0/09/Light_Blue_Flag_of_Iceland.svg</text:p>
          </table:table-cell>
          <table:table-cell table:number-columns-repeated="163"/>
        </table:table-row>
        <table:table-row table:style-name="ro1">
          <table:table-cell office:value-type="string" calcext:value-type="string">
            <text:p>194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12</text:p>
          </table:table-cell>
          <table:table-cell table:number-columns-repeated="143"/>
          <table:table-cell office:value-type="string" calcext:value-type="string">
            <text:p>http://upload.wikimedia.org/wikipedia/commons/1/10/Lebanese_French_flag.svg</text:p>
          </table:table-cell>
          <table:table-cell table:number-columns-repeated="24"/>
          <table:table-cell office:value-type="string" calcext:value-type="string">
            <text:p>http://upload.wikimedia.org/wikipedia/commons/e/e6/Flag_of_Malta_%281923-1943%29.sv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1943_11</text:p>
          </table:table-cell>
          <table:table-cell table:number-columns-repeated="211"/>
          <table:table-cell office:value-type="string" calcext:value-type="string">
            <text:p>http://upload.wikimedia.org/wikipedia/commons/e/e7/Flag_of_the_Kingdom_of_Yugoslavia.svg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1943_10</text:p>
          </table:table-cell>
          <table:table-cell table:number-columns-repeated="8"/>
          <table:table-cell office:value-type="string" calcext:value-type="string">
            <text:p>http://upload.wikimedia.org/wikipedia/commons/3/37/Flag_of_Albania_%281934-1939%29.svg</text:p>
          </table:table-cell>
          <table:table-cell table:number-columns-repeated="187"/>
          <table:table-cell office:value-type="string" calcext:value-type="string">
            <text:p>-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194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7</text:p>
          </table:table-cell>
          <table:table-cell table:number-columns-repeated="8"/>
          <table:table-cell office:value-type="string" calcext:value-type="string">
            <text:p>http://upload.wikimedia.org/wikipedia/commons/e/e1/Flag_of_Albania_%281939-1943%29.svg</text:p>
          </table:table-cell>
          <table:table-cell table:number-columns-repeated="277"/>
        </table:table-row>
        <table:table-row table:style-name="ro1">
          <table:table-cell office:value-type="string" calcext:value-type="string">
            <text:p>194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8</text:p>
          </table:table-cell>
          <table:table-cell table:number-columns-repeated="162"/>
          <table:table-cell office:value-type="string" calcext:value-type="string">
            <text:p>http://upload.wikimedia.org/wikipedia/commons/c/cd/Flag_of_Burma_1941.svg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94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2</text:p>
          </table:table-cell>
          <table:table-cell table:number-columns-repeated="224"/>
          <table:table-cell office:value-type="string" calcext:value-type="string">
            <text:p>http://upload.wikimedia.org/wikipedia/commons/a/a1/Flag_of_the_British_Straits_Settlements_%281874-1942%29.sv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42_01</text:p>
          </table:table-cell>
          <table:table-cell table:number-columns-repeated="173"/>
          <table:table-cell office:value-type="string" calcext:value-type="string">
            <text:p>http://upload.wikimedia.org/wikipedia/commons/6/6c/Flag_of_the_Federated_Malay_States_%281895_-_1946%29.svg</text:p>
          </table:table-cell>
          <table:table-cell table:number-columns-repeated="22"/>
          <table:table-cell office:value-type="string" calcext:value-type="string">
            <text:p>http://upload.wikimedia.org/wikipedia/commons/b/bd/Flag_of_the_Philippines_%28navy_blue%29.svg</text:p>
          </table:table-cell>
          <table:table-cell table:number-columns-repeated="20"/>
          <table:table-cell office:value-type="string" calcext:value-type="string">
            <text:p>http://upload.wikimedia.org/wikipedia/commons/2/2b/Flag_of_North_Borneo.svg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94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11</text:p>
          </table:table-cell>
          <table:table-cell table:number-columns-repeated="151"/>
          <table:table-cell office:value-type="string" calcext:value-type="string">
            <text:p>-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194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6</text:p>
          </table:table-cell>
          <table:table-cell table:number-columns-repeated="149"/>
          <table:table-cell office:value-type="string" calcext:value-type="string">
            <text:p>-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1941_05</text:p>
          </table:table-cell>
          <table:table-cell table:number-columns-repeated="80"/>
          <table:table-cell office:value-type="string" calcext:value-type="string">
            <text:p>-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194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3</text:p>
          </table:table-cell>
          <table:table-cell table:number-columns-repeated="162"/>
          <table:table-cell office:value-type="string" calcext:value-type="string">
            <text:p>http://upload.wikimedia.org/wikipedia/commons/d/dd/Flag_of_British_Burma_%281937-1948%29.svg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94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8</text:p>
          </table:table-cell>
          <table:table-cell table:number-columns-repeated="149"/>
          <table:table-cell office:value-type="string" calcext:value-type="string">
            <text:p>http://upload.wikimedia.org/wikipedia/commons/a/ae/Flag_of_Lithuania_%281918-1940%29.svg</text:p>
          </table:table-cell>
          <table:table-cell/>
          <table:table-cell office:value-type="string" calcext:value-type="string">
            <text:p>http://upload.wikimedia.org/wikipedia/commons/8/84/Flag_of_Latvia.svg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194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6</text:p>
          </table:table-cell>
          <table:table-cell table:number-columns-repeated="163"/>
          <table:table-cell office:value-type="string" calcext:value-type="string">
            <text:p>http://upload.wikimedia.org/wikipedia/commons/7/77/Flag_of_the_People%27s_Republic_of_Mongolia_%281924-1940%29.svg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194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6</text:p>
          </table:table-cell>
          <table:table-cell table:number-columns-repeated="8"/>
          <table:table-cell office:value-type="string" calcext:value-type="string">
            <text:p>http://upload.wikimedia.org/wikipedia/commons/3/37/Flag_of_Albania_%281934-1939%29.svg</text:p>
          </table:table-cell>
          <table:table-cell table:number-columns-repeated="277"/>
        </table:table-row>
        <table:table-row table:style-name="ro1">
          <table:table-cell office:value-type="string" calcext:value-type="string">
            <text:p>193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3</text:p>
          </table:table-cell>
          <table:table-cell table:number-columns-repeated="79"/>
          <table:table-cell office:value-type="string" calcext:value-type="string">
            <text:p>http://upload.wikimedia.org/wikipedia/commons/9/95/Flag_of_Spain_%281931_-_1939%29.svg</text:p>
          </table:table-cell>
          <table:table-cell table:number-columns-repeated="206"/>
        </table:table-row>
        <table:table-row table:style-name="ro1">
          <table:table-cell office:value-type="string" calcext:value-type="string">
            <text:p>1939_02</text:p>
          </table:table-cell>
          <table:table-cell table:number-columns-repeated="162"/>
          <table:table-cell office:value-type="string" calcext:value-type="string">
            <text:p>-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93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3</text:p>
          </table:table-cell>
          <table:table-cell table:number-columns-repeated="215"/>
          <table:table-cell office:value-type="string" calcext:value-type="string">
            <text:p>http://upload.wikimedia.org/wikipedia/commons/2/21/Flag_of_Saudi_Arabia_%281934-1938%29.svg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93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6</text:p>
          </table:table-cell>
          <table:table-cell table:number-columns-repeated="145"/>
          <table:table-cell office:value-type="string" calcext:value-type="string">
            <text:p>http://upload.wikimedia.org/wikipedia/commons/a/ac/Flag_of_Liechtenstein_%281921-1937%29.svg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193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4</text:p>
          </table:table-cell>
          <table:table-cell table:number-columns-repeated="244"/>
          <table:table-cell office:value-type="string" calcext:value-type="string">
            <text:p>-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93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5</text:p>
          </table:table-cell>
          <table:table-cell table:number-columns-repeated="80"/>
          <table:table-cell office:value-type="string" calcext:value-type="string">
            <text:p>http://upload.wikimedia.org/wikipedia/commons/5/55/Flag_of_Ethiopia_%281897-1936%3B_1941-1974%29.svg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193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3</text:p>
          </table:table-cell>
          <table:table-cell table:number-columns-repeated="196"/>
          <table:table-cell office:value-type="string" calcext:value-type="string">
            <text:p>http://upload.wikimedia.org/wikipedia/commons/8/8a/Flag_of_the_Philippines_%281919-1936%29.svg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193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1</text:p>
          </table:table-cell>
          <table:table-cell table:number-columns-repeated="207"/>
          <table:table-cell office:value-type="string" calcext:value-type="string">
            <text:p>http://upload.wikimedia.org/wikipedia/commons/4/43/Flag_of_Qatar_%281916-1936%29.svg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193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1</text:p>
          </table:table-cell>
          <table:table-cell table:number-columns-repeated="67"/>
          <table:table-cell office:value-type="string" calcext:value-type="string">
            <text:p>http://upload.wikimedia.org/wikipedia/commons/c/cf/Flag_of_the_NSDAP_%281920%E2%80%931945%29.svg</text:p>
          </table:table-cell>
          <table:table-cell table:number-columns-repeated="218"/>
        </table:table-row>
        <table:table-row table:style-name="ro1">
          <table:table-cell office:value-type="string" calcext:value-type="string">
            <text:p>193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2</text:p>
          </table:table-cell>
          <table:table-cell table:number-columns-repeated="172"/>
          <table:table-cell office:value-type="string" calcext:value-type="string">
            <text:p>http://upload.wikimedia.org/wikipedia/commons/e/e3/Flag_of_Mexico_%281916-1934%29.sv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1934_01</text:p>
          </table:table-cell>
          <table:table-cell table:number-columns-repeated="8"/>
          <table:table-cell office:value-type="string" calcext:value-type="string">
            <text:p>http://upload.wikimedia.org/wikipedia/commons/e/ef/Flag_of_Albania_%281928-1934%29.svg</text:p>
          </table:table-cell>
          <table:table-cell table:number-columns-repeated="206"/>
          <table:table-cell office:value-type="string" calcext:value-type="string">
            <text:p>http://upload.wikimedia.org/wikipedia/commons/a/a1/Flag_of_Saudi_Arabia_%281932-1934%29.svg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93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4</text:p>
          </table:table-cell>
          <table:table-cell table:number-columns-repeated="79"/>
          <table:table-cell office:value-type="string" calcext:value-type="string">
            <text:p>http://upload.wikimedia.org/wikipedia/commons/c/c6/Flag_of_Spain_%281785-1873_and_1875-1931%29.svg</text:p>
          </table:table-cell>
          <table:table-cell table:number-columns-repeated="206"/>
        </table:table-row>
        <table:table-row table:style-name="ro1">
          <table:table-cell office:value-type="string" calcext:value-type="string">
            <text:p>1933_03</text:p>
          </table:table-cell>
          <table:table-cell table:number-columns-repeated="67"/>
          <table:table-cell office:value-type="string" calcext:value-type="string">
            <text:p>http://upload.wikimedia.org/wikipedia/en/b/ba/Flag_of_Germany.svg</text:p>
          </table:table-cell>
          <table:table-cell table:number-columns-repeated="218"/>
        </table:table-row>
        <table:table-row table:style-name="ro1">
          <table:table-cell office:value-type="string" calcext:value-type="string">
            <text:p>193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1</text:p>
          </table:table-cell>
          <table:table-cell table:number-columns-repeated="121"/>
          <table:table-cell office:value-type="string" calcext:value-type="string">
            <text:p>http://upload.wikimedia.org/wikipedia/commons/8/8f/Flag_of_Persia_%281910-1925%29.svg</text:p>
          </table:table-cell>
          <table:table-cell table:number-columns-repeated="164"/>
        </table:table-row>
        <table:table-row table:style-name="ro1">
          <table:table-cell office:value-type="string" calcext:value-type="string">
            <text:p>193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9</text:p>
          </table:table-cell>
          <table:table-cell table:number-columns-repeated="215"/>
          <table:table-cell office:value-type="string" calcext:value-type="string">
            <text:p>http://upload.wikimedia.org/wikipedia/commons/e/e4/Flag_of_Nejd_%281926%29.svg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93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6</text:p>
          </table:table-cell>
          <table:table-cell table:number-columns-repeated="243"/>
          <table:table-cell office:value-type="string" calcext:value-type="string">
            <text:p>http://upload.wikimedia.org/wikipedia/commons/0/0c/Flag_of_Syria_French_mandate.svg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93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1</text:p>
          </table:table-cell>
          <table:table-cell table:number-columns-repeated="27"/>
          <table:table-cell office:value-type="string" calcext:value-type="string">
            <text:p>http://upload.wikimedia.org/wikipedia/commons/9/9a/Flag_of_Bahrain_%281820-1932%29.svg</text:p>
          </table:table-cell>
          <table:table-cell table:number-columns-repeated="142"/>
          <table:table-cell office:value-type="string" calcext:value-type="string">
            <text:p>http://upload.wikimedia.org/wikipedia/commons/b/b8/Flag_of_the_Maldives_until_1903.svg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193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10</text:p>
          </table:table-cell>
          <table:table-cell table:number-columns-repeated="4"/>
          <table:table-cell office:value-type="string" calcext:value-type="string">
            <text:p>http://upload.wikimedia.org/wikipedia/commons/c/c8/Flag_of_Afghanistan_%281929%E2%80%931931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3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1</text:p>
          </table:table-cell>
          <table:table-cell table:number-columns-repeated="117"/>
          <table:table-cell office:value-type="string" calcext:value-type="string">
            <text:p>-</text:p>
          </table:table-cell>
          <table:table-cell table:number-columns-repeated="168"/>
        </table:table-row>
        <table:table-row table:style-name="ro1">
          <table:table-cell office:value-type="string" calcext:value-type="string">
            <text:p>193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7</text:p>
          </table:table-cell>
          <table:table-cell table:number-columns-repeated="272"/>
          <table:table-cell office:value-type="string" calcext:value-type="string">
            <text:p>http://upload.wikimedia.org/wikipedia/commons/5/5c/Flag_of_Venezuela_%281905-1930%29.sv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3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10</text:p>
          </table:table-cell>
          <table:table-cell table:number-columns-repeated="4"/>
          <table:table-cell office:value-type="string" calcext:value-type="string">
            <text:p>http://upload.wikimedia.org/wikipedia/commons/1/1e/Flag_of_Afghanistan_%281929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2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1</text:p>
          </table:table-cell>
          <table:table-cell table:number-columns-repeated="4"/>
          <table:table-cell office:value-type="string" calcext:value-type="string">
            <text:p>http://upload.wikimedia.org/wikipedia/commons/1/18/Flag_of_Afghanistan_%281928%E2%80%931929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2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10</text:p>
          </table:table-cell>
          <table:table-cell table:number-columns-repeated="57"/>
          <table:table-cell office:value-type="string" calcext:value-type="string">
            <text:p>http://upload.wikimedia.org/wikipedia/commons/4/46/Flag_of_the_Republic_of_China_1912-1928.svg</text:p>
          </table:table-cell>
          <table:table-cell table:number-columns-repeated="228"/>
        </table:table-row>
        <table:table-row table:style-name="ro1">
          <table:table-cell office:value-type="string" calcext:value-type="string">
            <text:p>1928_09</text:p>
          </table:table-cell>
          <table:table-cell table:number-columns-repeated="4"/>
          <table:table-cell office:value-type="string" calcext:value-type="string">
            <text:p>http://upload.wikimedia.org/wikipedia/commons/5/5e/Flag_of_Afghanistan_%281926%E2%80%931928%29.svg</text:p>
          </table:table-cell>
          <table:table-cell table:number-columns-repeated="3"/>
          <table:table-cell office:value-type="string" calcext:value-type="string">
            <text:p>http://upload.wikimedia.org/wikipedia/commons/d/d9/Flag_of_Albania_%281926-1928%29.svg</text:p>
          </table:table-cell>
          <table:table-cell table:number-columns-repeated="277"/>
        </table:table-row>
        <table:table-row table:style-name="ro1">
          <table:table-cell office:value-type="string" calcext:value-type="string">
            <text:p>192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6</text:p>
          </table:table-cell>
          <table:table-cell table:number-columns-repeated="4"/>
          <table:table-cell office:value-type="string" calcext:value-type="string">
            <text:p>http://upload.wikimedia.org/wikipedia/commons/f/ff/Flag_of_Afghanistan_%281919%E2%80%931921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28_05</text:p>
          </table:table-cell>
          <table:table-cell table:number-columns-repeated="282"/>
          <table:table-cell office:value-type="string" calcext:value-type="string">
            <text:p>http://upload.wikimedia.org/wikipedia/commons/2/2c/Red_Ensign_of_South_Africa_1912-1928.s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_04</text:p>
          </table:table-cell>
          <table:table-cell table:number-columns-repeated="127"/>
          <table:table-cell office:value-type="string" calcext:value-type="string">
            <text:p>http://upload.wikimedia.org/wikipedia/commons/7/77/Flag_of_Hejaz_1917.svg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192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7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2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1</text:p>
          </table:table-cell>
          <table:table-cell table:number-columns-repeated="281"/>
          <table:table-cell office:value-type="string" calcext:value-type="string">
            <text:p>http://upload.wikimedia.org/wikipedia/commons/1/1a/Flag_of_Yemen_1923.s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2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1</text:p>
          </table:table-cell>
          <table:table-cell table:number-columns-repeated="8"/>
          <table:table-cell office:value-type="string" calcext:value-type="string">
            <text:p>http://upload.wikimedia.org/wikipedia/commons/6/6f/Flag_of_Albania_%281920-1926%29.svg</text:p>
          </table:table-cell>
          <table:table-cell table:number-columns-repeated="206"/>
          <table:table-cell office:value-type="string" calcext:value-type="string">
            <text:p>http://upload.wikimedia.org/wikipedia/commons/4/45/Flag_of_Nejd_%281921%29.svg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92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10</text:p>
          </table:table-cell>
          <table:table-cell table:number-columns-repeated="84"/>
          <table:table-cell office:value-type="string" calcext:value-type="string">
            <text:p>http://upload.wikimedia.org/wikipedia/commons/4/46/Flag_Falklands_1876-1925.gif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192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1</text:p>
          </table:table-cell>
          <table:table-cell table:number-columns-repeated="280"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11</text:p>
          </table:table-cell>
          <table:table-cell table:number-columns-repeated="163"/>
          <table:table-cell office:value-type="string" calcext:value-type="string">
            <text:p>http://upload.wikimedia.org/wikipedia/commons/a/a0/Flag_of_the_People%27s_Republic_of_Mongolia_%281921-1924%29.svg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192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5</text:p>
          </table:table-cell>
          <table:table-cell table:number-columns-repeated="83"/>
          <table:table-cell office:value-type="string" calcext:value-type="string">
            <text:p>http://upload.wikimedia.org/wikipedia/commons/2/25/Flag_of_Fiji_1908-1924.svg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1924_04</text:p>
          </table:table-cell>
          <table:table-cell table:number-columns-repeated="284"/>
          <table:table-cell office:value-type="string" calcext:value-type="string">
            <text:p>http://upload.wikimedia.org/wikipedia/commons/a/a7/Flag_of_BSAC_edit.svg</text:p>
          </table:table-cell>
          <table:table-cell/>
        </table:table-row>
        <table:table-row table:style-name="ro1">
          <table:table-cell office:value-type="string" calcext:value-type="string">
            <text:p>192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12</text:p>
          </table:table-cell>
          <table:table-cell table:number-columns-repeated="76"/>
          <table:table-cell office:value-type="string" calcext:value-type="string">
            <text:p>http://upload.wikimedia.org/wikipedia/commons/a/af/Flag_of_Egypt_%281882-1922%29.svg</text:p>
          </table:table-cell>
          <table:table-cell table:number-columns-repeated="92"/>
          <table:table-cell office:value-type="string" calcext:value-type="string">
            <text:p>http://upload.wikimedia.org/wikipedia/commons/4/47/Flag_of_Mauritius_1906.svg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1923_11</text:p>
          </table:table-cell>
          <table:table-cell table:number-columns-repeated="212"/>
          <table:table-cell office:value-type="string" calcext:value-type="string">
            <text:p>http://upload.wikimedia.org/wikipedia/commons/8/81/Flag_of_the_Soviet_Union_%281923%29.sv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2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9</text:p>
          </table:table-cell>
          <table:table-cell table:number-columns-repeated="38"/>
          <table:table-cell office:value-type="string" calcext:value-type="string">
            <text:p>http://upload.wikimedia.org/wikipedia/commons/3/3c/Flag_of_the_Bahamas_%281904-1923%29.svg</text:p>
          </table:table-cell>
          <table:table-cell table:number-columns-repeated="246"/>
          <table:table-cell office:value-type="string" calcext:value-type="string">
            <text:p>http://upload.wikimedia.org/wikipedia/commons/a/a7/Flag_of_BSAC_edit.svg</text:p>
          </table:table-cell>
        </table:table-row>
        <table:table-row table:style-name="ro1">
          <table:table-cell office:value-type="string" calcext:value-type="string">
            <text:p>192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7</text:p>
          </table:table-cell>
          <table:table-cell table:number-columns-repeated="212"/>
          <table:table-cell office:value-type="string" calcext:value-type="string">
            <text:p>http://upload.wikimedia.org/wikipedia/commons/5/5a/Flag_of_Russian_SFSR_%281918-1937%29.sv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2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1</text:p>
          </table:table-cell>
          <table:table-cell table:number-columns-repeated="168"/>
          <table:table-cell office:value-type="string" calcext:value-type="string">
            <text:p>http://upload.wikimedia.org/wikipedia/commons/0/04/Flag_of_Malta_%281898-1923%29.svg</text:p>
          </table:table-cell>
          <table:table-cell table:number-columns-repeated="112"/>
          <table:table-cell office:value-type="string" calcext:value-type="string">
            <text:p>http://upload.wikimedia.org/wikipedia/commons/2/2a/Flag_of_Yemen_1918.s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2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6</text:p>
          </table:table-cell>
          <table:table-cell table:number-columns-repeated="18"/>
          <table:table-cell office:value-type="string" calcext:value-type="string">
            <text:p>-</text:p>
          </table:table-cell>
          <table:table-cell table:number-columns-repeated="267"/>
        </table:table-row>
        <table:table-row table:style-name="ro1">
          <table:table-cell office:value-type="string" calcext:value-type="string">
            <text:p>192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4</text:p>
          </table:table-cell>
          <table:table-cell table:number-columns-repeated="44"/>
          <table:table-cell office:value-type="string" calcext:value-type="string">
            <text:p>http://upload.wikimedia.org/wikipedia/commons/5/57/Canadian_Red_Ensign_1868-1921.svg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192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11</text:p>
          </table:table-cell>
          <table:table-cell table:number-columns-repeated="215"/>
          <table:table-cell office:value-type="string" calcext:value-type="string">
            <text:p>http://upload.wikimedia.org/wikipedia/commons/6/62/Flag_of_the_Second_Saudi_State.svg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921_10</text:p>
          </table:table-cell>
          <table:table-cell table:number-columns-repeated="145"/>
          <table:table-cell office:value-type="string" calcext:value-type="string">
            <text:p>http://upload.wikimedia.org/wikipedia/commons/f/f5/Flag_of_Liechtenstein_%281852-1921%29.svg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192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8</text:p>
          </table:table-cell>
          <table:table-cell table:number-columns-repeated="120"/>
          <table:table-cell office:value-type="string" calcext:value-type="string">
            <text:p>-</text:p>
          </table:table-cell>
          <table:table-cell table:number-columns-repeated="165"/>
        </table:table-row>
        <table:table-row table:style-name="ro1">
          <table:table-cell office:value-type="string" calcext:value-type="string">
            <text:p>192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5</text:p>
          </table:table-cell>
          <table:table-cell table:number-columns-repeated="275"/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21_04</text:p>
          </table:table-cell>
          <table:table-cell table:number-columns-repeated="10"/>
          <table:table-cell office:value-type="string" calcext:value-type="string">
            <text:p>http://upload.wikimedia.org/wikipedia/commons/9/93/Flag_of_the_Democratic_Republic_of_Armenia.svg</text:p>
          </table:table-cell>
          <table:table-cell table:number-columns-repeated="116"/>
          <table:table-cell office:value-type="string" calcext:value-type="string">
            <text:p>-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192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2</text:p>
          </table:table-cell>
          <table:table-cell table:number-columns-repeated="93"/>
          <table:table-cell office:value-type="string" calcext:value-type="string">
            <text:p>http://upload.wikimedia.org/wikipedia/commons/d/dd/Flag_of_Georgia_%281918-1921%29.svg</text:p>
          </table:table-cell>
          <table:table-cell table:number-columns-repeated="69"/>
          <table:table-cell office:value-type="string" calcext:value-type="string">
            <text:p>http://upload.wikimedia.org/wikipedia/commons/6/64/Flag_of_Mongolia_%281911-1921%29.svg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192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9</text:p>
          </table:table-cell>
          <table:table-cell table:number-columns-repeated="143"/>
          <table:table-cell office:value-type="string" calcext:value-type="string">
            <text:p>-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1920_08</text:p>
          </table:table-cell>
          <table:table-cell table:number-columns-repeated="141"/>
          <table:table-cell office:value-type="string" calcext:value-type="string">
            <text:p>http://upload.wikimedia.org/wikipedia/commons/b/ba/Flag_of_the_Alash_Autonomy.svg</text:p>
          </table:table-cell>
          <table:table-cell table:number-columns-repeated="144"/>
        </table:table-row>
        <table:table-row table:style-name="ro1">
          <table:table-cell office:value-type="string" calcext:value-type="string">
            <text:p>1920_07</text:p>
          </table:table-cell>
          <table:table-cell table:number-columns-repeated="243"/>
          <table:table-cell office:value-type="string" calcext:value-type="string">
            <text:p>http://upload.wikimedia.org/wikipedia/commons/0/0d/Flag_of_Kingdom_of_Syria_%281920-03-08_to_1920-07-24%29.svg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92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4</text:p>
          </table:table-cell>
          <table:table-cell table:number-columns-repeated="19"/>
          <table:table-cell office:value-type="string" calcext:value-type="string">
            <text:p>http://upload.wikimedia.org/wikipedia/commons/7/78/Flag_of_Azerbaijan_1918.svg</text:p>
          </table:table-cell>
          <table:table-cell table:number-columns-repeated="266"/>
        </table:table-row>
        <table:table-row table:style-name="ro1">
          <table:table-cell office:value-type="string" calcext:value-type="string">
            <text:p>1920_03</text:p>
          </table:table-cell>
          <table:table-cell table:number-columns-repeated="66"/>
          <table:table-cell office:value-type="string" calcext:value-type="string">
            <text:p>http://upload.wikimedia.org/wikipedia/commons/b/b1/Flag_of_Bohemia.svg</text:p>
          </table:table-cell>
          <table:table-cell table:number-columns-repeated="129"/>
          <table:table-cell office:value-type="string" calcext:value-type="string">
            <text:p>-</text:p>
          </table:table-cell>
          <table:table-cell table:number-columns-repeated="46"/>
          <table:table-cell office:value-type="string" calcext:value-type="string">
            <text:p>http://upload.wikimedia.org/wikipedia/commons/7/77/Flag_of_Hejaz_1917.svg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92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1</text:p>
          </table:table-cell>
          <table:table-cell table:number-columns-repeated="8"/>
          <table:table-cell office:value-type="string" calcext:value-type="string">
            <text:p>http://upload.wikimedia.org/wikipedia/commons/4/4d/Flag_of_Albania_%281914-1920%29.svg</text:p>
          </table:table-cell>
          <table:table-cell table:number-columns-repeated="277"/>
        </table:table-row>
        <table:table-row table:style-name="ro1">
          <table:table-cell office:value-type="string" calcext:value-type="string">
            <text:p>191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8</text:p>
          </table:table-cell>
          <table:table-cell table:number-columns-repeated="67"/>
          <table:table-cell office:value-type="string" calcext:value-type="string">
            <text:p>http://upload.wikimedia.org/wikipedia/commons/e/ec/Flag_of_the_German_Empire.svg</text:p>
          </table:table-cell>
          <table:table-cell table:number-columns-repeated="45"/>
          <table:table-cell office:value-type="string" calcext:value-type="string">
            <text:p>http://upload.wikimedia.org/wikipedia/commons/4/47/Socialist_red_flag.svg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191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3</text:p>
          </table:table-cell>
          <table:table-cell table:number-columns-repeated="113"/>
          <table:table-cell office:value-type="string" calcext:value-type="string">
            <text:p>http://upload.wikimedia.org/wikipedia/commons/f/f6/Flag_of_Hungary_%281918-1919%3B_3-2_aspect_ratio%29.svg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191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1</text:p>
          </table:table-cell>
          <table:table-cell table:number-columns-repeated="4"/>
          <table:table-cell office:value-type="string" calcext:value-type="string">
            <text:p>http://upload.wikimedia.org/wikipedia/commons/d/de/Flag_of_Afghanistan_%281901%E2%80%931919%29.svg</text:p>
          </table:table-cell>
          <table:table-cell table:number-columns-repeated="258"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918_12</text:p>
          </table:table-cell>
          <table:table-cell table:number-columns-repeated="20"/>
          <table:table-cell office:value-type="string" calcext:value-type="string">
            <text:p>http://upload.wikimedia.org/wikipedia/commons/7/70/Flag_of_Bosnia_%281908-1918%29.svg</text:p>
          </table:table-cell>
          <table:table-cell table:number-columns-repeated="21"/>
          <table:table-cell office:value-type="string" calcext:value-type="string">
            <text:p>http://upload.wikimedia.org/wikipedia/commons/4/43/Flag_of_Belarus_%281991-1995%29.svg</text:p>
          </table:table-cell>
          <table:table-cell table:number-columns-repeated="79"/>
          <table:table-cell office:value-type="string" calcext:value-type="string">
            <text:p>http://upload.wikimedia.org/wikipedia/commons/d/de/Hv%C3%ADtbl%C3%A1inn.svg</text:p>
          </table:table-cell>
          <table:table-cell table:number-columns-repeated="32"/>
          <table:table-cell office:value-type="string" calcext:value-type="string">
            <text:p>http://upload.wikimedia.org/wikipedia/commons/d/d9/Flag_of_the_Moldavian_Democratic_Republic.svg</text:p>
          </table:table-cell>
          <table:table-cell table:number-columns-repeated="55"/>
          <table:table-cell office:value-type="string" calcext:value-type="string">
            <text:p>http://upload.wikimedia.org/wikipedia/commons/d/d8/State_Flag_of_Serbia_%281882-1918%29.svg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1918_11</text:p>
          </table:table-cell>
          <table:table-cell table:number-columns-repeated="19"/>
          <table:table-cell office:value-type="string" calcext:value-type="string">
            <text:p>http://upload.wikimedia.org/wikipedia/commons/3/33/Flag_of_the_Democratic_Republic_of_Azerbaijan_%281918%29.svg</text:p>
          </table:table-cell>
          <table:table-cell table:number-columns-repeated="93"/>
          <table:table-cell office:value-type="string" calcext:value-type="string">
            <text:p>http://upload.wikimedia.org/wikipedia/commons/2/2f/Flag_of_Hungary_%281867-1918%29.svg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1918_10</text:p>
          </table:table-cell>
          <table:table-cell table:number-columns-repeated="143"/>
          <table:table-cell office:value-type="string" calcext:value-type="string">
            <text:p>http://upload.wikimedia.org/wikipedia/commons/e/e7/Cedar_flag.svg</text:p>
          </table:table-cell>
          <table:table-cell table:number-columns-repeated="13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18_09</text:p>
          </table:table-cell>
          <table:table-cell table:number-columns-repeated="19"/>
          <table:table-cell office:value-type="string" calcext:value-type="string">
            <text:p>-</text:p>
          </table:table-cell>
          <table:table-cell table:number-columns-repeated="223"/>
          <table:table-cell office:value-type="string" calcext:value-type="string">
            <text:p>-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91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6</text:p>
          </table:table-cell>
          <table:table-cell table:number-columns-repeated="212"/>
          <table:table-cell office:value-type="string" calcext:value-type="string">
            <text:p>http://upload.wikimedia.org/wikipedia/en/f/f3/Flag_of_Russia.sv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18_05</text:p>
          </table:table-cell>
          <table:table-cell table:number-columns-repeated="82"/>
          <table:table-cell office:value-type="string" calcext:value-type="string">
            <text:p>http://upload.wikimedia.org/wikipedia/commons/2/2d/Flag_of_Finland_1918_%28state%29.svg</text:p>
          </table:table-cell>
          <table:table-cell table:number-columns-repeated="203"/>
        </table:table-row>
        <table:table-row table:style-name="ro1">
          <table:table-cell office:value-type="string" calcext:value-type="string">
            <text:p>1918_04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number-columns-repeated="138"/>
          <table:table-cell office:value-type="string" calcext:value-type="string">
            <text:p>http://upload.wikimedia.org/wikipedia/commons/d/d5/Flag_of_Lithuania_Minor.svg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191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9</text:p>
          </table:table-cell>
          <table:table-cell table:number-columns-repeated="251"/>
          <table:table-cell office:value-type="string" calcext:value-type="string">
            <text:p>http://upload.wikimedia.org/wikipedia/commons/d/dd/State_Flag_of_Thailand_%281916%29.sv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91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12</text:p>
          </table:table-cell>
          <table:table-cell table:number-columns-repeated="40"/>
          <table:table-cell office:value-type="string" calcext:value-type="string">
            <text:p>-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191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9</text:p>
          </table:table-cell>
          <table:table-cell table:number-columns-repeated="172"/>
          <table:table-cell office:value-type="string" calcext:value-type="string">
            <text:p>http://upload.wikimedia.org/wikipedia/commons/c/c8/Flag_of_Mexico_%281893-1916%29.sv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191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3</text:p>
          </table:table-cell>
          <table:table-cell table:number-columns-repeated="57"/>
          <table:table-cell office:value-type="string" calcext:value-type="string">
            <text:p>http://upload.wikimedia.org/wikipedia/commons/9/9c/YuanFlag1.svg</text:p>
          </table:table-cell>
          <table:table-cell table:number-columns-repeated="228"/>
        </table:table-row>
        <table:table-row table:style-name="ro1">
          <table:table-cell office:value-type="string" calcext:value-type="string">
            <text:p>191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1</text:p>
          </table:table-cell>
          <table:table-cell table:number-columns-repeated="251"/>
          <table:table-cell office:value-type="string" calcext:value-type="string">
            <text:p>http://upload.wikimedia.org/wikipedia/commons/d/d7/Flag_of_Thailand_1855.sv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915_12</text:p>
          </table:table-cell>
          <table:table-cell table:number-columns-repeated="57"/>
          <table:table-cell office:value-type="string" calcext:value-type="string">
            <text:p>http://upload.wikimedia.org/wikipedia/commons/4/46/Flag_of_the_Republic_of_China_1912-1928.svg</text:p>
          </table:table-cell>
          <table:table-cell table:number-columns-repeated="173"/>
          <table:table-cell office:value-type="string" calcext:value-type="string">
            <text:p>http://upload.wikimedia.org/wikipedia/commons/f/f1/Flag_of_Morocco_1666_1915.svg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15_11</text:p>
          </table:table-cell>
          <table:table-cell table:number-columns-repeated="153"/>
          <table:table-cell office:value-type="string" calcext:value-type="string">
            <text:p>http://upload.wikimedia.org/wikipedia/commons/f/f1/Flag_of_Morocco_1666_1915.svg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191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12</text:p>
          </table:table-cell>
          <table:table-cell table:number-columns-repeated="76"/>
          <table:table-cell office:value-type="string" calcext:value-type="string">
            <text:p>http://upload.wikimedia.org/wikipedia/commons/1/14/Flag_of_Egypt_1826-1867_and_1881-1914.png</text:p>
          </table:table-cell>
          <table:table-cell table:number-columns-repeated="209"/>
        </table:table-row>
        <table:table-row table:style-name="ro1">
          <table:table-cell office:value-type="string" calcext:value-type="string">
            <text:p>1914_11</text:p>
          </table:table-cell>
          <table:table-cell table:number-columns-repeated="139"/>
          <table:table-cell office:value-type="string" calcext:value-type="string">
            <text:p>http://upload.wikimedia.org/wikipedia/commons/5/59/Flag_of_Kuwait_%281909-1915%29.svg</text:p>
          </table:table-cell>
          <table:table-cell table:number-columns-repeated="146"/>
        </table:table-row>
        <table:table-row table:style-name="ro1">
          <table:table-cell office:value-type="string" calcext:value-type="string">
            <text:p>191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7</text:p>
          </table:table-cell>
          <table:table-cell table:number-columns-repeated="229"/>
          <table:table-cell office:value-type="string" calcext:value-type="string">
            <text:p>http://upload.wikimedia.org/wikipedia/commons/1/11/Flag_of_Sierra_Leone_%281889-1914%29.sv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1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5</text:p>
          </table:table-cell>
          <table:table-cell table:number-columns-repeated="171"/>
          <table:table-cell office:value-type="string" calcext:value-type="string">
            <text:p>http://upload.wikimedia.org/wikipedia/commons/0/0b/Flag_of_British_Central_Africa_Protectorate.svg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191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3</text:p>
          </table:table-cell>
          <table:table-cell table:number-columns-repeated="8"/>
          <table:table-cell office:value-type="string" calcext:value-type="string">
            <text:p>http://upload.wikimedia.org/wikipedia/commons/a/a2/Flag_of_Albanian_Provisional_Government_%281912-1914%29.svg</text:p>
          </table:table-cell>
          <table:table-cell table:number-columns-repeated="277"/>
        </table:table-row>
        <table:table-row table:style-name="ro1">
          <table:table-cell office:value-type="string" calcext:value-type="string">
            <text:p>191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1</text:p>
          </table:table-cell>
          <table:table-cell table:number-columns-repeated="181"/>
          <table:table-cell office:value-type="string" calcext:value-type="string">
            <text:p>http://upload.wikimedia.org/wikipedia/commons/2/2f/Northern_Nigeria_Protectorate.jpg</text:p>
          </table:table-cell>
          <table:table-cell table:number-columns-repeated="83"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1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11</text:p>
          </table:table-cell>
          <table:table-cell table:number-columns-repeated="8"/>
          <table:table-cell office:value-type="string" calcext:value-type="string">
            <text:p>http://upload.wikimedia.org/wikipedia/commons/9/94/Flag_of_Albanian_Provisional_Government_%28Jun-Nov_1912%29.svg</text:p>
          </table:table-cell>
          <table:table-cell table:number-columns-repeated="277"/>
        </table:table-row>
        <table:table-row table:style-name="ro1">
          <table:table-cell office:value-type="string" calcext:value-type="string">
            <text:p>191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7</text:p>
          </table:table-cell>
          <table:table-cell table:number-columns-repeated="267"/>
          <table:table-cell office:value-type="string" calcext:value-type="string">
            <text:p>http://upload.wikimedia.org/wikipedia/commons/a/af/US_flag_46_stars.sv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912_06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277"/>
        </table:table-row>
        <table:table-row table:style-name="ro1">
          <table:table-cell office:value-type="string" calcext:value-type="string">
            <text:p>1912_05</text:p>
          </table:table-cell>
          <table:table-cell table:number-columns-repeated="240"/>
          <table:table-cell office:value-type="string" calcext:value-type="string">
            <text:p>http://upload.wikimedia.org/wikipedia/commons/8/8c/Flag_of_El_Salvador_%281875-1877%29.svg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191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3</text:p>
          </table:table-cell>
          <table:table-cell table:number-columns-repeated="282"/>
          <table:table-cell office:value-type="string" calcext:value-type="string">
            <text:p>http://upload.wikimedia.org/wikipedia/commons/3/39/Red_Ensign_of_South_Africa_1910-1912.s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_02</text:p>
          </table:table-cell>
          <table:table-cell table:number-columns-repeated="57"/>
          <table:table-cell office:value-type="string" calcext:value-type="string">
            <text:p>http://upload.wikimedia.org/wikipedia/commons/f/fe/China_Qing_Dynasty_Flag_1889.svg</text:p>
          </table:table-cell>
          <table:table-cell table:number-columns-repeated="228"/>
        </table:table-row>
        <table:table-row table:style-name="ro1">
          <table:table-cell office:value-type="string" calcext:value-type="string">
            <text:p>191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6</text:p>
          </table:table-cell>
          <table:table-cell table:number-columns-repeated="203"/>
          <table:table-cell office:value-type="string" calcext:value-type="string">
            <text:p>http://upload.wikimedia.org/wikipedia/commons/a/a1/Flag_Portugal_%281830%29.svg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191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10</text:p>
          </table:table-cell>
          <table:table-cell table:number-columns-repeated="32"/>
          <table:table-cell office:value-type="string" calcext:value-type="string">
            <text:p>http://upload.wikimedia.org/wikipedia/commons/d/d7/Flag_of_Bermuda_1875-1910.png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191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8</text:p>
          </table:table-cell>
          <table:table-cell table:number-columns-repeated="138"/>
          <table:table-cell office:value-type="string" calcext:value-type="string">
            <text:p>http://upload.wikimedia.org/wikipedia/commons/9/90/Flag_of_Korea_1882.svg</text:p>
          </table:table-cell>
          <table:table-cell table:number-columns-repeated="147"/>
        </table:table-row>
        <table:table-row table:style-name="ro1">
          <table:table-cell office:value-type="string" calcext:value-type="string">
            <text:p>191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5</text:p>
          </table:table-cell>
          <table:table-cell table:number-columns-repeated="28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1</text:p>
          </table:table-cell>
          <table:table-cell table:number-columns-repeated="108"/>
          <table:table-cell office:value-type="string" calcext:value-type="string">
            <text:p>http://upload.wikimedia.org/wikipedia/commons/d/dc/Flag_of_Hong_Kong_%281876-1910%29.png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190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7</text:p>
          </table:table-cell>
          <table:table-cell table:number-columns-repeated="139"/>
          <table:table-cell office:value-type="string" calcext:value-type="string">
            <text:p>http://upload.wikimedia.org/wikipedia/commons/9/94/Flag_of_Kuwait_%281899-1909%29.svg</text:p>
          </table:table-cell>
          <table:table-cell table:number-columns-repeated="146"/>
        </table:table-row>
        <table:table-row table:style-name="ro1">
          <table:table-cell office:value-type="string" calcext:value-type="string">
            <text:p>190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10</text:p>
          </table:table-cell>
          <table:table-cell table:number-columns-repeated="20"/>
          <table:table-cell office:value-type="string" calcext:value-type="string">
            <text:p>-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190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7</text:p>
          </table:table-cell>
          <table:table-cell table:number-columns-repeated="267"/>
          <table:table-cell office:value-type="string" calcext:value-type="string">
            <text:p>http://upload.wikimedia.org/wikipedia/commons/8/8e/US_flag_45_stars.sv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90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1</text:p>
          </table:table-cell>
          <table:table-cell table:number-columns-repeated="94"/>
          <table:table-cell office:value-type="string" calcext:value-type="string">
            <text:p>-</text:p>
          </table:table-cell>
          <table:table-cell table:number-columns-repeated="26"/>
          <table:table-cell office:value-type="string" calcext:value-type="string">
            <text:p>http://upload.wikimedia.org/wikipedia/commons/9/9a/Amir_Kabir_Flag.svg</text:p>
          </table:table-cell>
          <table:table-cell table:number-columns-repeated="164"/>
        </table:table-row>
        <table:table-row table:style-name="ro1">
          <table:table-cell office:value-type="string" calcext:value-type="string">
            <text:p>190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11</text:p>
          </table:table-cell>
          <table:table-cell table:number-columns-repeated="60"/>
          <table:table-cell office:value-type="string" calcext:value-type="string">
            <text:p>http://upload.wikimedia.org/wikipedia/commons/4/47/Flag_of_Costa_Rica_%281848-1906%29.svg</text:p>
          </table:table-cell>
          <table:table-cell table:number-columns-repeated="225"/>
        </table:table-row>
        <table:table-row table:style-name="ro1">
          <table:table-cell office:value-type="string" calcext:value-type="string">
            <text:p>190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8</text:p>
          </table:table-cell>
          <table:table-cell table:number-columns-repeated="169"/>
          <table:table-cell office:value-type="string" calcext:value-type="string">
            <text:p>http://upload.wikimedia.org/wikipedia/commons/e/ec/Mauritius1869.gif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190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5</text:p>
          </table:table-cell>
          <table:table-cell table:number-columns-repeated="126"/>
          <table:table-cell office:value-type="string" calcext:value-type="string">
            <text:p>http://upload.wikimedia.org/wikipedia/commons/e/ea/Flag_of_Jamaica_%281875-1906%29.svg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190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1</text:p>
          </table:table-cell>
          <table:table-cell table:number-columns-repeated="33"/>
          <table:table-cell office:value-type="string" calcext:value-type="string">
            <text:p>http://upload.wikimedia.org/wikipedia/commons/e/e7/Old_Flag_of_Brunei.svg</text:p>
          </table:table-cell>
          <table:table-cell table:number-columns-repeated="72"/>
          <table:table-cell office:value-type="string" calcext:value-type="string">
            <text:p>http://upload.wikimedia.org/wikipedia/commons/e/e3/Flag_of_British_Guiana_1875-1906.png</text:p>
          </table:table-cell>
          <table:table-cell table:number-columns-repeated="112"/>
          <table:table-cell office:value-type="string" calcext:value-type="string">
            <text:p>-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190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6</text:p>
          </table:table-cell>
          <table:table-cell table:number-columns-repeated="185"/>
          <table:table-cell office:value-type="string" calcext:value-type="string">
            <text:p>-</text:p>
          </table:table-cell>
          <table:table-cell table:number-columns-repeated="37"/>
          <table:table-cell office:value-type="string" calcext:value-type="string">
            <text:p>http://upload.wikimedia.org/wikipedia/commons/0/0d/Union_Jack_of_Sweden_and_Norway_%281844-1905%29.sv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90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3</text:p>
          </table:table-cell>
          <table:table-cell table:number-columns-repeated="272"/>
          <table:table-cell office:value-type="string" calcext:value-type="string">
            <text:p>http://upload.wikimedia.org/wikipedia/commons/0/07/Flag_of_Venezuela_%281863-1905%29.sv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0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1</text:p>
          </table:table-cell>
          <table:table-cell table:number-columns-repeated="38"/>
          <table:table-cell office:value-type="string" calcext:value-type="string">
            <text:p>http://upload.wikimedia.org/wikipedia/commons/8/86/Flag_of_the_Bahamas_%281869-1904%29.svg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1903_12</text:p>
          </table:table-cell>
          <table:table-cell table:number-columns-repeated="192"/>
          <table:table-cell office:value-type="string" calcext:value-type="string">
            <text:p>http://upload.wikimedia.org/wikipedia/commons/c/c1/Flag_of_Panama_1903.svg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190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1</text:p>
          </table:table-cell>
          <table:table-cell table:number-columns-repeated="92"/>
          <table:table-cell office:value-type="string" calcext:value-type="string">
            <text:p>http://upload.wikimedia.org/wikipedia/commons/c/cc/Flag_of_Grenada_1875-1903.gif</text:p>
          </table:table-cell>
          <table:table-cell table:number-columns-repeated="127"/>
          <table:table-cell office:value-type="string" calcext:value-type="string">
            <text:p>-</text:p>
          </table:table-cell>
          <table:table-cell table:number-columns-repeated="13"/>
          <table:table-cell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02_12</text:p>
          </table:table-cell>
          <table:table-cell table:number-columns-repeated="190"/>
          <table:table-cell office:value-type="string" calcext:value-type="string">
            <text:p>-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90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5</text:p>
          </table:table-cell>
          <table:table-cell table:number-columns-repeated="62"/>
          <table:table-cell office:value-type="string" calcext:value-type="string">
            <text:p>-</text:p>
          </table:table-cell>
          <table:table-cell table:number-columns-repeated="223"/>
        </table:table-row>
        <table:table-row table:style-name="ro1">
          <table:table-cell office:value-type="string" calcext:value-type="string">
            <text:p>190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1</text:p>
          </table:table-cell>
          <table:table-cell table:number-columns-repeated="215"/>
          <table:table-cell office:value-type="string" calcext:value-type="string">
            <text:p>http://upload.wikimedia.org/wikipedia/commons/1/17/Flag_of_the_Emirate_of_Ha%27il.svg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90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9</text:p>
          </table:table-cell>
          <table:table-cell table:number-columns-repeated="16"/>
          <table:table-cell office:value-type="string" calcext:value-type="string">
            <text:p>-</text:p>
          </table:table-cell>
          <table:table-cell table:number-columns-repeated="269"/>
        </table:table-row>
        <table:table-row table:style-name="ro1">
          <table:table-cell office:value-type="string" calcext:value-type="string">
            <text:p>190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1</text:p>
          </table:table-cell>
          <table:table-cell table:number-columns-repeated="4"/>
          <table:table-cell office:value-type="string" calcext:value-type="string">
            <text:p>http://upload.wikimedia.org/wikipedia/commons/a/a7/Flag_of_Afghanistan_%281880%E2%80%931901%29.svg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0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1</text:p>
          </table:table-cell>
          <table:table-cell table:number-columns-repeated="2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document-statistic meta:table-count="1" meta:cell-count="2487" meta:object-count="0"/>
  </office:meta>
</office:document-meta>
</file>